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7484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5272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0.6957in"/>
    </style:style>
    <style:style style:name="co14" style:family="table-column">
      <style:table-column-properties fo:break-before="auto" style:column-width="0.94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>
      <style:table-cell-properties fo:background-color="#8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00ff00"/>
    </style:style>
    <style:style style:name="ce14" style:family="table-cell" style:parent-style-name="Default" style:data-style-name="N1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5" style:family="table-cell" style:parent-style-name="Default" style:data-style-name="N60">
      <style:table-cell-properties fo:background-color="#00ff00"/>
    </style:style>
    <style:style style:name="ce16" style:family="table-cell" style:parent-style-name="Default" style:data-style-name="N117">
      <style:table-cell-properties fo:background-color="#00ff00"/>
    </style:style>
    <style:style style:name="ce17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" style:family="table-cell" style:parent-style-name="Default" style:data-style-name="N119">
      <style:table-cell-properties fo:background-color="#800000"/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Arial1"/>
    </style:style>
    <style:style style:name="ce20" style:family="table-cell" style:parent-style-name="Default" style:data-style-name="N117">
      <style:table-cell-properties fo:background-color="#800000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fo:background-color="#e6e6e6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800000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800000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00"/>
    </style:style>
    <style:style style:name="ce31" style:family="table-cell" style:parent-style-name="Default" style:data-style-name="N1">
      <style:table-cell-properties fo:background-color="#800000"/>
    </style:style>
    <style:style style:name="ce32" style:family="table-cell" style:parent-style-name="Default" style:data-style-name="N2">
      <style:table-cell-properties fo:background-color="#800000"/>
      <style:text-properties fo:color="#ffffff" fo:font-weight="normal" style:font-weight-asian="normal" style:font-weight-complex="normal"/>
    </style:style>
    <style:style style:name="ce33" style:family="table-cell" style:parent-style-name="Default" style:data-style-name="N1">
      <style:table-cell-properties fo:background-color="#c0c0c0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35" style:family="table-cell" style:parent-style-name="Default" style:data-style-name="N1">
      <style:table-cell-properties fo:background-color="#c0c0c0"/>
      <style:text-properties style:use-window-font-color="true"/>
    </style:style>
    <style:style style:name="ce36" style:family="table-cell" style:parent-style-name="Default" style:data-style-name="N120">
      <style:table-cell-properties fo:background-color="#ffff00"/>
    </style:style>
    <style:style style:name="ce37" style:family="table-cell" style:parent-style-name="Default" style:data-style-name="N60">
      <style:table-cell-properties fo:background-color="#ffff00"/>
    </style:style>
    <style:style style:name="ce38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in"/>
    </style:style>
    <style:style style:name="ce39" style:family="table-cell" style:parent-style-name="Default" style:data-style-name="N2">
      <style:table-cell-properties fo:background-color="#800000"/>
    </style:style>
    <style:style style:name="ce40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41" style:family="table-cell" style:parent-style-name="Default" style:data-style-name="N60">
      <style:table-cell-properties fo:background-color="#800000"/>
    </style:style>
    <style:style style:name="ce42" style:family="table-cell" style:parent-style-name="Default">
      <style:table-cell-properties fo:background-color="#800000"/>
      <style:text-properties fo:color="#ffffff" fo:font-weight="normal" style:font-weight-asian="normal" style:font-weight-complex="normal"/>
    </style:style>
    <style:style style:name="ce43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44" style:family="table-cell" style:parent-style-name="Default">
      <style:table-cell-properties fo:background-color="#ffff00"/>
      <style:text-properties style:use-window-font-color="true"/>
    </style:style>
    <style:style style:name="ce45" style:family="table-cell" style:parent-style-name="Default" style:data-style-name="N2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6" style:family="table-cell" style:parent-style-name="Default" style:data-style-name="N60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ackground-color="#800000"/>
    </style:style>
    <style:style style:name="ce48" style:family="table-cell" style:parent-style-name="Default">
      <style:table-cell-properties fo:background-color="#c0c0c0"/>
    </style:style>
    <style:style style:name="ce49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0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4" style:family="table-cell" style:parent-style-name="Default" style:data-style-name="N120">
      <style:table-cell-properties fo:background-color="#00ff00"/>
    </style:style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Loos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8" table:default-cell-style-name="Default"/>
        <table:table-column table:style-name="co9" table:number-columns-repeated="226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" office:value-type="float" office:value="135149">
            <text:p>135149</text:p>
          </table:table-cell>
          <table:table-cell table:style-name="ce5" office:value-type="float" office:value="1277.99">
            <text:p>1277.99</text:p>
          </table:table-cell>
          <table:table-cell table:style-name="ce5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9" office:value-type="float" office:value="23579429">
            <text:p>23579429</text:p>
          </table:table-cell>
          <table:table-cell table:style-name="ce11" table:formula="oooc:=[.E4]/[.D4]" office:value-type="float" office:value="18523.1615827553">
            <text:p>18523.16</text:p>
          </table:table-cell>
          <table:table-cell table:style-name="ce9" office:value-type="float" office:value="702">
            <text:p>702</text:p>
          </table:table-cell>
          <table:table-cell table:style-name="ce13" table:formula="oooc:=[.G4]/[.$D4]*1000" office:value-type="float" office:value="551.466256078305">
            <text:p>551</text:p>
          </table:table-cell>
          <table:table-cell table:style-name="ce15" table:formula="oooc:=[.G4]/[.E4]" office:value-type="float" office:value="0.0000297717133014544">
            <text:p>2.98E-005</text:p>
          </table:table-cell>
          <table:table-cell table:style-name="ce9" office:value-type="float" office:value="687">
            <text:p>687</text:p>
          </table:table-cell>
          <table:table-cell table:style-name="ce13" table:formula="oooc:=[.J4]/[.$D4]*1000" office:value-type="float" office:value="539.682789068085">
            <text:p>540</text:p>
          </table:table-cell>
          <table:table-cell table:style-name="ce16" table:formula="oooc:=[.J4]/[.G4]" office:value-type="float" office:value="0.978632478632479">
            <text:p>0.9786</text:p>
          </table:table-cell>
          <table:table-cell table:style-name="ce9" office:value-type="float" office:value="7">
            <text:p>7</text:p>
          </table:table-cell>
          <table:table-cell table:style-name="ce7" table:formula="oooc:=[.M4]/[.$D4]*1000" office:value-type="float" office:value="5.49895127143609">
            <text:p>5.50</text:p>
          </table:table-cell>
          <table:table-cell table:style-name="ce16" table:formula="oooc:=[.M4]/[.J4]" office:value-type="float" office:value="0.0101892285298399">
            <text:p>0.0102</text:p>
          </table:table-cell>
          <table:table-cell table:style-name="ce9" office:value-type="float" office:value="7">
            <text:p>7</text:p>
          </table:table-cell>
          <table:table-cell table:style-name="ce7" table:formula="oooc:=[.P4]/[.$D4]*1000" office:value-type="float" office:value="5.49895127143609">
            <text:p>5.50</text:p>
          </table:table-cell>
          <table:table-cell table:style-name="ce16" table:formula="oooc:=[.P4]/[.M4]" office:value-type="float" office:value="1">
            <text:p>1.0000</text:p>
          </table:table-cell>
          <table:table-cell table:style-name="ce9" office:value-type="float" office:value="7">
            <text:p>7</text:p>
          </table:table-cell>
          <table:table-cell table:style-name="ce7" table:formula="oooc:=[.S4]/[.$D4]*1000" office:value-type="float" office:value="5.49895127143609">
            <text:p>5.50</text:p>
          </table:table-cell>
          <table:table-cell table:style-name="ce16" table:formula="oooc:=[.S4]/[.P4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4]/[.$D4]*1000" office:value-type="float" office:value="1.57112893469603">
            <text:p>1.57</text:p>
          </table:table-cell>
          <table:table-cell table:style-name="ce16" table:formula="oooc:=[.V4]/[.S4]" office:value-type="float" office:value="0.285714285714286">
            <text:p>0.2857</text:p>
          </table:table-cell>
          <table:table-cell table:style-name="ce9" office:value-type="float" office:value="0">
            <text:p>0</text:p>
          </table:table-cell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175">
            <text:p>135175</text:p>
          </table:table-cell>
          <table:table-cell table:style-name="ce5" office:value-type="float" office:value="443.89">
            <text:p>443.89</text:p>
          </table:table-cell>
          <table:table-cell table:style-name="ce5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9" office:value-type="float" office:value="8250949">
            <text:p>8250949</text:p>
          </table:table-cell>
          <table:table-cell table:style-name="ce11" table:formula="oooc:=[.E5]/[.D5]" office:value-type="float" office:value="18575.4786856828">
            <text:p>18575.48</text:p>
          </table:table-cell>
          <table:table-cell table:style-name="ce9" office:value-type="float" office:value="252">
            <text:p>252</text:p>
          </table:table-cell>
          <table:table-cell table:style-name="ce13" table:formula="oooc:=[.G5]/[.$D5]*1000" office:value-type="float" office:value="567.331179576077">
            <text:p>567</text:p>
          </table:table-cell>
          <table:table-cell table:style-name="ce15" table:formula="oooc:=[.G5]/[.E5]" office:value-type="float" office:value="0.000030541941296692">
            <text:p>3.05E-005</text:p>
          </table:table-cell>
          <table:table-cell table:style-name="ce9" office:value-type="float" office:value="249">
            <text:p>249</text:p>
          </table:table-cell>
          <table:table-cell table:style-name="ce13" table:formula="oooc:=[.J5]/[.$D5]*1000" office:value-type="float" office:value="560.577236962077">
            <text:p>561</text:p>
          </table:table-cell>
          <table:table-cell table:style-name="ce16" table:formula="oooc:=[.J5]/[.G5]" office:value-type="float" office:value="0.988095238095238">
            <text:p>0.9881</text:p>
          </table:table-cell>
          <table:table-cell table:style-name="ce9" office:value-type="float" office:value="1">
            <text:p>1</text:p>
          </table:table-cell>
          <table:table-cell table:style-name="ce7" table:formula="oooc:=[.M5]/[.$D5]*1000" office:value-type="float" office:value="2.25131420466697">
            <text:p>2.25</text:p>
          </table:table-cell>
          <table:table-cell table:style-name="ce16" table:formula="oooc:=[.M5]/[.J5]" office:value-type="float" office:value="0.00401606425702811">
            <text:p>0.0040</text:p>
          </table:table-cell>
          <table:table-cell table:style-name="ce9" office:value-type="float" office:value="1">
            <text:p>1</text:p>
          </table:table-cell>
          <table:table-cell table:style-name="ce7" table:formula="oooc:=[.P5]/[.$D5]*1000" office:value-type="float" office:value="2.25131420466697">
            <text:p>2.25</text:p>
          </table:table-cell>
          <table:table-cell table:style-name="ce16" table:formula="oooc:=[.P5]/[.M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5]/[.$D5]*1000" office:value-type="float" office:value="2.25131420466697">
            <text:p>2.25</text:p>
          </table:table-cell>
          <table:table-cell table:style-name="ce16" table:formula="oooc:=[.S5]/[.P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5]/[.$D5]*1000" office:value-type="float" office:value="2.25131420466697">
            <text:p>2.25</text:p>
          </table:table-cell>
          <table:table-cell table:style-name="ce16" table:formula="oooc:=[.V5]/[.S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445">
            <text:p>135445</text:p>
          </table:table-cell>
          <table:table-cell table:style-name="ce5" office:value-type="float" office:value="1239.31">
            <text:p>1239.31</text:p>
          </table:table-cell>
          <table:table-cell table:style-name="ce5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9" office:value-type="float" office:value="26964280">
            <text:p>26964280</text:p>
          </table:table-cell>
          <table:table-cell table:style-name="ce11" table:formula="oooc:=[.E6]/[.D6]" office:value-type="float" office:value="21694.9114358931">
            <text:p>21694.91</text:p>
          </table:table-cell>
          <table:table-cell table:style-name="ce9" office:value-type="float" office:value="674">
            <text:p>674</text:p>
          </table:table-cell>
          <table:table-cell table:style-name="ce13" table:formula="oooc:=[.G6]/[.$D6]*1000" office:value-type="float" office:value="542.286695872909">
            <text:p>542</text:p>
          </table:table-cell>
          <table:table-cell table:style-name="ce15" table:formula="oooc:=[.G6]/[.E6]" office:value-type="float" office:value="0.0000249960317872385">
            <text:p>2.50E-005</text:p>
          </table:table-cell>
          <table:table-cell table:style-name="ce9" office:value-type="float" office:value="668">
            <text:p>668</text:p>
          </table:table-cell>
          <table:table-cell table:style-name="ce13" table:formula="oooc:=[.J6]/[.$D6]*1000" office:value-type="float" office:value="537.459217868105">
            <text:p>537</text:p>
          </table:table-cell>
          <table:table-cell table:style-name="ce16" table:formula="oooc:=[.J6]/[.G6]" office:value-type="float" office:value="0.991097922848665">
            <text:p>0.9911</text:p>
          </table:table-cell>
          <table:table-cell table:style-name="ce9" office:value-type="float" office:value="8">
            <text:p>8</text:p>
          </table:table-cell>
          <table:table-cell table:style-name="ce7" table:formula="oooc:=[.M6]/[.$D6]*1000" office:value-type="float" office:value="6.43663733973779">
            <text:p>6.44</text:p>
          </table:table-cell>
          <table:table-cell table:style-name="ce16" table:formula="oooc:=[.M6]/[.J6]" office:value-type="float" office:value="0.0119760479041916">
            <text:p>0.0120</text:p>
          </table:table-cell>
          <table:table-cell table:style-name="ce9" office:value-type="float" office:value="7">
            <text:p>7</text:p>
          </table:table-cell>
          <table:table-cell table:style-name="ce7" table:formula="oooc:=[.P6]/[.$D6]*1000" office:value-type="float" office:value="5.63205767227056">
            <text:p>5.63</text:p>
          </table:table-cell>
          <table:table-cell table:style-name="ce16" table:formula="oooc:=[.P6]/[.M6]" office:value-type="float" office:value="0.875">
            <text:p>0.8750</text:p>
          </table:table-cell>
          <table:table-cell table:style-name="ce9" office:value-type="float" office:value="7">
            <text:p>7</text:p>
          </table:table-cell>
          <table:table-cell table:style-name="ce7" table:formula="oooc:=[.S6]/[.$D6]*1000" office:value-type="float" office:value="5.63205767227056">
            <text:p>5.63</text:p>
          </table:table-cell>
          <table:table-cell table:style-name="ce16" table:formula="oooc:=[.S6]/[.P6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6]/[.$D6]*1000" office:value-type="float" office:value="1.60915933493445">
            <text:p>1.61</text:p>
          </table:table-cell>
          <table:table-cell table:style-name="ce16" table:formula="oooc:=[.V6]/[.S6]" office:value-type="float" office:value="0.285714285714286">
            <text:p>0.2857</text:p>
          </table:table-cell>
          <table:table-cell table:style-name="ce9" office:value-type="float" office:value="1">
            <text:p>1</text:p>
          </table:table-cell>
          <table:table-cell table:style-name="ce7" table:formula="oooc:=[.Y6]/[.$D6]*1000" office:value-type="float" office:value="0.804579667467223">
            <text:p>0.80</text:p>
          </table:table-cell>
          <table:table-cell table:style-name="ce16" table:formula="oooc:=[.Y6]/[.V6]" office:value-type="float" office:value="0.5">
            <text:p>0.5000</text:p>
          </table:table-cell>
          <table:table-cell table:style-name="ce9" office:value-type="float" office:value="0">
            <text:p>0</text:p>
          </table:table-cell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0.0000</text:p>
          </table:table-cell>
          <table:table-cell table:number-columns-repeated="226"/>
        </table:table-row>
        <table:table-row table:style-name="ro1">
          <table:table-cell table:style-name="ce2" office:value-type="float" office:value="135521">
            <text:p>135521</text:p>
          </table:table-cell>
          <table:table-cell table:style-name="ce5" office:value-type="float" office:value="580.95">
            <text:p>580.95</text:p>
          </table:table-cell>
          <table:table-cell table:style-name="ce5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9" office:value-type="float" office:value="2013140">
            <text:p>2013140</text:p>
          </table:table-cell>
          <table:table-cell table:style-name="ce11" table:formula="oooc:=[.E7]/[.D7]" office:value-type="float" office:value="3424.72674690597">
            <text:p>3424.73</text:p>
          </table:table-cell>
          <table:table-cell table:style-name="ce9" office:value-type="float" office:value="283">
            <text:p>283</text:p>
          </table:table-cell>
          <table:table-cell table:style-name="ce13" table:formula="oooc:=[.G7]/[.$D7]*1000" office:value-type="float" office:value="481.435801471526">
            <text:p>481</text:p>
          </table:table-cell>
          <table:table-cell table:style-name="ce15" table:formula="oooc:=[.G7]/[.E7]" office:value-type="float" office:value="0.000140576412966808">
            <text:p>1.41E-004</text:p>
          </table:table-cell>
          <table:table-cell table:style-name="ce9" office:value-type="float" office:value="282">
            <text:p>282</text:p>
          </table:table-cell>
          <table:table-cell table:style-name="ce13" table:formula="oooc:=[.J7]/[.$D7]*1000" office:value-type="float" office:value="479.734614893888">
            <text:p>480</text:p>
          </table:table-cell>
          <table:table-cell table:style-name="ce16" table:formula="oooc:=[.J7]/[.G7]" office:value-type="float" office:value="0.996466431095406">
            <text:p>0.9965</text:p>
          </table:table-cell>
          <table:table-cell table:style-name="ce9" office:value-type="float" office:value="3">
            <text:p>3</text:p>
          </table:table-cell>
          <table:table-cell table:style-name="ce7" table:formula="oooc:=[.M7]/[.$D7]*1000" office:value-type="float" office:value="5.10355973291371">
            <text:p>5.10</text:p>
          </table:table-cell>
          <table:table-cell table:style-name="ce16" table:formula="oooc:=[.M7]/[.J7]" office:value-type="float" office:value="0.0106382978723404">
            <text:p>0.0106</text:p>
          </table:table-cell>
          <table:table-cell table:style-name="ce9" office:value-type="float" office:value="2">
            <text:p>2</text:p>
          </table:table-cell>
          <table:table-cell table:style-name="ce7" table:formula="oooc:=[.P7]/[.$D7]*1000" office:value-type="float" office:value="3.4023731552758">
            <text:p>3.40</text:p>
          </table:table-cell>
          <table:table-cell table:style-name="ce16" table:formula="oooc:=[.P7]/[.M7]" office:value-type="float" office:value="0.666666666666667">
            <text:p>0.6667</text:p>
          </table:table-cell>
          <table:table-cell table:style-name="ce9" office:value-type="float" office:value="2">
            <text:p>2</text:p>
          </table:table-cell>
          <table:table-cell table:style-name="ce7" table:formula="oooc:=[.S7]/[.$D7]*1000" office:value-type="float" office:value="3.4023731552758">
            <text:p>3.40</text:p>
          </table:table-cell>
          <table:table-cell table:style-name="ce16" table:formula="oooc:=[.S7]/[.P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3">
            <text:p>135523</text:p>
          </table:table-cell>
          <table:table-cell table:style-name="ce5" office:value-type="float" office:value="339.33">
            <text:p>339.33</text:p>
          </table:table-cell>
          <table:table-cell table:style-name="ce5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9" office:value-type="float" office:value="1138445">
            <text:p>1138445</text:p>
          </table:table-cell>
          <table:table-cell table:style-name="ce11" table:formula="oooc:=[.E8]/[.D8]" office:value-type="float" office:value="3310.97312703583">
            <text:p>3310.97</text:p>
          </table:table-cell>
          <table:table-cell table:style-name="ce9" office:value-type="float" office:value="180">
            <text:p>180</text:p>
          </table:table-cell>
          <table:table-cell table:style-name="ce13" table:formula="oooc:=[.G8]/[.$D8]*1000" office:value-type="float" office:value="523.499302000931">
            <text:p>523</text:p>
          </table:table-cell>
          <table:table-cell table:style-name="ce15" table:formula="oooc:=[.G8]/[.E8]" office:value-type="float" office:value="0.000158110404982235">
            <text:p>1.58E-004</text:p>
          </table:table-cell>
          <table:table-cell table:style-name="ce9" office:value-type="float" office:value="179">
            <text:p>179</text:p>
          </table:table-cell>
          <table:table-cell table:style-name="ce13" table:formula="oooc:=[.J8]/[.$D8]*1000" office:value-type="float" office:value="520.59097254537">
            <text:p>521</text:p>
          </table:table-cell>
          <table:table-cell table:style-name="ce16" table:formula="oooc:=[.J8]/[.G8]" office:value-type="float" office:value="0.994444444444444">
            <text:p>0.9944</text:p>
          </table:table-cell>
          <table:table-cell table:style-name="ce9" office:value-type="float" office:value="0">
            <text:p>0</text:p>
          </table:table-cell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5">
            <text:p>135525</text:p>
          </table:table-cell>
          <table:table-cell table:style-name="ce5" office:value-type="float" office:value="698.76">
            <text:p>698.76</text:p>
          </table:table-cell>
          <table:table-cell table:style-name="ce5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9" office:value-type="float" office:value="2376332">
            <text:p>2376332</text:p>
          </table:table-cell>
          <table:table-cell table:style-name="ce11" table:formula="oooc:=[.E9]/[.D9]" office:value-type="float" office:value="3366.07622190902">
            <text:p>3366.08</text:p>
          </table:table-cell>
          <table:table-cell table:style-name="ce9" office:value-type="float" office:value="412">
            <text:p>412</text:p>
          </table:table-cell>
          <table:table-cell table:style-name="ce13" table:formula="oooc:=[.G9]/[.$D9]*1000" office:value-type="float" office:value="583.59833702804">
            <text:p>584</text:p>
          </table:table-cell>
          <table:table-cell table:style-name="ce15" table:formula="oooc:=[.G9]/[.E9]" office:value-type="float" office:value="0.000173376447398764">
            <text:p>1.73E-004</text:p>
          </table:table-cell>
          <table:table-cell table:style-name="ce9" office:value-type="float" office:value="406">
            <text:p>406</text:p>
          </table:table-cell>
          <table:table-cell table:style-name="ce13" table:formula="oooc:=[.J9]/[.$D9]*1000" office:value-type="float" office:value="575.099332119865">
            <text:p>575</text:p>
          </table:table-cell>
          <table:table-cell table:style-name="ce16" table:formula="oooc:=[.J9]/[.G9]" office:value-type="float" office:value="0.985436893203883">
            <text:p>0.9854</text:p>
          </table:table-cell>
          <table:table-cell table:style-name="ce9" office:value-type="float" office:value="3">
            <text:p>3</text:p>
          </table:table-cell>
          <table:table-cell table:style-name="ce7" table:formula="oooc:=[.M9]/[.$D9]*1000" office:value-type="float" office:value="4.24950245408767">
            <text:p>4.25</text:p>
          </table:table-cell>
          <table:table-cell table:style-name="ce16" table:formula="oooc:=[.M9]/[.J9]" office:value-type="float" office:value="0.00738916256157635">
            <text:p>0.0074</text:p>
          </table:table-cell>
          <table:table-cell table:style-name="ce9" office:value-type="float" office:value="3">
            <text:p>3</text:p>
          </table:table-cell>
          <table:table-cell table:style-name="ce7" table:formula="oooc:=[.P9]/[.$D9]*1000" office:value-type="float" office:value="4.24950245408767">
            <text:p>4.25</text:p>
          </table:table-cell>
          <table:table-cell table:style-name="ce16" table:formula="oooc:=[.P9]/[.M9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9]/[.$D9]*1000" office:value-type="float" office:value="4.24950245408767">
            <text:p>4.25</text:p>
          </table:table-cell>
          <table:table-cell table:style-name="ce16" table:formula="oooc:=[.S9]/[.P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4">
            <text:p>135534</text:p>
          </table:table-cell>
          <table:table-cell table:style-name="ce5" office:value-type="float" office:value="102.19">
            <text:p>102.19</text:p>
          </table:table-cell>
          <table:table-cell table:style-name="ce5" office:value-type="float" office:value="103.69">
            <text:p>103.69</text:p>
          </table:table-cell>
          <table:table-cell table:style-name="ce7" table:formula="oooc:=([.B10]+[.C10])/2" office:value-type="float" office:value="102.94">
            <text:p>102.94</text:p>
          </table:table-cell>
          <table:table-cell table:style-name="ce9" office:value-type="float" office:value="353289">
            <text:p>353289</text:p>
          </table:table-cell>
          <table:table-cell table:style-name="ce11" table:formula="oooc:=[.E10]/[.D10]" office:value-type="float" office:value="3431.98950845152">
            <text:p>3431.99</text:p>
          </table:table-cell>
          <table:table-cell table:style-name="ce9" office:value-type="float" office:value="43">
            <text:p>43</text:p>
          </table:table-cell>
          <table:table-cell table:style-name="ce13" table:formula="oooc:=[.G10]/[.$D10]*1000" office:value-type="float" office:value="417.719059646396">
            <text:p>418</text:p>
          </table:table-cell>
          <table:table-cell table:style-name="ce15" table:formula="oooc:=[.G10]/[.E10]" office:value-type="float" office:value="0.00012171338479262">
            <text:p>1.22E-004</text:p>
          </table:table-cell>
          <table:table-cell table:style-name="ce9" office:value-type="float" office:value="43">
            <text:p>43</text:p>
          </table:table-cell>
          <table:table-cell table:style-name="ce13" table:formula="oooc:=[.J10]/[.$D10]*1000" office:value-type="float" office:value="417.719059646396">
            <text:p>418</text:p>
          </table:table-cell>
          <table:table-cell table:style-name="ce16" table:formula="oooc:=[.J10]/[.G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0]/[.$D10]*1000" office:value-type="float" office:value="19.4287934719254">
            <text:p>19.43</text:p>
          </table:table-cell>
          <table:table-cell table:style-name="ce16" table:formula="oooc:=[.M10]/[.J10]" office:value-type="float" office:value="0.0465116279069768">
            <text:p>0.0465</text:p>
          </table:table-cell>
          <table:table-cell table:style-name="ce9" office:value-type="float" office:value="2">
            <text:p>2</text:p>
          </table:table-cell>
          <table:table-cell table:style-name="ce7" table:formula="oooc:=[.P10]/[.$D10]*1000" office:value-type="float" office:value="19.4287934719254">
            <text:p>19.43</text:p>
          </table:table-cell>
          <table:table-cell table:style-name="ce16" table:formula="oooc:=[.P10]/[.M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0]/[.$D10]*1000" office:value-type="float" office:value="19.4287934719254">
            <text:p>19.43</text:p>
          </table:table-cell>
          <table:table-cell table:style-name="ce16" table:formula="oooc:=[.S10]/[.P1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0]/[.$D10]*1000" office:value-type="float" office:value="0">
            <text:p>0.00</text:p>
          </table:table-cell>
          <table:table-cell table:style-name="ce16" table:formula="oooc:=[.V10]/[.S1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5">
            <text:p>135535</text:p>
          </table:table-cell>
          <table:table-cell table:style-name="ce5" office:value-type="float" office:value="288.28">
            <text:p>288.28</text:p>
          </table:table-cell>
          <table:table-cell table:style-name="ce5" office:value-type="float" office:value="297.23">
            <text:p>297.23</text:p>
          </table:table-cell>
          <table:table-cell table:style-name="ce7" table:formula="oooc:=([.B11]+[.C11])/2" office:value-type="float" office:value="292.755">
            <text:p>292.76</text:p>
          </table:table-cell>
          <table:table-cell table:style-name="ce9" office:value-type="float" office:value="1002560">
            <text:p>1002560</text:p>
          </table:table-cell>
          <table:table-cell table:style-name="ce11" table:formula="oooc:=[.E11]/[.D11]" office:value-type="float" office:value="3424.57003296272">
            <text:p>3424.57</text:p>
          </table:table-cell>
          <table:table-cell table:style-name="ce9" office:value-type="float" office:value="156">
            <text:p>156</text:p>
          </table:table-cell>
          <table:table-cell table:style-name="ce13" table:formula="oooc:=[.G11]/[.$D11]*1000" office:value-type="float" office:value="532.868781062663">
            <text:p>533</text:p>
          </table:table-cell>
          <table:table-cell table:style-name="ce15" table:formula="oooc:=[.G11]/[.E11]" office:value-type="float" office:value="0.000155601659751037">
            <text:p>1.56E-004</text:p>
          </table:table-cell>
          <table:table-cell table:style-name="ce9" office:value-type="float" office:value="156">
            <text:p>156</text:p>
          </table:table-cell>
          <table:table-cell table:style-name="ce13" table:formula="oooc:=[.J11]/[.$D11]*1000" office:value-type="float" office:value="532.868781062663">
            <text:p>533</text:p>
          </table:table-cell>
          <table:table-cell table:style-name="ce16" table:formula="oooc:=[.J11]/[.G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1]/[.$D11]*1000" office:value-type="float" office:value="6.83165103926492">
            <text:p>6.83</text:p>
          </table:table-cell>
          <table:table-cell table:style-name="ce16" table:formula="oooc:=[.M11]/[.J11]" office:value-type="float" office:value="0.0128205128205128">
            <text:p>0.0128</text:p>
          </table:table-cell>
          <table:table-cell table:style-name="ce9" office:value-type="float" office:value="2">
            <text:p>2</text:p>
          </table:table-cell>
          <table:table-cell table:style-name="ce7" table:formula="oooc:=[.P11]/[.$D11]*1000" office:value-type="float" office:value="6.83165103926492">
            <text:p>6.83</text:p>
          </table:table-cell>
          <table:table-cell table:style-name="ce16" table:formula="oooc:=[.P11]/[.M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1]/[.$D11]*1000" office:value-type="float" office:value="6.83165103926492">
            <text:p>6.83</text:p>
          </table:table-cell>
          <table:table-cell table:style-name="ce16" table:formula="oooc:=[.S11]/[.P1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75">
            <text:p>135575</text:p>
          </table:table-cell>
          <table:table-cell table:style-name="ce5" office:value-type="float" office:value="1403.11">
            <text:p>1403.11</text:p>
          </table:table-cell>
          <table:table-cell table:style-name="ce5" office:value-type="float" office:value="1421.35">
            <text:p>1421.35</text:p>
          </table:table-cell>
          <table:table-cell table:style-name="ce7" table:formula="oooc:=([.B12]+[.C12])/2" office:value-type="float" office:value="1412.23">
            <text:p>1412.23</text:p>
          </table:table-cell>
          <table:table-cell table:style-name="ce9" office:value-type="float" office:value="4917330">
            <text:p>4917330</text:p>
          </table:table-cell>
          <table:table-cell table:style-name="ce11" table:formula="oooc:=[.E12]/[.D12]" office:value-type="float" office:value="3481.96115363645">
            <text:p>3481.96</text:p>
          </table:table-cell>
          <table:table-cell table:style-name="ce9" office:value-type="float" office:value="725">
            <text:p>725</text:p>
          </table:table-cell>
          <table:table-cell table:style-name="ce13" table:formula="oooc:=[.G12]/[.$D12]*1000" office:value-type="float" office:value="513.372467657535">
            <text:p>513</text:p>
          </table:table-cell>
          <table:table-cell table:style-name="ce15" table:formula="oooc:=[.G12]/[.E12]" office:value-type="float" office:value="0.000147437735519072">
            <text:p>1.47E-004</text:p>
          </table:table-cell>
          <table:table-cell table:style-name="ce9" office:value-type="float" office:value="718">
            <text:p>718</text:p>
          </table:table-cell>
          <table:table-cell table:style-name="ce13" table:formula="oooc:=[.J12]/[.$D12]*1000" office:value-type="float" office:value="508.415767969807">
            <text:p>508</text:p>
          </table:table-cell>
          <table:table-cell table:style-name="ce16" table:formula="oooc:=[.J12]/[.G12]" office:value-type="float" office:value="0.990344827586207">
            <text:p>0.9903</text:p>
          </table:table-cell>
          <table:table-cell table:style-name="ce9" office:value-type="float" office:value="9">
            <text:p>9</text:p>
          </table:table-cell>
          <table:table-cell table:style-name="ce7" table:formula="oooc:=[.M12]/[.$D12]*1000" office:value-type="float" office:value="6.37289959850733">
            <text:p>6.37</text:p>
          </table:table-cell>
          <table:table-cell table:style-name="ce16" table:formula="oooc:=[.M12]/[.J12]" office:value-type="float" office:value="0.0125348189415042">
            <text:p>0.0125</text:p>
          </table:table-cell>
          <table:table-cell table:style-name="ce9" office:value-type="float" office:value="9">
            <text:p>9</text:p>
          </table:table-cell>
          <table:table-cell table:style-name="ce7" table:formula="oooc:=[.P12]/[.$D12]*1000" office:value-type="float" office:value="6.37289959850733">
            <text:p>6.37</text:p>
          </table:table-cell>
          <table:table-cell table:style-name="ce16" table:formula="oooc:=[.P12]/[.M12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2]/[.$D12]*1000" office:value-type="float" office:value="6.37289959850733">
            <text:p>6.37</text:p>
          </table:table-cell>
          <table:table-cell table:style-name="ce16" table:formula="oooc:=[.S12]/[.P1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735">
            <text:p>135735</text:p>
          </table:table-cell>
          <table:table-cell table:style-name="ce5" office:value-type="float" office:value="271.75">
            <text:p>271.75</text:p>
          </table:table-cell>
          <table:table-cell table:style-name="ce5" office:value-type="float" office:value="274.63">
            <text:p>274.63</text:p>
          </table:table-cell>
          <table:table-cell table:style-name="ce7" table:formula="oooc:=([.B13]+[.C13])/2" office:value-type="float" office:value="273.19">
            <text:p>273.19</text:p>
          </table:table-cell>
          <table:table-cell table:style-name="ce9" office:value-type="float" office:value="956941">
            <text:p>956941</text:p>
          </table:table-cell>
          <table:table-cell table:style-name="ce11" table:formula="oooc:=[.E13]/[.D13]" office:value-type="float" office:value="3502.84051392804">
            <text:p>3502.84</text:p>
          </table:table-cell>
          <table:table-cell table:style-name="ce9" office:value-type="float" office:value="142">
            <text:p>142</text:p>
          </table:table-cell>
          <table:table-cell table:style-name="ce13" table:formula="oooc:=[.G13]/[.$D13]*1000" office:value-type="float" office:value="519.784765181742">
            <text:p>520</text:p>
          </table:table-cell>
          <table:table-cell table:style-name="ce15" table:formula="oooc:=[.G13]/[.E13]" office:value-type="float" office:value="0.00014838950363711">
            <text:p>1.48E-004</text:p>
          </table:table-cell>
          <table:table-cell table:style-name="ce9" office:value-type="float" office:value="141">
            <text:p>141</text:p>
          </table:table-cell>
          <table:table-cell table:style-name="ce13" table:formula="oooc:=[.J13]/[.$D13]*1000" office:value-type="float" office:value="516.124309088912">
            <text:p>516</text:p>
          </table:table-cell>
          <table:table-cell table:style-name="ce16" table:formula="oooc:=[.J13]/[.G13]" office:value-type="float" office:value="0.992957746478873">
            <text:p>0.9930</text:p>
          </table:table-cell>
          <table:table-cell table:style-name="ce9" office:value-type="float" office:value="1">
            <text:p>1</text:p>
          </table:table-cell>
          <table:table-cell table:style-name="ce7" table:formula="oooc:=[.M13]/[.$D13]*1000" office:value-type="float" office:value="3.66045609282917">
            <text:p>3.66</text:p>
          </table:table-cell>
          <table:table-cell table:style-name="ce16" table:formula="oooc:=[.M13]/[.J13]" office:value-type="float" office:value="0.00709219858156028">
            <text:p>0.0071</text:p>
          </table:table-cell>
          <table:table-cell table:style-name="ce9" office:value-type="float" office:value="1">
            <text:p>1</text:p>
          </table:table-cell>
          <table:table-cell table:style-name="ce7" table:formula="oooc:=[.P13]/[.$D13]*1000" office:value-type="float" office:value="3.66045609282917">
            <text:p>3.66</text:p>
          </table:table-cell>
          <table:table-cell table:style-name="ce16" table:formula="oooc:=[.P13]/[.M1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3]/[.$D13]*1000" office:value-type="float" office:value="3.66045609282917">
            <text:p>3.66</text:p>
          </table:table-cell>
          <table:table-cell table:style-name="ce16" table:formula="oooc:=[.S13]/[.P1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3]/[.$D13]*1000" office:value-type="float" office:value="3.66045609282917">
            <text:p>3.66</text:p>
          </table:table-cell>
          <table:table-cell table:style-name="ce16" table:formula="oooc:=[.V13]/[.S1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3">
            <text:p>136033</text:p>
          </table:table-cell>
          <table:table-cell table:style-name="ce5" office:value-type="float" office:value="836.95">
            <text:p>836.95</text:p>
          </table:table-cell>
          <table:table-cell table:style-name="ce5" office:value-type="float" office:value="850.22">
            <text:p>850.22</text:p>
          </table:table-cell>
          <table:table-cell table:style-name="ce7" table:formula="oooc:=([.B14]+[.C14])/2" office:value-type="float" office:value="843.585">
            <text:p>843.59</text:p>
          </table:table-cell>
          <table:table-cell table:style-name="ce9" office:value-type="float" office:value="137489">
            <text:p>137489</text:p>
          </table:table-cell>
          <table:table-cell table:style-name="ce11" table:formula="oooc:=[.E14]/[.D14]" office:value-type="float" office:value="162.981797921964">
            <text:p>162.98</text:p>
          </table:table-cell>
          <table:table-cell table:style-name="ce9" office:value-type="float" office:value="445">
            <text:p>445</text:p>
          </table:table-cell>
          <table:table-cell table:style-name="ce13" table:formula="oooc:=[.G14]/[.$D14]*1000" office:value-type="float" office:value="527.510565029013">
            <text:p>528</text:p>
          </table:table-cell>
          <table:table-cell table:style-name="ce15" table:formula="oooc:=[.G14]/[.E14]" office:value-type="float" office:value="0.00323662256616893">
            <text:p>3.24E-003</text:p>
          </table:table-cell>
          <table:table-cell table:style-name="ce9" office:value-type="float" office:value="439">
            <text:p>439</text:p>
          </table:table-cell>
          <table:table-cell table:style-name="ce13" table:formula="oooc:=[.J14]/[.$D14]*1000" office:value-type="float" office:value="520.398063028622">
            <text:p>520</text:p>
          </table:table-cell>
          <table:table-cell table:style-name="ce16" table:formula="oooc:=[.J14]/[.G14]" office:value-type="float" office:value="0.986516853932584">
            <text:p>0.9865</text:p>
          </table:table-cell>
          <table:table-cell table:style-name="ce9" office:value-type="float" office:value="5">
            <text:p>5</text:p>
          </table:table-cell>
          <table:table-cell table:style-name="ce7" table:formula="oooc:=[.M14]/[.$D14]*1000" office:value-type="float" office:value="5.92708500032599">
            <text:p>5.93</text:p>
          </table:table-cell>
          <table:table-cell table:style-name="ce16" table:formula="oooc:=[.M14]/[.J14]" office:value-type="float" office:value="0.0113895216400911">
            <text:p>0.0114</text:p>
          </table:table-cell>
          <table:table-cell table:style-name="ce9" office:value-type="float" office:value="5">
            <text:p>5</text:p>
          </table:table-cell>
          <table:table-cell table:style-name="ce7" table:formula="oooc:=[.P14]/[.$D14]*1000" office:value-type="float" office:value="5.92708500032599">
            <text:p>5.93</text:p>
          </table:table-cell>
          <table:table-cell table:style-name="ce16" table:formula="oooc:=[.P14]/[.M14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4]/[.$D14]*1000" office:value-type="float" office:value="5.92708500032599">
            <text:p>5.93</text:p>
          </table:table-cell>
          <table:table-cell table:style-name="ce16" table:formula="oooc:=[.S14]/[.P1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4]/[.$D14]*1000" office:value-type="float" office:value="0">
            <text:p>0.00</text:p>
          </table:table-cell>
          <table:table-cell table:style-name="ce16" table:formula="oooc:=[.V14]/[.S1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5">
            <text:p>136035</text:p>
          </table:table-cell>
          <table:table-cell table:style-name="ce5" office:value-type="float" office:value="171.12">
            <text:p>171.12</text:p>
          </table:table-cell>
          <table:table-cell table:style-name="ce5" office:value-type="float" office:value="175.85">
            <text:p>175.85</text:p>
          </table:table-cell>
          <table:table-cell table:style-name="ce7" table:formula="oooc:=([.B15]+[.C15])/2" office:value-type="float" office:value="173.485">
            <text:p>173.49</text:p>
          </table:table-cell>
          <table:table-cell table:style-name="ce9" office:value-type="float" office:value="29102">
            <text:p>29102</text:p>
          </table:table-cell>
          <table:table-cell table:style-name="ce11" table:formula="oooc:=[.E15]/[.D15]" office:value-type="float" office:value="167.749373144652">
            <text:p>167.75</text:p>
          </table:table-cell>
          <table:table-cell table:style-name="ce9" office:value-type="float" office:value="85">
            <text:p>85</text:p>
          </table:table-cell>
          <table:table-cell table:style-name="ce13" table:formula="oooc:=[.G15]/[.$D15]*1000" office:value-type="float" office:value="489.955903968643">
            <text:p>490</text:p>
          </table:table-cell>
          <table:table-cell table:style-name="ce15" table:formula="oooc:=[.G15]/[.E15]" office:value-type="float" office:value="0.00292076145969349">
            <text:p>2.92E-003</text:p>
          </table:table-cell>
          <table:table-cell table:style-name="ce9" office:value-type="float" office:value="83">
            <text:p>83</text:p>
          </table:table-cell>
          <table:table-cell table:style-name="ce13" table:formula="oooc:=[.J15]/[.$D15]*1000" office:value-type="float" office:value="478.427529757616">
            <text:p>478</text:p>
          </table:table-cell>
          <table:table-cell table:style-name="ce16" table:formula="oooc:=[.J15]/[.G15]" office:value-type="float" office:value="0.976470588235294">
            <text:p>0.9765</text:p>
          </table:table-cell>
          <table:table-cell table:style-name="ce9" office:value-type="float" office:value="3">
            <text:p>3</text:p>
          </table:table-cell>
          <table:table-cell table:style-name="ce7" table:formula="oooc:=[.M15]/[.$D15]*1000" office:value-type="float" office:value="17.2925613165403">
            <text:p>17.29</text:p>
          </table:table-cell>
          <table:table-cell table:style-name="ce16" table:formula="oooc:=[.M15]/[.J15]" office:value-type="float" office:value="0.036144578313253">
            <text:p>0.0361</text:p>
          </table:table-cell>
          <table:table-cell table:style-name="ce9" office:value-type="float" office:value="3">
            <text:p>3</text:p>
          </table:table-cell>
          <table:table-cell table:style-name="ce7" table:formula="oooc:=[.P15]/[.$D15]*1000" office:value-type="float" office:value="17.2925613165403">
            <text:p>17.29</text:p>
          </table:table-cell>
          <table:table-cell table:style-name="ce16" table:formula="oooc:=[.P15]/[.M15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15]/[.$D15]*1000" office:value-type="float" office:value="17.2925613165403">
            <text:p>17.29</text:p>
          </table:table-cell>
          <table:table-cell table:style-name="ce16" table:formula="oooc:=[.S15]/[.P1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66">
            <text:p>136066</text:p>
          </table:table-cell>
          <table:table-cell table:style-name="ce5" office:value-type="float" office:value="1052.71">
            <text:p>1052.71</text:p>
          </table:table-cell>
          <table:table-cell table:style-name="ce5" office:value-type="float" office:value="1062.21">
            <text:p>1062.21</text:p>
          </table:table-cell>
          <table:table-cell table:style-name="ce7" table:formula="oooc:=([.B16]+[.C16])/2" office:value-type="float" office:value="1057.46">
            <text:p>1057.46</text:p>
          </table:table-cell>
          <table:table-cell table:style-name="ce9" office:value-type="float" office:value="166265">
            <text:p>166265</text:p>
          </table:table-cell>
          <table:table-cell table:style-name="ce11" table:formula="oooc:=[.E16]/[.D16]" office:value-type="float" office:value="157.23053354264">
            <text:p>157.23</text:p>
          </table:table-cell>
          <table:table-cell table:style-name="ce9" office:value-type="float" office:value="579">
            <text:p>579</text:p>
          </table:table-cell>
          <table:table-cell table:style-name="ce13" table:formula="oooc:=[.G16]/[.$D16]*1000" office:value-type="float" office:value="547.538441170352">
            <text:p>548</text:p>
          </table:table-cell>
          <table:table-cell table:style-name="ce15" table:formula="oooc:=[.G16]/[.E16]" office:value-type="float" office:value="0.00348239256608426">
            <text:p>3.48E-003</text:p>
          </table:table-cell>
          <table:table-cell table:style-name="ce9" office:value-type="float" office:value="573">
            <text:p>573</text:p>
          </table:table-cell>
          <table:table-cell table:style-name="ce13" table:formula="oooc:=[.J16]/[.$D16]*1000" office:value-type="float" office:value="541.864467686721">
            <text:p>542</text:p>
          </table:table-cell>
          <table:table-cell table:style-name="ce16" table:formula="oooc:=[.J16]/[.G16]" office:value-type="float" office:value="0.989637305699482">
            <text:p>0.9896</text:p>
          </table:table-cell>
          <table:table-cell table:style-name="ce9" office:value-type="float" office:value="9">
            <text:p>9</text:p>
          </table:table-cell>
          <table:table-cell table:style-name="ce7" table:formula="oooc:=[.M16]/[.$D16]*1000" office:value-type="float" office:value="8.51096022544588">
            <text:p>8.51</text:p>
          </table:table-cell>
          <table:table-cell table:style-name="ce16" table:formula="oooc:=[.M16]/[.J16]" office:value-type="float" office:value="0.0157068062827225">
            <text:p>0.0157</text:p>
          </table:table-cell>
          <table:table-cell table:style-name="ce9" office:value-type="float" office:value="9">
            <text:p>9</text:p>
          </table:table-cell>
          <table:table-cell table:style-name="ce7" table:formula="oooc:=[.P16]/[.$D16]*1000" office:value-type="float" office:value="8.51096022544588">
            <text:p>8.51</text:p>
          </table:table-cell>
          <table:table-cell table:style-name="ce16" table:formula="oooc:=[.P16]/[.M16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6]/[.$D16]*1000" office:value-type="float" office:value="8.51096022544588">
            <text:p>8.51</text:p>
          </table:table-cell>
          <table:table-cell table:style-name="ce16" table:formula="oooc:=[.S16]/[.P16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6]/[.$D16]*1000" office:value-type="float" office:value="0.945662247271764">
            <text:p>0.95</text:p>
          </table:table-cell>
          <table:table-cell table:style-name="ce16" table:formula="oooc:=[.V16]/[.S16]" office:value-type="float" office:value="0.111111111111111">
            <text:p>0.1111</text:p>
          </table:table-cell>
          <table:table-cell table:style-name="ce9" office:value-type="float" office:value="1">
            <text:p>1</text:p>
          </table:table-cell>
          <table:table-cell table:style-name="ce7" table:formula="oooc:=[.Y16]/[.$D16]*1000" office:value-type="float" office:value="0.945662247271764">
            <text:p>0.95</text:p>
          </table:table-cell>
          <table:table-cell table:style-name="ce16" table:formula="oooc:=[.Y16]/[.V1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0.0000</text:p>
          </table:table-cell>
          <table:table-cell table:number-columns-repeated="226"/>
        </table:table-row>
        <table:table-row table:style-name="ro1">
          <table:table-cell table:style-name="ce2" office:value-type="float" office:value="136080">
            <text:p>136080</text:p>
          </table:table-cell>
          <table:table-cell table:style-name="ce5" office:value-type="float" office:value="96.14">
            <text:p>96.14</text:p>
          </table:table-cell>
          <table:table-cell table:style-name="ce5" office:value-type="float" office:value="14.67">
            <text:p>14.67</text:p>
          </table:table-cell>
          <table:table-cell table:style-name="ce7" table:formula="oooc:=([.B17]+[.C17])/2" office:value-type="float" office:value="55.405">
            <text:p>55.41</text:p>
          </table:table-cell>
          <table:table-cell table:style-name="ce9" office:value-type="float" office:value="13718">
            <text:p>13718</text:p>
          </table:table-cell>
          <table:table-cell table:style-name="ce11" table:formula="oooc:=[.E17]/[.D17]" office:value-type="float" office:value="247.59498240231">
            <text:p>247.59</text:p>
          </table:table-cell>
          <table:table-cell table:style-name="ce9" office:value-type="float" office:value="3">
            <text:p>3</text:p>
          </table:table-cell>
          <table:table-cell table:style-name="ce13" table:formula="oooc:=[.G17]/[.$D17]*1000" office:value-type="float" office:value="54.146737659056">
            <text:p>54</text:p>
          </table:table-cell>
          <table:table-cell table:style-name="ce15" table:formula="oooc:=[.G17]/[.E17]" office:value-type="float" office:value="0.000218690771249453">
            <text:p>2.19E-004</text:p>
          </table:table-cell>
          <table:table-cell table:style-name="ce9" office:value-type="float" office:value="3">
            <text:p>3</text:p>
          </table:table-cell>
          <table:table-cell table:style-name="ce13" table:formula="oooc:=[.J17]/[.$D17]*1000" office:value-type="float" office:value="54.146737659056">
            <text:p>54</text:p>
          </table:table-cell>
          <table:table-cell table:style-name="ce16" table:formula="oooc:=[.J17]/[.G1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17]/[.$D17]*1000" office:value-type="float" office:value="0">
            <text:p>0.00</text:p>
          </table:table-cell>
          <table:table-cell table:style-name="ce16" table:formula="oooc:=[.M17]/[.J1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17]/[.$D17]*1000" office:value-type="float" office:value="0">
            <text:p>0.00</text:p>
          </table:table-cell>
          <table:table-cell table:style-name="ce16" table:formula="oooc:=[.P17]/[.M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17]/[.$D17]*1000" office:value-type="float" office:value="0">
            <text:p>0.00</text:p>
          </table:table-cell>
          <table:table-cell table:style-name="ce16" table:formula="oooc:=[.S17]/[.P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17]/[.$D17]*1000" office:value-type="float" office:value="0">
            <text:p>0.00</text:p>
          </table:table-cell>
          <table:table-cell table:style-name="ce16" table:formula="oooc:=[.V17]/[.S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17]/[.$D17]*1000" office:value-type="float" office:value="0">
            <text:p>0.00</text:p>
          </table:table-cell>
          <table:table-cell table:style-name="ce16" table:formula="oooc:=[.Y17]/[.V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2">
            <text:p>136082</text:p>
          </table:table-cell>
          <table:table-cell table:style-name="ce5" office:value-type="float" office:value="716.5">
            <text:p>716.50</text:p>
          </table:table-cell>
          <table:table-cell table:style-name="ce5" office:value-type="float" office:value="736.95">
            <text:p>736.95</text:p>
          </table:table-cell>
          <table:table-cell table:style-name="ce7" table:formula="oooc:=([.B18]+[.C18])/2" office:value-type="float" office:value="726.725">
            <text:p>726.73</text:p>
          </table:table-cell>
          <table:table-cell table:style-name="ce9" office:value-type="float" office:value="101949">
            <text:p>101949</text:p>
          </table:table-cell>
          <table:table-cell table:style-name="ce11" table:formula="oooc:=[.E18]/[.D18]" office:value-type="float" office:value="140.285527537927">
            <text:p>140.29</text:p>
          </table:table-cell>
          <table:table-cell table:style-name="ce9" office:value-type="float" office:value="408">
            <text:p>408</text:p>
          </table:table-cell>
          <table:table-cell table:style-name="ce13" table:formula="oooc:=[.G18]/[.$D18]*1000" office:value-type="float" office:value="561.422821562489">
            <text:p>561</text:p>
          </table:table-cell>
          <table:table-cell table:style-name="ce15" table:formula="oooc:=[.G18]/[.E18]" office:value-type="float" office:value="0.00400200100050025">
            <text:p>4.00E-003</text:p>
          </table:table-cell>
          <table:table-cell table:style-name="ce9" office:value-type="float" office:value="405">
            <text:p>405</text:p>
          </table:table-cell>
          <table:table-cell table:style-name="ce13" table:formula="oooc:=[.J18]/[.$D18]*1000" office:value-type="float" office:value="557.294712580412">
            <text:p>557</text:p>
          </table:table-cell>
          <table:table-cell table:style-name="ce16" table:formula="oooc:=[.J18]/[.G18]" office:value-type="float" office:value="0.992647058823529">
            <text:p>0.9926</text:p>
          </table:table-cell>
          <table:table-cell table:style-name="ce9" office:value-type="float" office:value="9">
            <text:p>9</text:p>
          </table:table-cell>
          <table:table-cell table:style-name="ce7" table:formula="oooc:=[.M18]/[.$D18]*1000" office:value-type="float" office:value="12.3843269462314">
            <text:p>12.38</text:p>
          </table:table-cell>
          <table:table-cell table:style-name="ce16" table:formula="oooc:=[.M18]/[.J18]" office:value-type="float" office:value="0.0222222222222222">
            <text:p>0.0222</text:p>
          </table:table-cell>
          <table:table-cell table:style-name="ce9" office:value-type="float" office:value="9">
            <text:p>9</text:p>
          </table:table-cell>
          <table:table-cell table:style-name="ce7" table:formula="oooc:=[.P18]/[.$D18]*1000" office:value-type="float" office:value="12.3843269462314">
            <text:p>12.38</text:p>
          </table:table-cell>
          <table:table-cell table:style-name="ce16" table:formula="oooc:=[.P18]/[.M18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8]/[.$D18]*1000" office:value-type="float" office:value="12.3843269462314">
            <text:p>12.38</text:p>
          </table:table-cell>
          <table:table-cell table:style-name="ce16" table:formula="oooc:=[.S18]/[.P1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7">
            <text:p>136087</text:p>
          </table:table-cell>
          <table:table-cell table:style-name="ce5" office:value-type="float" office:value="312.82">
            <text:p>312.82</text:p>
          </table:table-cell>
          <table:table-cell table:style-name="ce5" office:value-type="float" office:value="176.25">
            <text:p>176.25</text:p>
          </table:table-cell>
          <table:table-cell table:style-name="ce7" table:formula="oooc:=([.B19]+[.C19])/2" office:value-type="float" office:value="244.535">
            <text:p>244.54</text:p>
          </table:table-cell>
          <table:table-cell table:style-name="ce9" office:value-type="float" office:value="47942">
            <text:p>47942</text:p>
          </table:table-cell>
          <table:table-cell table:style-name="ce11" table:formula="oooc:=[.E19]/[.D19]" office:value-type="float" office:value="196.053734639213">
            <text:p>196.05</text:p>
          </table:table-cell>
          <table:table-cell table:style-name="ce9" office:value-type="float" office:value="102">
            <text:p>102</text:p>
          </table:table-cell>
          <table:table-cell table:style-name="ce13" table:formula="oooc:=[.G19]/[.$D19]*1000" office:value-type="float" office:value="417.118203938087">
            <text:p>417</text:p>
          </table:table-cell>
          <table:table-cell table:style-name="ce15" table:formula="oooc:=[.G19]/[.E19]" office:value-type="float" office:value="0.00212757081473447">
            <text:p>2.13E-003</text:p>
          </table:table-cell>
          <table:table-cell table:style-name="ce9" office:value-type="float" office:value="102">
            <text:p>102</text:p>
          </table:table-cell>
          <table:table-cell table:style-name="ce13" table:formula="oooc:=[.J19]/[.$D19]*1000" office:value-type="float" office:value="417.118203938087">
            <text:p>417</text:p>
          </table:table-cell>
          <table:table-cell table:style-name="ce16" table:formula="oooc:=[.J19]/[.G19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19]/[.$D19]*1000" office:value-type="float" office:value="4.08939415625575">
            <text:p>4.09</text:p>
          </table:table-cell>
          <table:table-cell table:style-name="ce16" table:formula="oooc:=[.M19]/[.J19]" office:value-type="float" office:value="0.00980392156862745">
            <text:p>0.0098</text:p>
          </table:table-cell>
          <table:table-cell table:style-name="ce9" office:value-type="float" office:value="1">
            <text:p>1</text:p>
          </table:table-cell>
          <table:table-cell table:style-name="ce7" table:formula="oooc:=[.P19]/[.$D19]*1000" office:value-type="float" office:value="4.08939415625575">
            <text:p>4.09</text:p>
          </table:table-cell>
          <table:table-cell table:style-name="ce16" table:formula="oooc:=[.P19]/[.M19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9]/[.$D19]*1000" office:value-type="float" office:value="4.08939415625575">
            <text:p>4.09</text:p>
          </table:table-cell>
          <table:table-cell table:style-name="ce16" table:formula="oooc:=[.S19]/[.P1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8">
            <text:p>136088</text:p>
          </table:table-cell>
          <table:table-cell table:style-name="ce5" office:value-type="float" office:value="939.36">
            <text:p>939.36</text:p>
          </table:table-cell>
          <table:table-cell table:style-name="ce5" office:value-type="float" office:value="956.19">
            <text:p>956.19</text:p>
          </table:table-cell>
          <table:table-cell table:style-name="ce7" table:formula="oooc:=([.B20]+[.C20])/2" office:value-type="float" office:value="947.775">
            <text:p>947.78</text:p>
          </table:table-cell>
          <table:table-cell table:style-name="ce9" office:value-type="float" office:value="110818">
            <text:p>110818</text:p>
          </table:table-cell>
          <table:table-cell table:style-name="ce11" table:formula="oooc:=[.E20]/[.D20]" office:value-type="float" office:value="116.924375511065">
            <text:p>116.92</text:p>
          </table:table-cell>
          <table:table-cell table:style-name="ce9" office:value-type="float" office:value="443">
            <text:p>443</text:p>
          </table:table-cell>
          <table:table-cell table:style-name="ce13" table:formula="oooc:=[.G20]/[.$D20]*1000" office:value-type="float" office:value="467.41051409881">
            <text:p>467</text:p>
          </table:table-cell>
          <table:table-cell table:style-name="ce15" table:formula="oooc:=[.G20]/[.E20]" office:value-type="float" office:value="0.0039975455250952">
            <text:p>4.00E-003</text:p>
          </table:table-cell>
          <table:table-cell table:style-name="ce9" office:value-type="float" office:value="441">
            <text:p>441</text:p>
          </table:table-cell>
          <table:table-cell table:style-name="ce13" table:formula="oooc:=[.J20]/[.$D20]*1000" office:value-type="float" office:value="465.300308617552">
            <text:p>465</text:p>
          </table:table-cell>
          <table:table-cell table:style-name="ce16" table:formula="oooc:=[.J20]/[.G20]" office:value-type="float" office:value="0.99548532731377">
            <text:p>0.9955</text:p>
          </table:table-cell>
          <table:table-cell table:style-name="ce9" office:value-type="float" office:value="3">
            <text:p>3</text:p>
          </table:table-cell>
          <table:table-cell table:style-name="ce7" table:formula="oooc:=[.M20]/[.$D20]*1000" office:value-type="float" office:value="3.16530822188811">
            <text:p>3.17</text:p>
          </table:table-cell>
          <table:table-cell table:style-name="ce16" table:formula="oooc:=[.M20]/[.J20]" office:value-type="float" office:value="0.00680272108843537">
            <text:p>0.0068</text:p>
          </table:table-cell>
          <table:table-cell table:style-name="ce9" office:value-type="float" office:value="3">
            <text:p>3</text:p>
          </table:table-cell>
          <table:table-cell table:style-name="ce7" table:formula="oooc:=[.P20]/[.$D20]*1000" office:value-type="float" office:value="3.16530822188811">
            <text:p>3.17</text:p>
          </table:table-cell>
          <table:table-cell table:style-name="ce16" table:formula="oooc:=[.P20]/[.M20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20]/[.$D20]*1000" office:value-type="float" office:value="3.16530822188811">
            <text:p>3.17</text:p>
          </table:table-cell>
          <table:table-cell table:style-name="ce16" table:formula="oooc:=[.S20]/[.P2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7">
            <text:p>136097</text:p>
          </table:table-cell>
          <table:table-cell table:style-name="ce5" office:value-type="float" office:value="368.63">
            <text:p>368.63</text:p>
          </table:table-cell>
          <table:table-cell table:style-name="ce5" office:value-type="float" office:value="376.26">
            <text:p>376.26</text:p>
          </table:table-cell>
          <table:table-cell table:style-name="ce7" table:formula="oooc:=([.B21]+[.C21])/2" office:value-type="float" office:value="372.445">
            <text:p>372.45</text:p>
          </table:table-cell>
          <table:table-cell table:style-name="ce9" office:value-type="float" office:value="38037">
            <text:p>38037</text:p>
          </table:table-cell>
          <table:table-cell table:style-name="ce11" table:formula="oooc:=[.E21]/[.D21]" office:value-type="float" office:value="102.127830954906">
            <text:p>102.13</text:p>
          </table:table-cell>
          <table:table-cell table:style-name="ce9" office:value-type="float" office:value="182">
            <text:p>182</text:p>
          </table:table-cell>
          <table:table-cell table:style-name="ce13" table:formula="oooc:=[.G21]/[.$D21]*1000" office:value-type="float" office:value="488.662755574649">
            <text:p>489</text:p>
          </table:table-cell>
          <table:table-cell table:style-name="ce15" table:formula="oooc:=[.G21]/[.E21]" office:value-type="float" office:value="0.00478481478560349">
            <text:p>4.78E-003</text:p>
          </table:table-cell>
          <table:table-cell table:style-name="ce9" office:value-type="float" office:value="180">
            <text:p>180</text:p>
          </table:table-cell>
          <table:table-cell table:style-name="ce13" table:formula="oooc:=[.J21]/[.$D21]*1000" office:value-type="float" office:value="483.292835183718">
            <text:p>483</text:p>
          </table:table-cell>
          <table:table-cell table:style-name="ce16" table:formula="oooc:=[.J21]/[.G21]" office:value-type="float" office:value="0.989010989010989">
            <text:p>0.9890</text:p>
          </table:table-cell>
          <table:table-cell table:style-name="ce9" office:value-type="float" office:value="1">
            <text:p>1</text:p>
          </table:table-cell>
          <table:table-cell table:style-name="ce7" table:formula="oooc:=[.M21]/[.$D21]*1000" office:value-type="float" office:value="2.6849601954651">
            <text:p>2.68</text:p>
          </table:table-cell>
          <table:table-cell table:style-name="ce16" table:formula="oooc:=[.M21]/[.J21]" office:value-type="float" office:value="0.00555555555555556">
            <text:p>0.0056</text:p>
          </table:table-cell>
          <table:table-cell table:style-name="ce9" office:value-type="float" office:value="1">
            <text:p>1</text:p>
          </table:table-cell>
          <table:table-cell table:style-name="ce7" table:formula="oooc:=[.P21]/[.$D21]*1000" office:value-type="float" office:value="2.6849601954651">
            <text:p>2.68</text:p>
          </table:table-cell>
          <table:table-cell table:style-name="ce16" table:formula="oooc:=[.P21]/[.M21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1]/[.$D21]*1000" office:value-type="float" office:value="2.6849601954651">
            <text:p>2.68</text:p>
          </table:table-cell>
          <table:table-cell table:style-name="ce16" table:formula="oooc:=[.S21]/[.P2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8">
            <text:p>136098</text:p>
          </table:table-cell>
          <table:table-cell table:style-name="ce5" office:value-type="float" office:value="55.92">
            <text:p>55.92</text:p>
          </table:table-cell>
          <table:table-cell table:style-name="ce5" office:value-type="float" office:value="54.21">
            <text:p>54.21</text:p>
          </table:table-cell>
          <table:table-cell table:style-name="ce7" table:formula="oooc:=([.B22]+[.C22])/2" office:value-type="float" office:value="55.065">
            <text:p>55.07</text:p>
          </table:table-cell>
          <table:table-cell table:style-name="ce9" office:value-type="float" office:value="5539">
            <text:p>5539</text:p>
          </table:table-cell>
          <table:table-cell table:style-name="ce11" table:formula="oooc:=[.E22]/[.D22]" office:value-type="float" office:value="100.590211568147">
            <text:p>100.59</text:p>
          </table:table-cell>
          <table:table-cell table:style-name="ce9" office:value-type="float" office:value="27">
            <text:p>27</text:p>
          </table:table-cell>
          <table:table-cell table:style-name="ce13" table:formula="oooc:=[.G22]/[.$D22]*1000" office:value-type="float" office:value="490.329610460365">
            <text:p>490</text:p>
          </table:table-cell>
          <table:table-cell table:style-name="ce15" table:formula="oooc:=[.G22]/[.E22]" office:value-type="float" office:value="0.00487452608774147">
            <text:p>4.87E-003</text:p>
          </table:table-cell>
          <table:table-cell table:style-name="ce9" office:value-type="float" office:value="27">
            <text:p>27</text:p>
          </table:table-cell>
          <table:table-cell table:style-name="ce13" table:formula="oooc:=[.J22]/[.$D22]*1000" office:value-type="float" office:value="490.329610460365">
            <text:p>490</text:p>
          </table:table-cell>
          <table:table-cell table:style-name="ce16" table:formula="oooc:=[.J22]/[.G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2]/[.$D22]*1000" office:value-type="float" office:value="18.1603559429765">
            <text:p>18.16</text:p>
          </table:table-cell>
          <table:table-cell table:style-name="ce16" table:formula="oooc:=[.M22]/[.J22]" office:value-type="float" office:value="0.037037037037037">
            <text:p>0.0370</text:p>
          </table:table-cell>
          <table:table-cell table:style-name="ce9" office:value-type="float" office:value="1">
            <text:p>1</text:p>
          </table:table-cell>
          <table:table-cell table:style-name="ce7" table:formula="oooc:=[.P22]/[.$D22]*1000" office:value-type="float" office:value="18.1603559429765">
            <text:p>18.16</text:p>
          </table:table-cell>
          <table:table-cell table:style-name="ce16" table:formula="oooc:=[.P22]/[.M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2]/[.$D22]*1000" office:value-type="float" office:value="18.1603559429765">
            <text:p>18.16</text:p>
          </table:table-cell>
          <table:table-cell table:style-name="ce16" table:formula="oooc:=[.S22]/[.P2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00">
            <text:p>136100</text:p>
          </table:table-cell>
          <table:table-cell table:style-name="ce5" office:value-type="float" office:value="3437.34">
            <text:p>3437.34</text:p>
          </table:table-cell>
          <table:table-cell table:style-name="ce5" office:value-type="float" office:value="3517.91">
            <text:p>3517.91</text:p>
          </table:table-cell>
          <table:table-cell table:style-name="ce7" table:formula="oooc:=([.B23]+[.C23])/2" office:value-type="float" office:value="3477.625">
            <text:p>3477.63</text:p>
          </table:table-cell>
          <table:table-cell table:style-name="ce9" office:value-type="float" office:value="469015">
            <text:p>469015</text:p>
          </table:table-cell>
          <table:table-cell table:style-name="ce11" table:formula="oooc:=[.E23]/[.D23]" office:value-type="float" office:value="134.86646777614">
            <text:p>134.87</text:p>
          </table:table-cell>
          <table:table-cell table:style-name="ce9" office:value-type="float" office:value="1897">
            <text:p>1897</text:p>
          </table:table-cell>
          <table:table-cell table:style-name="ce13" table:formula="oooc:=[.G23]/[.$D23]*1000" office:value-type="float" office:value="545.48722188275">
            <text:p>545</text:p>
          </table:table-cell>
          <table:table-cell table:style-name="ce15" table:formula="oooc:=[.G23]/[.E23]" office:value-type="float" office:value="0.00404464675969852">
            <text:p>4.04E-003</text:p>
          </table:table-cell>
          <table:table-cell table:style-name="ce9" office:value-type="float" office:value="1888">
            <text:p>1888</text:p>
          </table:table-cell>
          <table:table-cell table:style-name="ce13" table:formula="oooc:=[.J23]/[.$D23]*1000" office:value-type="float" office:value="542.899248768916">
            <text:p>543</text:p>
          </table:table-cell>
          <table:table-cell table:style-name="ce16" table:formula="oooc:=[.J23]/[.G23]" office:value-type="float" office:value="0.995255666842383">
            <text:p>0.9953</text:p>
          </table:table-cell>
          <table:table-cell table:style-name="ce9" office:value-type="float" office:value="25">
            <text:p>25</text:p>
          </table:table-cell>
          <table:table-cell table:style-name="ce7" table:formula="oooc:=[.M23]/[.$D23]*1000" office:value-type="float" office:value="7.18881420509687">
            <text:p>7.19</text:p>
          </table:table-cell>
          <table:table-cell table:style-name="ce16" table:formula="oooc:=[.M23]/[.J23]" office:value-type="float" office:value="0.0132415254237288">
            <text:p>0.0132</text:p>
          </table:table-cell>
          <table:table-cell table:style-name="ce9" office:value-type="float" office:value="22">
            <text:p>22</text:p>
          </table:table-cell>
          <table:table-cell table:style-name="ce7" table:formula="oooc:=[.P23]/[.$D23]*1000" office:value-type="float" office:value="6.32615650048524">
            <text:p>6.33</text:p>
          </table:table-cell>
          <table:table-cell table:style-name="ce16" table:formula="oooc:=[.P23]/[.M23]" office:value-type="float" office:value="0.88">
            <text:p>0.8800</text:p>
          </table:table-cell>
          <table:table-cell table:style-name="ce9" office:value-type="float" office:value="22">
            <text:p>22</text:p>
          </table:table-cell>
          <table:table-cell table:style-name="ce7" table:formula="oooc:=[.S23]/[.$D23]*1000" office:value-type="float" office:value="6.32615650048524">
            <text:p>6.33</text:p>
          </table:table-cell>
          <table:table-cell table:style-name="ce16" table:formula="oooc:=[.S23]/[.P23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V23]/[.$D23]*1000" office:value-type="float" office:value="1.43776284101937">
            <text:p>1.44</text:p>
          </table:table-cell>
          <table:table-cell table:style-name="ce16" table:formula="oooc:=[.V23]/[.S23]" office:value-type="float" office:value="0.227272727272727">
            <text:p>0.2273</text:p>
          </table:table-cell>
          <table:table-cell table:style-name="ce9" office:value-type="float" office:value="0">
            <text:p>0</text:p>
          </table:table-cell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19">
            <text:p>136119</text:p>
          </table:table-cell>
          <table:table-cell table:number-columns-repeated="2" table:style-name="ce5"/>
          <table:table-cell table:style-name="ce7" table:formula="oooc:=([.B24]+[.C24])/2" office:value-type="float" office:value="0">
            <text:p>0.00</text:p>
          </table:table-cell>
          <table:table-cell table:style-name="ce9" office:value-type="float" office:value="23474">
            <text:p>23474</text:p>
          </table:table-cell>
          <table:table-cell table:style-name="ce11" table:formula="oooc:=[.E24]/[.D24]" office:value-type="float" office:value="0">
            <text:p>#DIV/0!</text:p>
          </table:table-cell>
          <table:table-cell table:style-name="ce9" office:value-type="float" office:value="33">
            <text:p>33</text:p>
          </table:table-cell>
          <table:table-cell table:style-name="ce13" table:formula="oooc:=[.G24]/[.$D24]*1000" office:value-type="float" office:value="0">
            <text:p>#DIV/0!</text:p>
          </table:table-cell>
          <table:table-cell table:style-name="ce15" table:formula="oooc:=[.G24]/[.E24]" office:value-type="float" office:value="0.0014058106841612">
            <text:p>1.41E-003</text:p>
          </table:table-cell>
          <table:table-cell table:style-name="ce9" office:value-type="float" office:value="33">
            <text:p>33</text:p>
          </table:table-cell>
          <table:table-cell table:style-name="ce13" table:formula="oooc:=[.J24]/[.$D24]*1000" office:value-type="float" office:value="0">
            <text:p>#DIV/0!</text:p>
          </table:table-cell>
          <table:table-cell table:style-name="ce16" table:formula="oooc:=[.J24]/[.G2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4]/[.$D24]*1000" office:value-type="float" office:value="0">
            <text:p>#DIV/0!</text:p>
          </table:table-cell>
          <table:table-cell table:style-name="ce16" table:formula="oooc:=[.M24]/[.J2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4]/[.$D24]*1000" office:value-type="float" office:value="0">
            <text:p>#DIV/0!</text:p>
          </table:table-cell>
          <table:table-cell table:style-name="ce16" table:formula="oooc:=[.P24]/[.M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4]/[.$D24]*1000" office:value-type="float" office:value="0">
            <text:p>#DIV/0!</text:p>
          </table:table-cell>
          <table:table-cell table:style-name="ce16" table:formula="oooc:=[.S24]/[.P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4]/[.$D24]*1000" office:value-type="float" office:value="0">
            <text:p>#DIV/0!</text:p>
          </table:table-cell>
          <table:table-cell table:style-name="ce16" table:formula="oooc:=[.V24]/[.S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4]/[.$D24]*1000" office:value-type="float" office:value="0">
            <text:p>#DIV/0!</text:p>
          </table:table-cell>
          <table:table-cell table:style-name="ce16" table:formula="oooc:=[.Y24]/[.V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4]/[.$D24]*1000" office:value-type="float" office:value="0">
            <text:p>#DIV/0!</text:p>
          </table:table-cell>
          <table:table-cell table:style-name="ce16" table:formula="oooc:=[.AB24]/[.Y2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4])" office:value-type="float" office:value="14633.05">
            <text:p>14633.05</text:p>
          </table:table-cell>
          <table:table-cell table:style-name="ce6" table:formula="oooc:=SUM([.C4:.C24])" office:value-type="float" office:value="14632.73">
            <text:p>14632.73</text:p>
          </table:table-cell>
          <table:table-cell table:style-name="ce6" table:formula="oooc:=([.B25]+[.C25])/2" office:value-type="float" office:value="14632.89">
            <text:p>14632.89</text:p>
          </table:table-cell>
          <table:table-cell table:style-name="ce10" table:formula="oooc:=SUM([.E4:.E24])" office:value-type="float" office:value="72696043">
            <text:p>72696043</text:p>
          </table:table-cell>
          <table:table-cell table:style-name="ce12" table:formula="oooc:=[.E25]/[.D25]" office:value-type="float" office:value="4967.98944022678">
            <text:p>4967.99</text:p>
          </table:table-cell>
          <table:table-cell table:style-name="ce10" table:formula="oooc:=SUM([.G4:.G24])" office:value-type="float" office:value="7773">
            <text:p>7773</text:p>
          </table:table-cell>
          <table:table-cell table:style-name="ce14" table:formula="oooc:=[.G25]/[.$D25]*1000" office:value-type="float" office:value="531.200603571817">
            <text:p>531</text:p>
          </table:table-cell>
          <table:table-cell table:style-name="ce12" table:formula="oooc:=[.G25]/[.E25]" office:value-type="float" office:value="0.000106924664386478">
            <text:p>0</text:p>
          </table:table-cell>
          <table:table-cell table:style-name="ce10" table:formula="oooc:=SUM([.J4:.J24])" office:value-type="float" office:value="7703">
            <text:p>7703</text:p>
          </table:table-cell>
          <table:table-cell table:style-name="ce14" table:formula="oooc:=[.J25]/[.$D25]*1000" office:value-type="float" office:value="526.416859554059">
            <text:p>526</text:p>
          </table:table-cell>
          <table:table-cell table:style-name="ce17" table:formula="oooc:=[.J25]/[.G25]" office:value-type="float" office:value="0.990994468030361">
            <text:p>0.9910</text:p>
          </table:table-cell>
          <table:table-cell table:style-name="ce10" table:formula="oooc:=SUM([.M4:.M24])" office:value-type="float" office:value="93">
            <text:p>93</text:p>
          </table:table-cell>
          <table:table-cell table:style-name="ce6" table:formula="oooc:=[.M25]/[.$D25]*1000" office:value-type="float" office:value="6.35554562359179">
            <text:p>6.36</text:p>
          </table:table-cell>
          <table:table-cell table:style-name="ce20" table:formula="oooc:=[.M25]/[.J25]" office:value-type="float" office:value="0.0120732182266649">
            <text:p>0.0121</text:p>
          </table:table-cell>
          <table:table-cell table:style-name="ce10" table:formula="oooc:=SUM([.P4:.P24])" office:value-type="float" office:value="88">
            <text:p>88</text:p>
          </table:table-cell>
          <table:table-cell table:style-name="ce6" table:formula="oooc:=[.P25]/[.$D25]*1000" office:value-type="float" office:value="6.01384962232341">
            <text:p>6.01</text:p>
          </table:table-cell>
          <table:table-cell table:style-name="ce20" table:formula="oooc:=[.P25]/[.M25]" office:value-type="float" office:value="0.946236559139785">
            <text:p>0.9462</text:p>
          </table:table-cell>
          <table:table-cell table:style-name="ce10" table:formula="oooc:=SUM([.S4:.S24])" office:value-type="float" office:value="88">
            <text:p>88</text:p>
          </table:table-cell>
          <table:table-cell table:style-name="ce6" table:formula="oooc:=[.S25]/[.$D25]*1000" office:value-type="float" office:value="6.01384962232341">
            <text:p>6.01</text:p>
          </table:table-cell>
          <table:table-cell table:style-name="ce20" table:formula="oooc:=[.S25]/[.P25]" office:value-type="float" office:value="1">
            <text:p>1.0000</text:p>
          </table:table-cell>
          <table:table-cell table:style-name="ce10" table:formula="oooc:=SUM([.V4:.V24])" office:value-type="float" office:value="12">
            <text:p>12</text:p>
          </table:table-cell>
          <table:table-cell table:style-name="ce6" table:formula="oooc:=[.V25]/[.$D25]*1000" office:value-type="float" office:value="0.820070403044101">
            <text:p>0.82</text:p>
          </table:table-cell>
          <table:table-cell table:style-name="ce20" table:formula="oooc:=[.V25]/[.S25]" office:value-type="float" office:value="0.136363636363636">
            <text:p>0.1364</text:p>
          </table:table-cell>
          <table:table-cell table:style-name="ce10" table:formula="oooc:=SUM([.Y4:.Y24])" office:value-type="float" office:value="2">
            <text:p>2</text:p>
          </table:table-cell>
          <table:table-cell table:style-name="ce6" table:formula="oooc:=[.Y25]/[.$D25]*1000" office:value-type="float" office:value="0.13667840050735">
            <text:p>0.14</text:p>
          </table:table-cell>
          <table:table-cell table:style-name="ce20" table:formula="oooc:=[.Y25]/[.V25]" office:value-type="float" office:value="0.166666666666667">
            <text:p>0.1667</text:p>
          </table:table-cell>
          <table:table-cell table:style-name="ce10" table:formula="oooc:=SUM([.AB4:.AB24])" office:value-type="float" office:value="0">
            <text:p>0</text:p>
          </table:table-cell>
          <table:table-cell table:style-name="ce6" table:formula="oooc:=[.AB25]/[.$D25]*1000" office:value-type="float" office:value="0">
            <text:p>0.00</text:p>
          </table:table-cell>
          <table:table-cell table:style-name="ce20" table:formula="oooc:=[.AB25]/[.Y25]" office:value-type="float" office:value="0">
            <text:p>0.0000</text:p>
          </table:table-cell>
          <table:table-cell table:style-name="ce21" table:number-columns-repeated="226"/>
        </table:table-row>
        <table:table-row table:style-name="ro1">
          <table:table-cell table:number-columns-repeated="11"/>
          <table:table-cell table:style-name="ce18" table:formula="oooc:=SQRT([.L25]*(1-[.L25])/[.G25])" office:value-type="float" office:value="0.00107150935574288">
            <text:p>±0.0011</text:p>
          </table:table-cell>
          <table:table-cell table:number-columns-repeated="2"/>
          <table:table-cell table:style-name="ce18" table:formula="oooc:=SQRT([.O25]*(1-[.O25])/[.J25])" office:value-type="float" office:value="0.00124435402203128">
            <text:p>±0.0012</text:p>
          </table:table-cell>
          <table:table-cell table:number-columns-repeated="2"/>
          <table:table-cell table:style-name="ce18" table:formula="oooc:=SQRT([.R25]*(1-[.R25])/[.M25])" office:value-type="float" office:value="0.0233884755388882">
            <text:p>±0.0234</text:p>
          </table:table-cell>
          <table:table-cell table:number-columns-repeated="2"/>
          <table:table-cell table:style-name="ce18" table:formula="oooc:=SQRT([.U25]*(1-[.U25])/[.P25])" office:value-type="float" office:value="0">
            <text:p>±0.0000</text:p>
          </table:table-cell>
          <table:table-cell table:number-columns-repeated="2"/>
          <table:table-cell table:style-name="ce18" table:formula="oooc:=SQRT([.X25]*(1-[.X25])/[.S25])" office:value-type="float" office:value="0.0365825024992268">
            <text:p>±0.0366</text:p>
          </table:table-cell>
          <table:table-cell table:number-columns-repeated="2"/>
          <table:table-cell table:style-name="ce18" table:formula="oooc:=SQRT([.AA25]*(1-[.AA25])/[.V25])" office:value-type="float" office:value="0.107582870727984">
            <text:p>±0.1076</text:p>
          </table:table-cell>
          <table:table-cell table:number-columns-repeated="2"/>
          <table:table-cell table:style-name="ce18" table:formula="oooc:=SQRT([.AD25]*(1-[.AD25])/[.Y25])" office:value-type="float" office:value="0">
            <text:p>±0.0000</text:p>
          </table:table-cell>
          <table:table-cell table:number-columns-repeated="22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11"/>
          <table:table-cell table:style-name="ce19"/>
          <table:table-cell table:number-columns-repeated="244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gh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2" table:formula="oooc:=[Loose.A4]" office:value-type="float" office:value="135149">
            <text:p>135149</text:p>
          </table:table-cell>
          <table:table-cell table:style-name="ce23" table:formula="oooc:=[Loose.B4]" office:value-type="float" office:value="1277.99">
            <text:p>1277.99</text:p>
          </table:table-cell>
          <table:table-cell table:style-name="ce23" table:formula="oooc:=[Loose.C4]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24" table:formula="oooc:=[Loose.E4]" office:value-type="float" office:value="23579429">
            <text:p>23579429</text:p>
          </table:table-cell>
          <table:table-cell table:style-name="ce11" table:formula="oooc:=[.E4]/[.D4]" office:value-type="float" office:value="18523.1615827553">
            <text:p>18523.16</text:p>
          </table:table-cell>
          <table:table-cell table:style-name="ce24" table:formula="oooc:=[Loose.G4]" office:value-type="float" office:value="702">
            <text:p>702</text:p>
          </table:table-cell>
          <table:table-cell table:style-name="ce13" table:formula="oooc:=[.G4]/[.$D4]*1000" office:value-type="float" office:value="551.466256078305">
            <text:p>551</text:p>
          </table:table-cell>
          <table:table-cell table:style-name="ce15" table:formula="oooc:=[.G4]/[.E4]" office:value-type="float" office:value="0.0000297717133014544">
            <text:p>2.98E-005</text:p>
          </table:table-cell>
          <table:table-cell table:style-name="ce24" table:formula="oooc:=[Loose.J4]" office:value-type="float" office:value="687">
            <text:p>687</text:p>
          </table:table-cell>
          <table:table-cell table:style-name="ce13" table:formula="oooc:=[.J4]/[.$D4]*1000" office:value-type="float" office:value="539.682789068085">
            <text:p>540</text:p>
          </table:table-cell>
          <table:table-cell table:style-name="ce16" table:formula="oooc:=[.J4]/[.G4]" office:value-type="float" office:value="0.978632478632479">
            <text:p>0.9786</text:p>
          </table:table-cell>
          <table:table-cell table:style-name="ce9" office:value-type="float" office:value="5">
            <text:p>5</text:p>
          </table:table-cell>
          <table:table-cell table:style-name="ce7" table:formula="oooc:=[.M4]/[.$D4]*1000" office:value-type="float" office:value="3.92782233674006">
            <text:p>3.93</text:p>
          </table:table-cell>
          <table:table-cell table:style-name="ce16" table:formula="oooc:=[.M4]/[.J4]" office:value-type="float" office:value="0.00727802037845706">
            <text:p>0.0073</text:p>
          </table:table-cell>
          <table:table-cell table:style-name="ce9" office:value-type="float" office:value="5">
            <text:p>5</text:p>
          </table:table-cell>
          <table:table-cell table:style-name="ce7" table:formula="oooc:=[.P4]/[.$D4]*1000" office:value-type="float" office:value="3.92782233674006">
            <text:p>3.93</text:p>
          </table:table-cell>
          <table:table-cell table:style-name="ce16" table:formula="oooc:=[.P4]/[.M4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4]/[.$D4]*1000" office:value-type="float" office:value="3.92782233674006">
            <text:p>3.93</text:p>
          </table:table-cell>
          <table:table-cell table:style-name="ce16" table:formula="oooc:=[.S4]/[.P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4]/[.$D4]*1000" office:value-type="float" office:value="0.785564467348013">
            <text:p>0.79</text:p>
          </table:table-cell>
          <table:table-cell table:style-name="ce16" table:formula="oooc:=[.V4]/[.S4]" office:value-type="float" office:value="0.2">
            <text:p>0.2000</text:p>
          </table:table-cell>
          <table:table-cell table:style-name="ce9" office:value-type="float" office:value="0">
            <text:p>0</text:p>
          </table:table-cell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4]/[.$D4]*1000" office:value-type="float" office:value="0">
            <text:p>0.00</text:p>
          </table:table-cell>
          <table:table-cell table:style-name="ce16" table:formula="oooc:=[.AE4]/[.AB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5]" office:value-type="float" office:value="135175">
            <text:p>135175</text:p>
          </table:table-cell>
          <table:table-cell table:style-name="ce23" table:formula="oooc:=[Loose.B5]" office:value-type="float" office:value="443.89">
            <text:p>443.89</text:p>
          </table:table-cell>
          <table:table-cell table:style-name="ce23" table:formula="oooc:=[Loose.C5]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24" table:formula="oooc:=[Loose.E5]" office:value-type="float" office:value="8250949">
            <text:p>8250949</text:p>
          </table:table-cell>
          <table:table-cell table:style-name="ce11" table:formula="oooc:=[.E5]/[.D5]" office:value-type="float" office:value="18575.4786856828">
            <text:p>18575.48</text:p>
          </table:table-cell>
          <table:table-cell table:style-name="ce24" table:formula="oooc:=[Loose.G5]" office:value-type="float" office:value="252">
            <text:p>252</text:p>
          </table:table-cell>
          <table:table-cell table:style-name="ce13" table:formula="oooc:=[.G5]/[.$D5]*1000" office:value-type="float" office:value="567.331179576077">
            <text:p>567</text:p>
          </table:table-cell>
          <table:table-cell table:style-name="ce15" table:formula="oooc:=[.G5]/[.E5]" office:value-type="float" office:value="0.000030541941296692">
            <text:p>3.05E-005</text:p>
          </table:table-cell>
          <table:table-cell table:style-name="ce24" table:formula="oooc:=[Loose.J5]" office:value-type="float" office:value="249">
            <text:p>249</text:p>
          </table:table-cell>
          <table:table-cell table:style-name="ce13" table:formula="oooc:=[.J5]/[.$D5]*1000" office:value-type="float" office:value="560.577236962077">
            <text:p>561</text:p>
          </table:table-cell>
          <table:table-cell table:style-name="ce16" table:formula="oooc:=[.J5]/[.G5]" office:value-type="float" office:value="0.988095238095238">
            <text:p>0.9881</text:p>
          </table:table-cell>
          <table:table-cell table:style-name="ce9" office:value-type="float" office:value="1">
            <text:p>1</text:p>
          </table:table-cell>
          <table:table-cell table:style-name="ce7" table:formula="oooc:=[.M5]/[.$D5]*1000" office:value-type="float" office:value="2.25131420466697">
            <text:p>2.25</text:p>
          </table:table-cell>
          <table:table-cell table:style-name="ce16" table:formula="oooc:=[.M5]/[.J5]" office:value-type="float" office:value="0.00401606425702811">
            <text:p>0.0040</text:p>
          </table:table-cell>
          <table:table-cell table:style-name="ce9" office:value-type="float" office:value="1">
            <text:p>1</text:p>
          </table:table-cell>
          <table:table-cell table:style-name="ce7" table:formula="oooc:=[.P5]/[.$D5]*1000" office:value-type="float" office:value="2.25131420466697">
            <text:p>2.25</text:p>
          </table:table-cell>
          <table:table-cell table:style-name="ce16" table:formula="oooc:=[.P5]/[.M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5]/[.$D5]*1000" office:value-type="float" office:value="2.25131420466697">
            <text:p>2.25</text:p>
          </table:table-cell>
          <table:table-cell table:style-name="ce16" table:formula="oooc:=[.S5]/[.P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5]/[.$D5]*1000" office:value-type="float" office:value="2.25131420466697">
            <text:p>2.25</text:p>
          </table:table-cell>
          <table:table-cell table:style-name="ce16" table:formula="oooc:=[.V5]/[.S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5]/[.$D5]*1000" office:value-type="float" office:value="0">
            <text:p>0.00</text:p>
          </table:table-cell>
          <table:table-cell table:style-name="ce16" table:formula="oooc:=[.AE5]/[.AB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6]" office:value-type="float" office:value="135445">
            <text:p>135445</text:p>
          </table:table-cell>
          <table:table-cell table:style-name="ce23" table:formula="oooc:=[Loose.B6]" office:value-type="float" office:value="1239.31">
            <text:p>1239.31</text:p>
          </table:table-cell>
          <table:table-cell table:style-name="ce23" table:formula="oooc:=[Loose.C6]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24" table:formula="oooc:=[Loose.E6]" office:value-type="float" office:value="26964280">
            <text:p>26964280</text:p>
          </table:table-cell>
          <table:table-cell table:style-name="ce11" table:formula="oooc:=[.E6]/[.D6]" office:value-type="float" office:value="21694.9114358931">
            <text:p>21694.91</text:p>
          </table:table-cell>
          <table:table-cell table:style-name="ce24" table:formula="oooc:=[Loose.G6]" office:value-type="float" office:value="674">
            <text:p>674</text:p>
          </table:table-cell>
          <table:table-cell table:style-name="ce13" table:formula="oooc:=[.G6]/[.$D6]*1000" office:value-type="float" office:value="542.286695872909">
            <text:p>542</text:p>
          </table:table-cell>
          <table:table-cell table:style-name="ce15" table:formula="oooc:=[.G6]/[.E6]" office:value-type="float" office:value="0.0000249960317872385">
            <text:p>2.50E-005</text:p>
          </table:table-cell>
          <table:table-cell table:style-name="ce24" table:formula="oooc:=[Loose.J6]" office:value-type="float" office:value="668">
            <text:p>668</text:p>
          </table:table-cell>
          <table:table-cell table:style-name="ce13" table:formula="oooc:=[.J6]/[.$D6]*1000" office:value-type="float" office:value="537.459217868105">
            <text:p>537</text:p>
          </table:table-cell>
          <table:table-cell table:style-name="ce16" table:formula="oooc:=[.J6]/[.G6]" office:value-type="float" office:value="0.991097922848665">
            <text:p>0.9911</text:p>
          </table:table-cell>
          <table:table-cell table:style-name="ce9" office:value-type="float" office:value="6">
            <text:p>6</text:p>
          </table:table-cell>
          <table:table-cell table:style-name="ce7" table:formula="oooc:=[.M6]/[.$D6]*1000" office:value-type="float" office:value="4.82747800480334">
            <text:p>4.83</text:p>
          </table:table-cell>
          <table:table-cell table:style-name="ce16" table:formula="oooc:=[.M6]/[.J6]" office:value-type="float" office:value="0.00898203592814371">
            <text:p>0.0090</text:p>
          </table:table-cell>
          <table:table-cell table:style-name="ce9" office:value-type="float" office:value="5">
            <text:p>5</text:p>
          </table:table-cell>
          <table:table-cell table:style-name="ce7" table:formula="oooc:=[.P6]/[.$D6]*1000" office:value-type="float" office:value="4.02289833733612">
            <text:p>4.02</text:p>
          </table:table-cell>
          <table:table-cell table:style-name="ce16" table:formula="oooc:=[.P6]/[.M6]" office:value-type="float" office:value="0.833333333333333">
            <text:p>0.8333</text:p>
          </table:table-cell>
          <table:table-cell table:style-name="ce9" office:value-type="float" office:value="5">
            <text:p>5</text:p>
          </table:table-cell>
          <table:table-cell table:style-name="ce7" table:formula="oooc:=[.S6]/[.$D6]*1000" office:value-type="float" office:value="4.02289833733612">
            <text:p>4.02</text:p>
          </table:table-cell>
          <table:table-cell table:style-name="ce16" table:formula="oooc:=[.S6]/[.P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6]/[.$D6]*1000" office:value-type="float" office:value="0">
            <text:p>0.00</text:p>
          </table:table-cell>
          <table:table-cell table:style-name="ce16" table:formula="oooc:=[.V6]/[.S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6]/[.$D6]*1000" office:value-type="float" office:value="0">
            <text:p>0.00</text:p>
          </table:table-cell>
          <table:table-cell table:style-name="ce16" table:formula="oooc:=[.Y6]/[.V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6]/[.$D6]*1000" office:value-type="float" office:value="0">
            <text:p>0.00</text:p>
          </table:table-cell>
          <table:table-cell table:style-name="ce16" table:formula="oooc:=[.AE6]/[.AB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7]" office:value-type="float" office:value="135521">
            <text:p>135521</text:p>
          </table:table-cell>
          <table:table-cell table:style-name="ce23" table:formula="oooc:=[Loose.B7]" office:value-type="float" office:value="580.95">
            <text:p>580.95</text:p>
          </table:table-cell>
          <table:table-cell table:style-name="ce23" table:formula="oooc:=[Loose.C7]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24" table:formula="oooc:=[Loose.E7]" office:value-type="float" office:value="2013140">
            <text:p>2013140</text:p>
          </table:table-cell>
          <table:table-cell table:style-name="ce11" table:formula="oooc:=[.E7]/[.D7]" office:value-type="float" office:value="3424.72674690597">
            <text:p>3424.73</text:p>
          </table:table-cell>
          <table:table-cell table:style-name="ce24" table:formula="oooc:=[Loose.G7]" office:value-type="float" office:value="283">
            <text:p>283</text:p>
          </table:table-cell>
          <table:table-cell table:style-name="ce13" table:formula="oooc:=[.G7]/[.$D7]*1000" office:value-type="float" office:value="481.435801471526">
            <text:p>481</text:p>
          </table:table-cell>
          <table:table-cell table:style-name="ce15" table:formula="oooc:=[.G7]/[.E7]" office:value-type="float" office:value="0.000140576412966808">
            <text:p>1.41E-004</text:p>
          </table:table-cell>
          <table:table-cell table:style-name="ce24" table:formula="oooc:=[Loose.J7]" office:value-type="float" office:value="282">
            <text:p>282</text:p>
          </table:table-cell>
          <table:table-cell table:style-name="ce13" table:formula="oooc:=[.J7]/[.$D7]*1000" office:value-type="float" office:value="479.734614893888">
            <text:p>480</text:p>
          </table:table-cell>
          <table:table-cell table:style-name="ce16" table:formula="oooc:=[.J7]/[.G7]" office:value-type="float" office:value="0.996466431095406">
            <text:p>0.9965</text:p>
          </table:table-cell>
          <table:table-cell table:style-name="ce9" office:value-type="float" office:value="3">
            <text:p>3</text:p>
          </table:table-cell>
          <table:table-cell table:style-name="ce7" table:formula="oooc:=[.M7]/[.$D7]*1000" office:value-type="float" office:value="5.10355973291371">
            <text:p>5.10</text:p>
          </table:table-cell>
          <table:table-cell table:style-name="ce16" table:formula="oooc:=[.M7]/[.J7]" office:value-type="float" office:value="0.0106382978723404">
            <text:p>0.0106</text:p>
          </table:table-cell>
          <table:table-cell table:style-name="ce9" office:value-type="float" office:value="2">
            <text:p>2</text:p>
          </table:table-cell>
          <table:table-cell table:style-name="ce7" table:formula="oooc:=[.P7]/[.$D7]*1000" office:value-type="float" office:value="3.4023731552758">
            <text:p>3.40</text:p>
          </table:table-cell>
          <table:table-cell table:style-name="ce16" table:formula="oooc:=[.P7]/[.M7]" office:value-type="float" office:value="0.666666666666667">
            <text:p>0.6667</text:p>
          </table:table-cell>
          <table:table-cell table:style-name="ce9" office:value-type="float" office:value="2">
            <text:p>2</text:p>
          </table:table-cell>
          <table:table-cell table:style-name="ce7" table:formula="oooc:=[.S7]/[.$D7]*1000" office:value-type="float" office:value="3.4023731552758">
            <text:p>3.40</text:p>
          </table:table-cell>
          <table:table-cell table:style-name="ce16" table:formula="oooc:=[.S7]/[.P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7]/[.$D7]*1000" office:value-type="float" office:value="0">
            <text:p>0.00</text:p>
          </table:table-cell>
          <table:table-cell table:style-name="ce16" table:formula="oooc:=[.AE7]/[.AB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8]" office:value-type="float" office:value="135523">
            <text:p>135523</text:p>
          </table:table-cell>
          <table:table-cell table:style-name="ce23" table:formula="oooc:=[Loose.B8]" office:value-type="float" office:value="339.33">
            <text:p>339.33</text:p>
          </table:table-cell>
          <table:table-cell table:style-name="ce23" table:formula="oooc:=[Loose.C8]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24" table:formula="oooc:=[Loose.E8]" office:value-type="float" office:value="1138445">
            <text:p>1138445</text:p>
          </table:table-cell>
          <table:table-cell table:style-name="ce11" table:formula="oooc:=[.E8]/[.D8]" office:value-type="float" office:value="3310.97312703583">
            <text:p>3310.97</text:p>
          </table:table-cell>
          <table:table-cell table:style-name="ce24" table:formula="oooc:=[Loose.G8]" office:value-type="float" office:value="180">
            <text:p>180</text:p>
          </table:table-cell>
          <table:table-cell table:style-name="ce13" table:formula="oooc:=[.G8]/[.$D8]*1000" office:value-type="float" office:value="523.499302000931">
            <text:p>523</text:p>
          </table:table-cell>
          <table:table-cell table:style-name="ce15" table:formula="oooc:=[.G8]/[.E8]" office:value-type="float" office:value="0.000158110404982235">
            <text:p>1.58E-004</text:p>
          </table:table-cell>
          <table:table-cell table:style-name="ce24" table:formula="oooc:=[Loose.J8]" office:value-type="float" office:value="179">
            <text:p>179</text:p>
          </table:table-cell>
          <table:table-cell table:style-name="ce13" table:formula="oooc:=[.J8]/[.$D8]*1000" office:value-type="float" office:value="520.59097254537">
            <text:p>521</text:p>
          </table:table-cell>
          <table:table-cell table:style-name="ce16" table:formula="oooc:=[.J8]/[.G8]" office:value-type="float" office:value="0.994444444444444">
            <text:p>0.9944</text:p>
          </table:table-cell>
          <table:table-cell table:style-name="ce9" office:value-type="float" office:value="0">
            <text:p>0</text:p>
          </table:table-cell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8]/[.$D8]*1000" office:value-type="float" office:value="0">
            <text:p>0.00</text:p>
          </table:table-cell>
          <table:table-cell table:style-name="ce16" table:formula="oooc:=[.AE8]/[.AB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9]" office:value-type="float" office:value="135525">
            <text:p>135525</text:p>
          </table:table-cell>
          <table:table-cell table:style-name="ce23" table:formula="oooc:=[Loose.B9]" office:value-type="float" office:value="698.76">
            <text:p>698.76</text:p>
          </table:table-cell>
          <table:table-cell table:style-name="ce23" table:formula="oooc:=[Loose.C9]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24" table:formula="oooc:=[Loose.E9]" office:value-type="float" office:value="2376332">
            <text:p>2376332</text:p>
          </table:table-cell>
          <table:table-cell table:style-name="ce11" table:formula="oooc:=[.E9]/[.D9]" office:value-type="float" office:value="3366.07622190902">
            <text:p>3366.08</text:p>
          </table:table-cell>
          <table:table-cell table:style-name="ce24" table:formula="oooc:=[Loose.G9]" office:value-type="float" office:value="412">
            <text:p>412</text:p>
          </table:table-cell>
          <table:table-cell table:style-name="ce13" table:formula="oooc:=[.G9]/[.$D9]*1000" office:value-type="float" office:value="583.59833702804">
            <text:p>584</text:p>
          </table:table-cell>
          <table:table-cell table:style-name="ce15" table:formula="oooc:=[.G9]/[.E9]" office:value-type="float" office:value="0.000173376447398764">
            <text:p>1.73E-004</text:p>
          </table:table-cell>
          <table:table-cell table:style-name="ce24" table:formula="oooc:=[Loose.J9]" office:value-type="float" office:value="406">
            <text:p>406</text:p>
          </table:table-cell>
          <table:table-cell table:style-name="ce13" table:formula="oooc:=[.J9]/[.$D9]*1000" office:value-type="float" office:value="575.099332119865">
            <text:p>575</text:p>
          </table:table-cell>
          <table:table-cell table:style-name="ce16" table:formula="oooc:=[.J9]/[.G9]" office:value-type="float" office:value="0.985436893203883">
            <text:p>0.9854</text:p>
          </table:table-cell>
          <table:table-cell table:style-name="ce9" office:value-type="float" office:value="2">
            <text:p>2</text:p>
          </table:table-cell>
          <table:table-cell table:style-name="ce7" table:formula="oooc:=[.M9]/[.$D9]*1000" office:value-type="float" office:value="2.83300163605844">
            <text:p>2.83</text:p>
          </table:table-cell>
          <table:table-cell table:style-name="ce16" table:formula="oooc:=[.M9]/[.J9]" office:value-type="float" office:value="0.00492610837438424">
            <text:p>0.0049</text:p>
          </table:table-cell>
          <table:table-cell table:style-name="ce9" office:value-type="float" office:value="2">
            <text:p>2</text:p>
          </table:table-cell>
          <table:table-cell table:style-name="ce7" table:formula="oooc:=[.P9]/[.$D9]*1000" office:value-type="float" office:value="2.83300163605844">
            <text:p>2.83</text:p>
          </table:table-cell>
          <table:table-cell table:style-name="ce16" table:formula="oooc:=[.P9]/[.M9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9]/[.$D9]*1000" office:value-type="float" office:value="2.83300163605844">
            <text:p>2.83</text:p>
          </table:table-cell>
          <table:table-cell table:style-name="ce16" table:formula="oooc:=[.S9]/[.P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9]/[.$D9]*1000" office:value-type="float" office:value="0">
            <text:p>0.00</text:p>
          </table:table-cell>
          <table:table-cell table:style-name="ce16" table:formula="oooc:=[.AE9]/[.AB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0]" office:value-type="float" office:value="135534">
            <text:p>135534</text:p>
          </table:table-cell>
          <table:table-cell table:style-name="ce23" table:formula="oooc:=[Loose.B10]" office:value-type="float" office:value="102.19">
            <text:p>102.19</text:p>
          </table:table-cell>
          <table:table-cell table:style-name="ce23" table:formula="oooc:=[Loose.C10]" office:value-type="float" office:value="103.69">
            <text:p>103.69</text:p>
          </table:table-cell>
          <table:table-cell table:style-name="ce7" table:formula="oooc:=([.B10]+[.C10])/2" office:value-type="float" office:value="102.94">
            <text:p>102.94</text:p>
          </table:table-cell>
          <table:table-cell table:style-name="ce24" table:formula="oooc:=[Loose.E10]" office:value-type="float" office:value="353289">
            <text:p>353289</text:p>
          </table:table-cell>
          <table:table-cell table:style-name="ce11" table:formula="oooc:=[.E10]/[.D10]" office:value-type="float" office:value="3431.98950845152">
            <text:p>3431.99</text:p>
          </table:table-cell>
          <table:table-cell table:style-name="ce24" table:formula="oooc:=[Loose.G10]" office:value-type="float" office:value="43">
            <text:p>43</text:p>
          </table:table-cell>
          <table:table-cell table:style-name="ce13" table:formula="oooc:=[.G10]/[.$D10]*1000" office:value-type="float" office:value="417.719059646396">
            <text:p>418</text:p>
          </table:table-cell>
          <table:table-cell table:style-name="ce15" table:formula="oooc:=[.G10]/[.E10]" office:value-type="float" office:value="0.00012171338479262">
            <text:p>1.22E-004</text:p>
          </table:table-cell>
          <table:table-cell table:style-name="ce24" table:formula="oooc:=[Loose.J10]" office:value-type="float" office:value="43">
            <text:p>43</text:p>
          </table:table-cell>
          <table:table-cell table:style-name="ce13" table:formula="oooc:=[.J10]/[.$D10]*1000" office:value-type="float" office:value="417.719059646396">
            <text:p>418</text:p>
          </table:table-cell>
          <table:table-cell table:style-name="ce16" table:formula="oooc:=[.J10]/[.G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0]/[.$D10]*1000" office:value-type="float" office:value="19.4287934719254">
            <text:p>19.43</text:p>
          </table:table-cell>
          <table:table-cell table:style-name="ce16" table:formula="oooc:=[.M10]/[.J10]" office:value-type="float" office:value="0.0465116279069768">
            <text:p>0.0465</text:p>
          </table:table-cell>
          <table:table-cell table:style-name="ce9" office:value-type="float" office:value="2">
            <text:p>2</text:p>
          </table:table-cell>
          <table:table-cell table:style-name="ce7" table:formula="oooc:=[.P10]/[.$D10]*1000" office:value-type="float" office:value="19.4287934719254">
            <text:p>19.43</text:p>
          </table:table-cell>
          <table:table-cell table:style-name="ce16" table:formula="oooc:=[.P10]/[.M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0]/[.$D10]*1000" office:value-type="float" office:value="19.4287934719254">
            <text:p>19.43</text:p>
          </table:table-cell>
          <table:table-cell table:style-name="ce16" table:formula="oooc:=[.S10]/[.P1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0]/[.$D10]*1000" office:value-type="float" office:value="0">
            <text:p>0.00</text:p>
          </table:table-cell>
          <table:table-cell table:style-name="ce16" table:formula="oooc:=[.V10]/[.S1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0]/[.$D10]*1000" office:value-type="float" office:value="0">
            <text:p>0.00</text:p>
          </table:table-cell>
          <table:table-cell table:style-name="ce16" table:formula="oooc:=[.AE10]/[.AB1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1]" office:value-type="float" office:value="135535">
            <text:p>135535</text:p>
          </table:table-cell>
          <table:table-cell table:style-name="ce23" table:formula="oooc:=[Loose.B11]" office:value-type="float" office:value="288.28">
            <text:p>288.28</text:p>
          </table:table-cell>
          <table:table-cell table:style-name="ce23" table:formula="oooc:=[Loose.C11]" office:value-type="float" office:value="297.23">
            <text:p>297.23</text:p>
          </table:table-cell>
          <table:table-cell table:style-name="ce7" table:formula="oooc:=([.B11]+[.C11])/2" office:value-type="float" office:value="292.755">
            <text:p>292.76</text:p>
          </table:table-cell>
          <table:table-cell table:style-name="ce24" table:formula="oooc:=[Loose.E11]" office:value-type="float" office:value="1002560">
            <text:p>1002560</text:p>
          </table:table-cell>
          <table:table-cell table:style-name="ce11" table:formula="oooc:=[.E11]/[.D11]" office:value-type="float" office:value="3424.57003296272">
            <text:p>3424.57</text:p>
          </table:table-cell>
          <table:table-cell table:style-name="ce24" table:formula="oooc:=[Loose.G11]" office:value-type="float" office:value="156">
            <text:p>156</text:p>
          </table:table-cell>
          <table:table-cell table:style-name="ce13" table:formula="oooc:=[.G11]/[.$D11]*1000" office:value-type="float" office:value="532.868781062663">
            <text:p>533</text:p>
          </table:table-cell>
          <table:table-cell table:style-name="ce15" table:formula="oooc:=[.G11]/[.E11]" office:value-type="float" office:value="0.000155601659751037">
            <text:p>1.56E-004</text:p>
          </table:table-cell>
          <table:table-cell table:style-name="ce24" table:formula="oooc:=[Loose.J11]" office:value-type="float" office:value="156">
            <text:p>156</text:p>
          </table:table-cell>
          <table:table-cell table:style-name="ce13" table:formula="oooc:=[.J11]/[.$D11]*1000" office:value-type="float" office:value="532.868781062663">
            <text:p>533</text:p>
          </table:table-cell>
          <table:table-cell table:style-name="ce16" table:formula="oooc:=[.J11]/[.G11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11]/[.$D11]*1000" office:value-type="float" office:value="3.41582551963246">
            <text:p>3.42</text:p>
          </table:table-cell>
          <table:table-cell table:style-name="ce16" table:formula="oooc:=[.M11]/[.J11]" office:value-type="float" office:value="0.00641025641025641">
            <text:p>0.0064</text:p>
          </table:table-cell>
          <table:table-cell table:style-name="ce9" office:value-type="float" office:value="1">
            <text:p>1</text:p>
          </table:table-cell>
          <table:table-cell table:style-name="ce7" table:formula="oooc:=[.P11]/[.$D11]*1000" office:value-type="float" office:value="3.41582551963246">
            <text:p>3.42</text:p>
          </table:table-cell>
          <table:table-cell table:style-name="ce16" table:formula="oooc:=[.P11]/[.M11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1]/[.$D11]*1000" office:value-type="float" office:value="3.41582551963246">
            <text:p>3.42</text:p>
          </table:table-cell>
          <table:table-cell table:style-name="ce16" table:formula="oooc:=[.S11]/[.P1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1]/[.$D11]*1000" office:value-type="float" office:value="0">
            <text:p>0.00</text:p>
          </table:table-cell>
          <table:table-cell table:style-name="ce16" table:formula="oooc:=[.AE11]/[.AB1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2]" office:value-type="float" office:value="135575">
            <text:p>135575</text:p>
          </table:table-cell>
          <table:table-cell table:style-name="ce23" table:formula="oooc:=[Loose.B12]" office:value-type="float" office:value="1403.11">
            <text:p>1403.11</text:p>
          </table:table-cell>
          <table:table-cell table:style-name="ce23" table:formula="oooc:=[Loose.C12]" office:value-type="float" office:value="1421.35">
            <text:p>1421.35</text:p>
          </table:table-cell>
          <table:table-cell table:style-name="ce7" table:formula="oooc:=([.B12]+[.C12])/2" office:value-type="float" office:value="1412.23">
            <text:p>1412.23</text:p>
          </table:table-cell>
          <table:table-cell table:style-name="ce24" table:formula="oooc:=[Loose.E12]" office:value-type="float" office:value="4917330">
            <text:p>4917330</text:p>
          </table:table-cell>
          <table:table-cell table:style-name="ce11" table:formula="oooc:=[.E12]/[.D12]" office:value-type="float" office:value="3481.96115363645">
            <text:p>3481.96</text:p>
          </table:table-cell>
          <table:table-cell table:style-name="ce24" table:formula="oooc:=[Loose.G12]" office:value-type="float" office:value="725">
            <text:p>725</text:p>
          </table:table-cell>
          <table:table-cell table:style-name="ce13" table:formula="oooc:=[.G12]/[.$D12]*1000" office:value-type="float" office:value="513.372467657535">
            <text:p>513</text:p>
          </table:table-cell>
          <table:table-cell table:style-name="ce15" table:formula="oooc:=[.G12]/[.E12]" office:value-type="float" office:value="0.000147437735519072">
            <text:p>1.47E-004</text:p>
          </table:table-cell>
          <table:table-cell table:style-name="ce24" table:formula="oooc:=[Loose.J12]" office:value-type="float" office:value="718">
            <text:p>718</text:p>
          </table:table-cell>
          <table:table-cell table:style-name="ce13" table:formula="oooc:=[.J12]/[.$D12]*1000" office:value-type="float" office:value="508.415767969807">
            <text:p>508</text:p>
          </table:table-cell>
          <table:table-cell table:style-name="ce16" table:formula="oooc:=[.J12]/[.G12]" office:value-type="float" office:value="0.990344827586207">
            <text:p>0.9903</text:p>
          </table:table-cell>
          <table:table-cell table:style-name="ce9" office:value-type="float" office:value="8">
            <text:p>8</text:p>
          </table:table-cell>
          <table:table-cell table:style-name="ce7" table:formula="oooc:=[.M12]/[.$D12]*1000" office:value-type="float" office:value="5.66479964311762">
            <text:p>5.66</text:p>
          </table:table-cell>
          <table:table-cell table:style-name="ce16" table:formula="oooc:=[.M12]/[.J12]" office:value-type="float" office:value="0.011142061281337">
            <text:p>0.0111</text:p>
          </table:table-cell>
          <table:table-cell table:style-name="ce9" office:value-type="float" office:value="8">
            <text:p>8</text:p>
          </table:table-cell>
          <table:table-cell table:style-name="ce7" table:formula="oooc:=[.P12]/[.$D12]*1000" office:value-type="float" office:value="5.66479964311762">
            <text:p>5.66</text:p>
          </table:table-cell>
          <table:table-cell table:style-name="ce16" table:formula="oooc:=[.P12]/[.M12]" office:value-type="float" office:value="1">
            <text:p>1.0000</text:p>
          </table:table-cell>
          <table:table-cell table:style-name="ce9" office:value-type="float" office:value="8">
            <text:p>8</text:p>
          </table:table-cell>
          <table:table-cell table:style-name="ce7" table:formula="oooc:=[.S12]/[.$D12]*1000" office:value-type="float" office:value="5.66479964311762">
            <text:p>5.66</text:p>
          </table:table-cell>
          <table:table-cell table:style-name="ce16" table:formula="oooc:=[.S12]/[.P1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2]/[.$D12]*1000" office:value-type="float" office:value="0">
            <text:p>0.00</text:p>
          </table:table-cell>
          <table:table-cell table:style-name="ce16" table:formula="oooc:=[.AE12]/[.AB1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3]" office:value-type="float" office:value="135735">
            <text:p>135735</text:p>
          </table:table-cell>
          <table:table-cell table:style-name="ce23" table:formula="oooc:=[Loose.B13]" office:value-type="float" office:value="271.75">
            <text:p>271.75</text:p>
          </table:table-cell>
          <table:table-cell table:style-name="ce23" table:formula="oooc:=[Loose.C13]" office:value-type="float" office:value="274.63">
            <text:p>274.63</text:p>
          </table:table-cell>
          <table:table-cell table:style-name="ce7" table:formula="oooc:=([.B13]+[.C13])/2" office:value-type="float" office:value="273.19">
            <text:p>273.19</text:p>
          </table:table-cell>
          <table:table-cell table:style-name="ce24" table:formula="oooc:=[Loose.E13]" office:value-type="float" office:value="956941">
            <text:p>956941</text:p>
          </table:table-cell>
          <table:table-cell table:style-name="ce11" table:formula="oooc:=[.E13]/[.D13]" office:value-type="float" office:value="3502.84051392804">
            <text:p>3502.84</text:p>
          </table:table-cell>
          <table:table-cell table:style-name="ce24" table:formula="oooc:=[Loose.G13]" office:value-type="float" office:value="142">
            <text:p>142</text:p>
          </table:table-cell>
          <table:table-cell table:style-name="ce13" table:formula="oooc:=[.G13]/[.$D13]*1000" office:value-type="float" office:value="519.784765181742">
            <text:p>520</text:p>
          </table:table-cell>
          <table:table-cell table:style-name="ce15" table:formula="oooc:=[.G13]/[.E13]" office:value-type="float" office:value="0.00014838950363711">
            <text:p>1.48E-004</text:p>
          </table:table-cell>
          <table:table-cell table:style-name="ce24" table:formula="oooc:=[Loose.J13]" office:value-type="float" office:value="141">
            <text:p>141</text:p>
          </table:table-cell>
          <table:table-cell table:style-name="ce13" table:formula="oooc:=[.J13]/[.$D13]*1000" office:value-type="float" office:value="516.124309088912">
            <text:p>516</text:p>
          </table:table-cell>
          <table:table-cell table:style-name="ce16" table:formula="oooc:=[.J13]/[.G13]" office:value-type="float" office:value="0.992957746478873">
            <text:p>0.9930</text:p>
          </table:table-cell>
          <table:table-cell table:style-name="ce9" office:value-type="float" office:value="1">
            <text:p>1</text:p>
          </table:table-cell>
          <table:table-cell table:style-name="ce7" table:formula="oooc:=[.M13]/[.$D13]*1000" office:value-type="float" office:value="3.66045609282917">
            <text:p>3.66</text:p>
          </table:table-cell>
          <table:table-cell table:style-name="ce16" table:formula="oooc:=[.M13]/[.J13]" office:value-type="float" office:value="0.00709219858156028">
            <text:p>0.0071</text:p>
          </table:table-cell>
          <table:table-cell table:style-name="ce9" office:value-type="float" office:value="1">
            <text:p>1</text:p>
          </table:table-cell>
          <table:table-cell table:style-name="ce7" table:formula="oooc:=[.P13]/[.$D13]*1000" office:value-type="float" office:value="3.66045609282917">
            <text:p>3.66</text:p>
          </table:table-cell>
          <table:table-cell table:style-name="ce16" table:formula="oooc:=[.P13]/[.M1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3]/[.$D13]*1000" office:value-type="float" office:value="3.66045609282917">
            <text:p>3.66</text:p>
          </table:table-cell>
          <table:table-cell table:style-name="ce16" table:formula="oooc:=[.S13]/[.P1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3]/[.$D13]*1000" office:value-type="float" office:value="3.66045609282917">
            <text:p>3.66</text:p>
          </table:table-cell>
          <table:table-cell table:style-name="ce16" table:formula="oooc:=[.V13]/[.S1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3]/[.$D13]*1000" office:value-type="float" office:value="0">
            <text:p>0.00</text:p>
          </table:table-cell>
          <table:table-cell table:style-name="ce16" table:formula="oooc:=[.AE13]/[.AB1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4]" office:value-type="float" office:value="136033">
            <text:p>136033</text:p>
          </table:table-cell>
          <table:table-cell table:style-name="ce23" table:formula="oooc:=[Loose.B14]" office:value-type="float" office:value="836.95">
            <text:p>836.95</text:p>
          </table:table-cell>
          <table:table-cell table:style-name="ce23" table:formula="oooc:=[Loose.C14]" office:value-type="float" office:value="850.22">
            <text:p>850.22</text:p>
          </table:table-cell>
          <table:table-cell table:style-name="ce7" table:formula="oooc:=([.B14]+[.C14])/2" office:value-type="float" office:value="843.585">
            <text:p>843.59</text:p>
          </table:table-cell>
          <table:table-cell table:style-name="ce24" table:formula="oooc:=[Loose.E14]" office:value-type="float" office:value="137489">
            <text:p>137489</text:p>
          </table:table-cell>
          <table:table-cell table:style-name="ce11" table:formula="oooc:=[.E14]/[.D14]" office:value-type="float" office:value="162.981797921964">
            <text:p>162.98</text:p>
          </table:table-cell>
          <table:table-cell table:style-name="ce24" table:formula="oooc:=[Loose.G14]" office:value-type="float" office:value="445">
            <text:p>445</text:p>
          </table:table-cell>
          <table:table-cell table:style-name="ce13" table:formula="oooc:=[.G14]/[.$D14]*1000" office:value-type="float" office:value="527.510565029013">
            <text:p>528</text:p>
          </table:table-cell>
          <table:table-cell table:style-name="ce15" table:formula="oooc:=[.G14]/[.E14]" office:value-type="float" office:value="0.00323662256616893">
            <text:p>3.24E-003</text:p>
          </table:table-cell>
          <table:table-cell table:style-name="ce24" table:formula="oooc:=[Loose.J14]" office:value-type="float" office:value="439">
            <text:p>439</text:p>
          </table:table-cell>
          <table:table-cell table:style-name="ce13" table:formula="oooc:=[.J14]/[.$D14]*1000" office:value-type="float" office:value="520.398063028622">
            <text:p>520</text:p>
          </table:table-cell>
          <table:table-cell table:style-name="ce16" table:formula="oooc:=[.J14]/[.G14]" office:value-type="float" office:value="0.986516853932584">
            <text:p>0.9865</text:p>
          </table:table-cell>
          <table:table-cell table:style-name="ce9" office:value-type="float" office:value="4">
            <text:p>4</text:p>
          </table:table-cell>
          <table:table-cell table:style-name="ce7" table:formula="oooc:=[.M14]/[.$D14]*1000" office:value-type="float" office:value="4.74166800026079">
            <text:p>4.74</text:p>
          </table:table-cell>
          <table:table-cell table:style-name="ce16" table:formula="oooc:=[.M14]/[.J14]" office:value-type="float" office:value="0.00911161731207289">
            <text:p>0.0091</text:p>
          </table:table-cell>
          <table:table-cell table:style-name="ce9" office:value-type="float" office:value="4">
            <text:p>4</text:p>
          </table:table-cell>
          <table:table-cell table:style-name="ce7" table:formula="oooc:=[.P14]/[.$D14]*1000" office:value-type="float" office:value="4.74166800026079">
            <text:p>4.74</text:p>
          </table:table-cell>
          <table:table-cell table:style-name="ce16" table:formula="oooc:=[.P14]/[.M14]" office:value-type="float" office:value="1">
            <text:p>1.0000</text:p>
          </table:table-cell>
          <table:table-cell table:style-name="ce9" office:value-type="float" office:value="4">
            <text:p>4</text:p>
          </table:table-cell>
          <table:table-cell table:style-name="ce7" table:formula="oooc:=[.S14]/[.$D14]*1000" office:value-type="float" office:value="4.74166800026079">
            <text:p>4.74</text:p>
          </table:table-cell>
          <table:table-cell table:style-name="ce16" table:formula="oooc:=[.S14]/[.P1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4]/[.$D14]*1000" office:value-type="float" office:value="0">
            <text:p>0.00</text:p>
          </table:table-cell>
          <table:table-cell table:style-name="ce16" table:formula="oooc:=[.V14]/[.S1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4]/[.$D14]*1000" office:value-type="float" office:value="0">
            <text:p>0.00</text:p>
          </table:table-cell>
          <table:table-cell table:style-name="ce16" table:formula="oooc:=[.AE14]/[.AB1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5]" office:value-type="float" office:value="136035">
            <text:p>136035</text:p>
          </table:table-cell>
          <table:table-cell table:style-name="ce23" table:formula="oooc:=[Loose.B15]" office:value-type="float" office:value="171.12">
            <text:p>171.12</text:p>
          </table:table-cell>
          <table:table-cell table:style-name="ce23" table:formula="oooc:=[Loose.C15]" office:value-type="float" office:value="175.85">
            <text:p>175.85</text:p>
          </table:table-cell>
          <table:table-cell table:style-name="ce7" table:formula="oooc:=([.B15]+[.C15])/2" office:value-type="float" office:value="173.485">
            <text:p>173.49</text:p>
          </table:table-cell>
          <table:table-cell table:style-name="ce24" table:formula="oooc:=[Loose.E15]" office:value-type="float" office:value="29102">
            <text:p>29102</text:p>
          </table:table-cell>
          <table:table-cell table:style-name="ce11" table:formula="oooc:=[.E15]/[.D15]" office:value-type="float" office:value="167.749373144652">
            <text:p>167.75</text:p>
          </table:table-cell>
          <table:table-cell table:style-name="ce24" table:formula="oooc:=[Loose.G15]" office:value-type="float" office:value="85">
            <text:p>85</text:p>
          </table:table-cell>
          <table:table-cell table:style-name="ce13" table:formula="oooc:=[.G15]/[.$D15]*1000" office:value-type="float" office:value="489.955903968643">
            <text:p>490</text:p>
          </table:table-cell>
          <table:table-cell table:style-name="ce15" table:formula="oooc:=[.G15]/[.E15]" office:value-type="float" office:value="0.00292076145969349">
            <text:p>2.92E-003</text:p>
          </table:table-cell>
          <table:table-cell table:style-name="ce24" table:formula="oooc:=[Loose.J15]" office:value-type="float" office:value="83">
            <text:p>83</text:p>
          </table:table-cell>
          <table:table-cell table:style-name="ce13" table:formula="oooc:=[.J15]/[.$D15]*1000" office:value-type="float" office:value="478.427529757616">
            <text:p>478</text:p>
          </table:table-cell>
          <table:table-cell table:style-name="ce16" table:formula="oooc:=[.J15]/[.G15]" office:value-type="float" office:value="0.976470588235294">
            <text:p>0.9765</text:p>
          </table:table-cell>
          <table:table-cell table:style-name="ce9" office:value-type="float" office:value="2">
            <text:p>2</text:p>
          </table:table-cell>
          <table:table-cell table:style-name="ce7" table:formula="oooc:=[.M15]/[.$D15]*1000" office:value-type="float" office:value="11.5283742110269">
            <text:p>11.53</text:p>
          </table:table-cell>
          <table:table-cell table:style-name="ce16" table:formula="oooc:=[.M15]/[.J15]" office:value-type="float" office:value="0.0240963855421687">
            <text:p>0.0241</text:p>
          </table:table-cell>
          <table:table-cell table:style-name="ce9" office:value-type="float" office:value="2">
            <text:p>2</text:p>
          </table:table-cell>
          <table:table-cell table:style-name="ce7" table:formula="oooc:=[.P15]/[.$D15]*1000" office:value-type="float" office:value="11.5283742110269">
            <text:p>11.53</text:p>
          </table:table-cell>
          <table:table-cell table:style-name="ce16" table:formula="oooc:=[.P15]/[.M15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5]/[.$D15]*1000" office:value-type="float" office:value="11.5283742110269">
            <text:p>11.53</text:p>
          </table:table-cell>
          <table:table-cell table:style-name="ce16" table:formula="oooc:=[.S15]/[.P1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5]/[.$D15]*1000" office:value-type="float" office:value="0">
            <text:p>0.00</text:p>
          </table:table-cell>
          <table:table-cell table:style-name="ce16" table:formula="oooc:=[.AE15]/[.AB1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6]" office:value-type="float" office:value="136066">
            <text:p>136066</text:p>
          </table:table-cell>
          <table:table-cell table:style-name="ce23" table:formula="oooc:=[Loose.B16]" office:value-type="float" office:value="1052.71">
            <text:p>1052.71</text:p>
          </table:table-cell>
          <table:table-cell table:style-name="ce23" table:formula="oooc:=[Loose.C16]" office:value-type="float" office:value="1062.21">
            <text:p>1062.21</text:p>
          </table:table-cell>
          <table:table-cell table:style-name="ce7" table:formula="oooc:=([.B16]+[.C16])/2" office:value-type="float" office:value="1057.46">
            <text:p>1057.46</text:p>
          </table:table-cell>
          <table:table-cell table:style-name="ce24" table:formula="oooc:=[Loose.E16]" office:value-type="float" office:value="166265">
            <text:p>166265</text:p>
          </table:table-cell>
          <table:table-cell table:style-name="ce11" table:formula="oooc:=[.E16]/[.D16]" office:value-type="float" office:value="157.23053354264">
            <text:p>157.23</text:p>
          </table:table-cell>
          <table:table-cell table:style-name="ce24" table:formula="oooc:=[Loose.G16]" office:value-type="float" office:value="579">
            <text:p>579</text:p>
          </table:table-cell>
          <table:table-cell table:style-name="ce13" table:formula="oooc:=[.G16]/[.$D16]*1000" office:value-type="float" office:value="547.538441170352">
            <text:p>548</text:p>
          </table:table-cell>
          <table:table-cell table:style-name="ce15" table:formula="oooc:=[.G16]/[.E16]" office:value-type="float" office:value="0.00348239256608426">
            <text:p>3.48E-003</text:p>
          </table:table-cell>
          <table:table-cell table:style-name="ce24" table:formula="oooc:=[Loose.J16]" office:value-type="float" office:value="573">
            <text:p>573</text:p>
          </table:table-cell>
          <table:table-cell table:style-name="ce13" table:formula="oooc:=[.J16]/[.$D16]*1000" office:value-type="float" office:value="541.864467686721">
            <text:p>542</text:p>
          </table:table-cell>
          <table:table-cell table:style-name="ce16" table:formula="oooc:=[.J16]/[.G16]" office:value-type="float" office:value="0.989637305699482">
            <text:p>0.9896</text:p>
          </table:table-cell>
          <table:table-cell table:style-name="ce9" office:value-type="float" office:value="8">
            <text:p>8</text:p>
          </table:table-cell>
          <table:table-cell table:style-name="ce7" table:formula="oooc:=[.M16]/[.$D16]*1000" office:value-type="float" office:value="7.56529797817412">
            <text:p>7.57</text:p>
          </table:table-cell>
          <table:table-cell table:style-name="ce16" table:formula="oooc:=[.M16]/[.J16]" office:value-type="float" office:value="0.0139616055846422">
            <text:p>0.0140</text:p>
          </table:table-cell>
          <table:table-cell table:style-name="ce9" office:value-type="float" office:value="8">
            <text:p>8</text:p>
          </table:table-cell>
          <table:table-cell table:style-name="ce7" table:formula="oooc:=[.P16]/[.$D16]*1000" office:value-type="float" office:value="7.56529797817412">
            <text:p>7.57</text:p>
          </table:table-cell>
          <table:table-cell table:style-name="ce16" table:formula="oooc:=[.P16]/[.M16]" office:value-type="float" office:value="1">
            <text:p>1.0000</text:p>
          </table:table-cell>
          <table:table-cell table:style-name="ce9" office:value-type="float" office:value="8">
            <text:p>8</text:p>
          </table:table-cell>
          <table:table-cell table:style-name="ce7" table:formula="oooc:=[.S16]/[.$D16]*1000" office:value-type="float" office:value="7.56529797817412">
            <text:p>7.57</text:p>
          </table:table-cell>
          <table:table-cell table:style-name="ce16" table:formula="oooc:=[.S16]/[.P1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6]/[.$D16]*1000" office:value-type="float" office:value="0">
            <text:p>0.00</text:p>
          </table:table-cell>
          <table:table-cell table:style-name="ce16" table:formula="oooc:=[.V16]/[.S1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6]/[.$D16]*1000" office:value-type="float" office:value="0">
            <text:p>0.00</text:p>
          </table:table-cell>
          <table:table-cell table:style-name="ce16" table:formula="oooc:=[.Y16]/[.V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6]/[.$D16]*1000" office:value-type="float" office:value="0">
            <text:p>0.00</text:p>
          </table:table-cell>
          <table:table-cell table:style-name="ce16" table:formula="oooc:=[.AE16]/[.AB1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7]" office:value-type="float" office:value="136080">
            <text:p>136080</text:p>
          </table:table-cell>
          <table:table-cell table:style-name="ce23" table:formula="oooc:=[Loose.B17]" office:value-type="float" office:value="96.14">
            <text:p>96.14</text:p>
          </table:table-cell>
          <table:table-cell table:style-name="ce23" table:formula="oooc:=[Loose.C17]" office:value-type="float" office:value="14.67">
            <text:p>14.67</text:p>
          </table:table-cell>
          <table:table-cell table:style-name="ce7" table:formula="oooc:=([.B17]+[.C17])/2" office:value-type="float" office:value="55.405">
            <text:p>55.41</text:p>
          </table:table-cell>
          <table:table-cell table:style-name="ce24" table:formula="oooc:=[Loose.E17]" office:value-type="float" office:value="13718">
            <text:p>13718</text:p>
          </table:table-cell>
          <table:table-cell table:style-name="ce11" table:formula="oooc:=[.E17]/[.D17]" office:value-type="float" office:value="247.59498240231">
            <text:p>247.59</text:p>
          </table:table-cell>
          <table:table-cell table:style-name="ce24" table:formula="oooc:=[Loose.G17]" office:value-type="float" office:value="3">
            <text:p>3</text:p>
          </table:table-cell>
          <table:table-cell table:style-name="ce13" table:formula="oooc:=[.G17]/[.$D17]*1000" office:value-type="float" office:value="54.146737659056">
            <text:p>54</text:p>
          </table:table-cell>
          <table:table-cell table:style-name="ce15" table:formula="oooc:=[.G17]/[.E17]" office:value-type="float" office:value="0.000218690771249453">
            <text:p>2.19E-004</text:p>
          </table:table-cell>
          <table:table-cell table:style-name="ce24" table:formula="oooc:=[Loose.J17]" office:value-type="float" office:value="3">
            <text:p>3</text:p>
          </table:table-cell>
          <table:table-cell table:style-name="ce13" table:formula="oooc:=[.J17]/[.$D17]*1000" office:value-type="float" office:value="54.146737659056">
            <text:p>54</text:p>
          </table:table-cell>
          <table:table-cell table:style-name="ce16" table:formula="oooc:=[.J17]/[.G1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17]/[.$D17]*1000" office:value-type="float" office:value="0">
            <text:p>0.00</text:p>
          </table:table-cell>
          <table:table-cell table:style-name="ce16" table:formula="oooc:=[.M17]/[.J1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17]/[.$D17]*1000" office:value-type="float" office:value="0">
            <text:p>0.00</text:p>
          </table:table-cell>
          <table:table-cell table:style-name="ce16" table:formula="oooc:=[.P17]/[.M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17]/[.$D17]*1000" office:value-type="float" office:value="0">
            <text:p>0.00</text:p>
          </table:table-cell>
          <table:table-cell table:style-name="ce16" table:formula="oooc:=[.S17]/[.P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17]/[.$D17]*1000" office:value-type="float" office:value="0">
            <text:p>0.00</text:p>
          </table:table-cell>
          <table:table-cell table:style-name="ce16" table:formula="oooc:=[.V17]/[.S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17]/[.$D17]*1000" office:value-type="float" office:value="0">
            <text:p>0.00</text:p>
          </table:table-cell>
          <table:table-cell table:style-name="ce16" table:formula="oooc:=[.Y17]/[.V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7]/[.$D17]*1000" office:value-type="float" office:value="0">
            <text:p>0.00</text:p>
          </table:table-cell>
          <table:table-cell table:style-name="ce16" table:formula="oooc:=[.AE17]/[.AB1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8]" office:value-type="float" office:value="136082">
            <text:p>136082</text:p>
          </table:table-cell>
          <table:table-cell table:style-name="ce23" table:formula="oooc:=[Loose.B18]" office:value-type="float" office:value="716.5">
            <text:p>716.50</text:p>
          </table:table-cell>
          <table:table-cell table:style-name="ce23" table:formula="oooc:=[Loose.C18]" office:value-type="float" office:value="736.95">
            <text:p>736.95</text:p>
          </table:table-cell>
          <table:table-cell table:style-name="ce7" table:formula="oooc:=([.B18]+[.C18])/2" office:value-type="float" office:value="726.725">
            <text:p>726.73</text:p>
          </table:table-cell>
          <table:table-cell table:style-name="ce24" table:formula="oooc:=[Loose.E18]" office:value-type="float" office:value="101949">
            <text:p>101949</text:p>
          </table:table-cell>
          <table:table-cell table:style-name="ce11" table:formula="oooc:=[.E18]/[.D18]" office:value-type="float" office:value="140.285527537927">
            <text:p>140.29</text:p>
          </table:table-cell>
          <table:table-cell table:style-name="ce24" table:formula="oooc:=[Loose.G18]" office:value-type="float" office:value="408">
            <text:p>408</text:p>
          </table:table-cell>
          <table:table-cell table:style-name="ce13" table:formula="oooc:=[.G18]/[.$D18]*1000" office:value-type="float" office:value="561.422821562489">
            <text:p>561</text:p>
          </table:table-cell>
          <table:table-cell table:style-name="ce15" table:formula="oooc:=[.G18]/[.E18]" office:value-type="float" office:value="0.00400200100050025">
            <text:p>4.00E-003</text:p>
          </table:table-cell>
          <table:table-cell table:style-name="ce24" table:formula="oooc:=[Loose.J18]" office:value-type="float" office:value="405">
            <text:p>405</text:p>
          </table:table-cell>
          <table:table-cell table:style-name="ce13" table:formula="oooc:=[.J18]/[.$D18]*1000" office:value-type="float" office:value="557.294712580412">
            <text:p>557</text:p>
          </table:table-cell>
          <table:table-cell table:style-name="ce16" table:formula="oooc:=[.J18]/[.G18]" office:value-type="float" office:value="0.992647058823529">
            <text:p>0.9926</text:p>
          </table:table-cell>
          <table:table-cell table:style-name="ce9" office:value-type="float" office:value="5">
            <text:p>5</text:p>
          </table:table-cell>
          <table:table-cell table:style-name="ce7" table:formula="oooc:=[.M18]/[.$D18]*1000" office:value-type="float" office:value="6.88018163679521">
            <text:p>6.88</text:p>
          </table:table-cell>
          <table:table-cell table:style-name="ce16" table:formula="oooc:=[.M18]/[.J18]" office:value-type="float" office:value="0.0123456790123457">
            <text:p>0.0123</text:p>
          </table:table-cell>
          <table:table-cell table:style-name="ce9" office:value-type="float" office:value="5">
            <text:p>5</text:p>
          </table:table-cell>
          <table:table-cell table:style-name="ce7" table:formula="oooc:=[.P18]/[.$D18]*1000" office:value-type="float" office:value="6.88018163679521">
            <text:p>6.88</text:p>
          </table:table-cell>
          <table:table-cell table:style-name="ce16" table:formula="oooc:=[.P18]/[.M18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8]/[.$D18]*1000" office:value-type="float" office:value="6.88018163679521">
            <text:p>6.88</text:p>
          </table:table-cell>
          <table:table-cell table:style-name="ce16" table:formula="oooc:=[.S18]/[.P1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8]/[.$D18]*1000" office:value-type="float" office:value="0">
            <text:p>0.00</text:p>
          </table:table-cell>
          <table:table-cell table:style-name="ce16" table:formula="oooc:=[.AE18]/[.AB1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9]" office:value-type="float" office:value="136087">
            <text:p>136087</text:p>
          </table:table-cell>
          <table:table-cell table:style-name="ce23" table:formula="oooc:=[Loose.B19]" office:value-type="float" office:value="312.82">
            <text:p>312.82</text:p>
          </table:table-cell>
          <table:table-cell table:style-name="ce23" table:formula="oooc:=[Loose.C19]" office:value-type="float" office:value="176.25">
            <text:p>176.25</text:p>
          </table:table-cell>
          <table:table-cell table:style-name="ce7" table:formula="oooc:=([.B19]+[.C19])/2" office:value-type="float" office:value="244.535">
            <text:p>244.54</text:p>
          </table:table-cell>
          <table:table-cell table:style-name="ce24" table:formula="oooc:=[Loose.E19]" office:value-type="float" office:value="47942">
            <text:p>47942</text:p>
          </table:table-cell>
          <table:table-cell table:style-name="ce11" table:formula="oooc:=[.E19]/[.D19]" office:value-type="float" office:value="196.053734639213">
            <text:p>196.05</text:p>
          </table:table-cell>
          <table:table-cell table:style-name="ce24" table:formula="oooc:=[Loose.G19]" office:value-type="float" office:value="102">
            <text:p>102</text:p>
          </table:table-cell>
          <table:table-cell table:style-name="ce13" table:formula="oooc:=[.G19]/[.$D19]*1000" office:value-type="float" office:value="417.118203938087">
            <text:p>417</text:p>
          </table:table-cell>
          <table:table-cell table:style-name="ce15" table:formula="oooc:=[.G19]/[.E19]" office:value-type="float" office:value="0.00212757081473447">
            <text:p>2.13E-003</text:p>
          </table:table-cell>
          <table:table-cell table:style-name="ce24" table:formula="oooc:=[Loose.J19]" office:value-type="float" office:value="102">
            <text:p>102</text:p>
          </table:table-cell>
          <table:table-cell table:style-name="ce13" table:formula="oooc:=[.J19]/[.$D19]*1000" office:value-type="float" office:value="417.118203938087">
            <text:p>417</text:p>
          </table:table-cell>
          <table:table-cell table:style-name="ce16" table:formula="oooc:=[.J19]/[.G19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19]/[.$D19]*1000" office:value-type="float" office:value="4.08939415625575">
            <text:p>4.09</text:p>
          </table:table-cell>
          <table:table-cell table:style-name="ce16" table:formula="oooc:=[.M19]/[.J19]" office:value-type="float" office:value="0.00980392156862745">
            <text:p>0.0098</text:p>
          </table:table-cell>
          <table:table-cell table:style-name="ce9" office:value-type="float" office:value="1">
            <text:p>1</text:p>
          </table:table-cell>
          <table:table-cell table:style-name="ce7" table:formula="oooc:=[.P19]/[.$D19]*1000" office:value-type="float" office:value="4.08939415625575">
            <text:p>4.09</text:p>
          </table:table-cell>
          <table:table-cell table:style-name="ce16" table:formula="oooc:=[.P19]/[.M19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9]/[.$D19]*1000" office:value-type="float" office:value="4.08939415625575">
            <text:p>4.09</text:p>
          </table:table-cell>
          <table:table-cell table:style-name="ce16" table:formula="oooc:=[.S19]/[.P1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9]/[.$D19]*1000" office:value-type="float" office:value="0">
            <text:p>0.00</text:p>
          </table:table-cell>
          <table:table-cell table:style-name="ce16" table:formula="oooc:=[.AE19]/[.AB1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0]" office:value-type="float" office:value="136088">
            <text:p>136088</text:p>
          </table:table-cell>
          <table:table-cell table:style-name="ce23" table:formula="oooc:=[Loose.B20]" office:value-type="float" office:value="939.36">
            <text:p>939.36</text:p>
          </table:table-cell>
          <table:table-cell table:style-name="ce23" table:formula="oooc:=[Loose.C20]" office:value-type="float" office:value="956.19">
            <text:p>956.19</text:p>
          </table:table-cell>
          <table:table-cell table:style-name="ce7" table:formula="oooc:=([.B20]+[.C20])/2" office:value-type="float" office:value="947.775">
            <text:p>947.78</text:p>
          </table:table-cell>
          <table:table-cell table:style-name="ce24" table:formula="oooc:=[Loose.E20]" office:value-type="float" office:value="110818">
            <text:p>110818</text:p>
          </table:table-cell>
          <table:table-cell table:style-name="ce11" table:formula="oooc:=[.E20]/[.D20]" office:value-type="float" office:value="116.924375511065">
            <text:p>116.92</text:p>
          </table:table-cell>
          <table:table-cell table:style-name="ce24" table:formula="oooc:=[Loose.G20]" office:value-type="float" office:value="443">
            <text:p>443</text:p>
          </table:table-cell>
          <table:table-cell table:style-name="ce13" table:formula="oooc:=[.G20]/[.$D20]*1000" office:value-type="float" office:value="467.41051409881">
            <text:p>467</text:p>
          </table:table-cell>
          <table:table-cell table:style-name="ce15" table:formula="oooc:=[.G20]/[.E20]" office:value-type="float" office:value="0.0039975455250952">
            <text:p>4.00E-003</text:p>
          </table:table-cell>
          <table:table-cell table:style-name="ce24" table:formula="oooc:=[Loose.J20]" office:value-type="float" office:value="441">
            <text:p>441</text:p>
          </table:table-cell>
          <table:table-cell table:style-name="ce13" table:formula="oooc:=[.J20]/[.$D20]*1000" office:value-type="float" office:value="465.300308617552">
            <text:p>465</text:p>
          </table:table-cell>
          <table:table-cell table:style-name="ce16" table:formula="oooc:=[.J20]/[.G20]" office:value-type="float" office:value="0.99548532731377">
            <text:p>0.9955</text:p>
          </table:table-cell>
          <table:table-cell table:style-name="ce9" office:value-type="float" office:value="2">
            <text:p>2</text:p>
          </table:table-cell>
          <table:table-cell table:style-name="ce7" table:formula="oooc:=[.M20]/[.$D20]*1000" office:value-type="float" office:value="2.11020548125874">
            <text:p>2.11</text:p>
          </table:table-cell>
          <table:table-cell table:style-name="ce16" table:formula="oooc:=[.M20]/[.J20]" office:value-type="float" office:value="0.00453514739229025">
            <text:p>0.0045</text:p>
          </table:table-cell>
          <table:table-cell table:style-name="ce9" office:value-type="float" office:value="2">
            <text:p>2</text:p>
          </table:table-cell>
          <table:table-cell table:style-name="ce7" table:formula="oooc:=[.P20]/[.$D20]*1000" office:value-type="float" office:value="2.11020548125874">
            <text:p>2.11</text:p>
          </table:table-cell>
          <table:table-cell table:style-name="ce16" table:formula="oooc:=[.P20]/[.M2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20]/[.$D20]*1000" office:value-type="float" office:value="2.11020548125874">
            <text:p>2.11</text:p>
          </table:table-cell>
          <table:table-cell table:style-name="ce16" table:formula="oooc:=[.S20]/[.P2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0]/[.$D20]*1000" office:value-type="float" office:value="0">
            <text:p>0.00</text:p>
          </table:table-cell>
          <table:table-cell table:style-name="ce16" table:formula="oooc:=[.AE20]/[.AB2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1]" office:value-type="float" office:value="136097">
            <text:p>136097</text:p>
          </table:table-cell>
          <table:table-cell table:style-name="ce23" table:formula="oooc:=[Loose.B21]" office:value-type="float" office:value="368.63">
            <text:p>368.63</text:p>
          </table:table-cell>
          <table:table-cell table:style-name="ce23" table:formula="oooc:=[Loose.C21]" office:value-type="float" office:value="376.26">
            <text:p>376.26</text:p>
          </table:table-cell>
          <table:table-cell table:style-name="ce7" table:formula="oooc:=([.B21]+[.C21])/2" office:value-type="float" office:value="372.445">
            <text:p>372.45</text:p>
          </table:table-cell>
          <table:table-cell table:style-name="ce24" table:formula="oooc:=[Loose.E21]" office:value-type="float" office:value="38037">
            <text:p>38037</text:p>
          </table:table-cell>
          <table:table-cell table:style-name="ce11" table:formula="oooc:=[.E21]/[.D21]" office:value-type="float" office:value="102.127830954906">
            <text:p>102.13</text:p>
          </table:table-cell>
          <table:table-cell table:style-name="ce24" table:formula="oooc:=[Loose.G21]" office:value-type="float" office:value="182">
            <text:p>182</text:p>
          </table:table-cell>
          <table:table-cell table:style-name="ce13" table:formula="oooc:=[.G21]/[.$D21]*1000" office:value-type="float" office:value="488.662755574649">
            <text:p>489</text:p>
          </table:table-cell>
          <table:table-cell table:style-name="ce15" table:formula="oooc:=[.G21]/[.E21]" office:value-type="float" office:value="0.00478481478560349">
            <text:p>4.78E-003</text:p>
          </table:table-cell>
          <table:table-cell table:style-name="ce24" table:formula="oooc:=[Loose.J21]" office:value-type="float" office:value="180">
            <text:p>180</text:p>
          </table:table-cell>
          <table:table-cell table:style-name="ce13" table:formula="oooc:=[.J21]/[.$D21]*1000" office:value-type="float" office:value="483.292835183718">
            <text:p>483</text:p>
          </table:table-cell>
          <table:table-cell table:style-name="ce16" table:formula="oooc:=[.J21]/[.G21]" office:value-type="float" office:value="0.989010989010989">
            <text:p>0.9890</text:p>
          </table:table-cell>
          <table:table-cell table:style-name="ce9" office:value-type="float" office:value="0">
            <text:p>0</text:p>
          </table:table-cell>
          <table:table-cell table:style-name="ce7" table:formula="oooc:=[.M21]/[.$D21]*1000" office:value-type="float" office:value="0">
            <text:p>0.00</text:p>
          </table:table-cell>
          <table:table-cell table:style-name="ce16" table:formula="oooc:=[.M21]/[.J2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1]/[.$D21]*1000" office:value-type="float" office:value="0">
            <text:p>0.00</text:p>
          </table:table-cell>
          <table:table-cell table:style-name="ce16" table:formula="oooc:=[.P21]/[.M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1]/[.$D21]*1000" office:value-type="float" office:value="0">
            <text:p>0.00</text:p>
          </table:table-cell>
          <table:table-cell table:style-name="ce16" table:formula="oooc:=[.S21]/[.P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1]/[.$D21]*1000" office:value-type="float" office:value="0">
            <text:p>0.00</text:p>
          </table:table-cell>
          <table:table-cell table:style-name="ce16" table:formula="oooc:=[.AE21]/[.AB2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2]" office:value-type="float" office:value="136098">
            <text:p>136098</text:p>
          </table:table-cell>
          <table:table-cell table:style-name="ce23" table:formula="oooc:=[Loose.B22]" office:value-type="float" office:value="55.92">
            <text:p>55.92</text:p>
          </table:table-cell>
          <table:table-cell table:style-name="ce23" table:formula="oooc:=[Loose.C22]" office:value-type="float" office:value="54.21">
            <text:p>54.21</text:p>
          </table:table-cell>
          <table:table-cell table:style-name="ce7" table:formula="oooc:=([.B22]+[.C22])/2" office:value-type="float" office:value="55.065">
            <text:p>55.07</text:p>
          </table:table-cell>
          <table:table-cell table:style-name="ce24" table:formula="oooc:=[Loose.E22]" office:value-type="float" office:value="5539">
            <text:p>5539</text:p>
          </table:table-cell>
          <table:table-cell table:style-name="ce11" table:formula="oooc:=[.E22]/[.D22]" office:value-type="float" office:value="100.590211568147">
            <text:p>100.59</text:p>
          </table:table-cell>
          <table:table-cell table:style-name="ce24" table:formula="oooc:=[Loose.G22]" office:value-type="float" office:value="27">
            <text:p>27</text:p>
          </table:table-cell>
          <table:table-cell table:style-name="ce13" table:formula="oooc:=[.G22]/[.$D22]*1000" office:value-type="float" office:value="490.329610460365">
            <text:p>490</text:p>
          </table:table-cell>
          <table:table-cell table:style-name="ce15" table:formula="oooc:=[.G22]/[.E22]" office:value-type="float" office:value="0.00487452608774147">
            <text:p>4.87E-003</text:p>
          </table:table-cell>
          <table:table-cell table:style-name="ce24" table:formula="oooc:=[Loose.J22]" office:value-type="float" office:value="27">
            <text:p>27</text:p>
          </table:table-cell>
          <table:table-cell table:style-name="ce13" table:formula="oooc:=[.J22]/[.$D22]*1000" office:value-type="float" office:value="490.329610460365">
            <text:p>490</text:p>
          </table:table-cell>
          <table:table-cell table:style-name="ce16" table:formula="oooc:=[.J22]/[.G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2]/[.$D22]*1000" office:value-type="float" office:value="18.1603559429765">
            <text:p>18.16</text:p>
          </table:table-cell>
          <table:table-cell table:style-name="ce16" table:formula="oooc:=[.M22]/[.J22]" office:value-type="float" office:value="0.037037037037037">
            <text:p>0.0370</text:p>
          </table:table-cell>
          <table:table-cell table:style-name="ce9" office:value-type="float" office:value="1">
            <text:p>1</text:p>
          </table:table-cell>
          <table:table-cell table:style-name="ce7" table:formula="oooc:=[.P22]/[.$D22]*1000" office:value-type="float" office:value="18.1603559429765">
            <text:p>18.16</text:p>
          </table:table-cell>
          <table:table-cell table:style-name="ce16" table:formula="oooc:=[.P22]/[.M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2]/[.$D22]*1000" office:value-type="float" office:value="18.1603559429765">
            <text:p>18.16</text:p>
          </table:table-cell>
          <table:table-cell table:style-name="ce16" table:formula="oooc:=[.S22]/[.P2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2]/[.$D22]*1000" office:value-type="float" office:value="0">
            <text:p>0.00</text:p>
          </table:table-cell>
          <table:table-cell table:style-name="ce16" table:formula="oooc:=[.AE22]/[.AB2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3]" office:value-type="float" office:value="136100">
            <text:p>136100</text:p>
          </table:table-cell>
          <table:table-cell table:style-name="ce23" table:formula="oooc:=[Loose.B23]" office:value-type="float" office:value="3437.34">
            <text:p>3437.34</text:p>
          </table:table-cell>
          <table:table-cell table:style-name="ce23" table:formula="oooc:=[Loose.C23]" office:value-type="float" office:value="3517.91">
            <text:p>3517.91</text:p>
          </table:table-cell>
          <table:table-cell table:style-name="ce7" table:formula="oooc:=([.B23]+[.C23])/2" office:value-type="float" office:value="3477.625">
            <text:p>3477.63</text:p>
          </table:table-cell>
          <table:table-cell table:style-name="ce24" table:formula="oooc:=[Loose.E23]" office:value-type="float" office:value="469015">
            <text:p>469015</text:p>
          </table:table-cell>
          <table:table-cell table:style-name="ce11" table:formula="oooc:=[.E23]/[.D23]" office:value-type="float" office:value="134.86646777614">
            <text:p>134.87</text:p>
          </table:table-cell>
          <table:table-cell table:style-name="ce24" table:formula="oooc:=[Loose.G23]" office:value-type="float" office:value="1897">
            <text:p>1897</text:p>
          </table:table-cell>
          <table:table-cell table:style-name="ce13" table:formula="oooc:=[.G23]/[.$D23]*1000" office:value-type="float" office:value="545.48722188275">
            <text:p>545</text:p>
          </table:table-cell>
          <table:table-cell table:style-name="ce15" table:formula="oooc:=[.G23]/[.E23]" office:value-type="float" office:value="0.00404464675969852">
            <text:p>4.04E-003</text:p>
          </table:table-cell>
          <table:table-cell table:style-name="ce24" table:formula="oooc:=[Loose.J23]" office:value-type="float" office:value="1888">
            <text:p>1888</text:p>
          </table:table-cell>
          <table:table-cell table:style-name="ce13" table:formula="oooc:=[.J23]/[.$D23]*1000" office:value-type="float" office:value="542.899248768916">
            <text:p>543</text:p>
          </table:table-cell>
          <table:table-cell table:style-name="ce16" table:formula="oooc:=[.J23]/[.G23]" office:value-type="float" office:value="0.995255666842383">
            <text:p>0.9953</text:p>
          </table:table-cell>
          <table:table-cell table:style-name="ce9" office:value-type="float" office:value="22">
            <text:p>22</text:p>
          </table:table-cell>
          <table:table-cell table:style-name="ce7" table:formula="oooc:=[.M23]/[.$D23]*1000" office:value-type="float" office:value="6.32615650048524">
            <text:p>6.33</text:p>
          </table:table-cell>
          <table:table-cell table:style-name="ce16" table:formula="oooc:=[.M23]/[.J23]" office:value-type="float" office:value="0.0116525423728814">
            <text:p>0.0117</text:p>
          </table:table-cell>
          <table:table-cell table:style-name="ce9" office:value-type="float" office:value="19">
            <text:p>19</text:p>
          </table:table-cell>
          <table:table-cell table:style-name="ce7" table:formula="oooc:=[.P23]/[.$D23]*1000" office:value-type="float" office:value="5.46349879587362">
            <text:p>5.46</text:p>
          </table:table-cell>
          <table:table-cell table:style-name="ce16" table:formula="oooc:=[.P23]/[.M23]" office:value-type="float" office:value="0.863636363636364">
            <text:p>0.8636</text:p>
          </table:table-cell>
          <table:table-cell table:style-name="ce9" office:value-type="float" office:value="19">
            <text:p>19</text:p>
          </table:table-cell>
          <table:table-cell table:style-name="ce7" table:formula="oooc:=[.S23]/[.$D23]*1000" office:value-type="float" office:value="5.46349879587362">
            <text:p>5.46</text:p>
          </table:table-cell>
          <table:table-cell table:style-name="ce16" table:formula="oooc:=[.S23]/[.P23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V23]/[.$D23]*1000" office:value-type="float" office:value="0.862657704611624">
            <text:p>0.86</text:p>
          </table:table-cell>
          <table:table-cell table:style-name="ce16" table:formula="oooc:=[.V23]/[.S23]" office:value-type="float" office:value="0.157894736842105">
            <text:p>0.1579</text:p>
          </table:table-cell>
          <table:table-cell table:style-name="ce9" office:value-type="float" office:value="0">
            <text:p>0</text:p>
          </table:table-cell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3]/[.$D23]*1000" office:value-type="float" office:value="0">
            <text:p>0.00</text:p>
          </table:table-cell>
          <table:table-cell table:style-name="ce16" table:formula="oooc:=[.AE23]/[.AB2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4]" office:value-type="float" office:value="136119">
            <text:p>136119</text:p>
          </table:table-cell>
          <table:table-cell table:style-name="ce23" table:formula="oooc:=[Loose.B24]" office:value-type="float" office:value="0">
            <text:p>0.00</text:p>
          </table:table-cell>
          <table:table-cell table:style-name="ce23" table:formula="oooc:=[Loose.C24]" office:value-type="float" office:value="0">
            <text:p>0.00</text:p>
          </table:table-cell>
          <table:table-cell table:style-name="ce7" table:formula="oooc:=([.B24]+[.C24])/2" office:value-type="float" office:value="0">
            <text:p>0.00</text:p>
          </table:table-cell>
          <table:table-cell table:style-name="ce24" table:formula="oooc:=[Loose.E24]" office:value-type="float" office:value="23474">
            <text:p>23474</text:p>
          </table:table-cell>
          <table:table-cell table:style-name="ce11" table:formula="oooc:=[.E24]/[.D24]" office:value-type="float" office:value="0">
            <text:p>#DIV/0!</text:p>
          </table:table-cell>
          <table:table-cell table:style-name="ce24" table:formula="oooc:=[Loose.G24]" office:value-type="float" office:value="33">
            <text:p>33</text:p>
          </table:table-cell>
          <table:table-cell table:style-name="ce13" table:formula="oooc:=[.G24]/[.$D24]*1000" office:value-type="float" office:value="0">
            <text:p>#DIV/0!</text:p>
          </table:table-cell>
          <table:table-cell table:style-name="ce15" table:formula="oooc:=[.G24]/[.E24]" office:value-type="float" office:value="0.0014058106841612">
            <text:p>1.41E-003</text:p>
          </table:table-cell>
          <table:table-cell table:style-name="ce24" table:formula="oooc:=[Loose.J24]" office:value-type="float" office:value="33">
            <text:p>33</text:p>
          </table:table-cell>
          <table:table-cell table:style-name="ce13" table:formula="oooc:=[.J24]/[.$D24]*1000" office:value-type="float" office:value="0">
            <text:p>#DIV/0!</text:p>
          </table:table-cell>
          <table:table-cell table:style-name="ce16" table:formula="oooc:=[.J24]/[.G2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4]/[.$D24]*1000" office:value-type="float" office:value="0">
            <text:p>#DIV/0!</text:p>
          </table:table-cell>
          <table:table-cell table:style-name="ce16" table:formula="oooc:=[.M24]/[.J2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4]/[.$D24]*1000" office:value-type="float" office:value="0">
            <text:p>#DIV/0!</text:p>
          </table:table-cell>
          <table:table-cell table:style-name="ce16" table:formula="oooc:=[.P24]/[.M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4]/[.$D24]*1000" office:value-type="float" office:value="0">
            <text:p>#DIV/0!</text:p>
          </table:table-cell>
          <table:table-cell table:style-name="ce16" table:formula="oooc:=[.S24]/[.P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4]/[.$D24]*1000" office:value-type="float" office:value="0">
            <text:p>#DIV/0!</text:p>
          </table:table-cell>
          <table:table-cell table:style-name="ce16" table:formula="oooc:=[.V24]/[.S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4]/[.$D24]*1000" office:value-type="float" office:value="0">
            <text:p>#DIV/0!</text:p>
          </table:table-cell>
          <table:table-cell table:style-name="ce16" table:formula="oooc:=[.Y24]/[.V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4]/[.$D24]*1000" office:value-type="float" office:value="0">
            <text:p>#DIV/0!</text:p>
          </table:table-cell>
          <table:table-cell table:style-name="ce16" table:formula="oooc:=[.AB24]/[.Y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4]/[.$D24]*1000" office:value-type="float" office:value="0">
            <text:p>#DIV/0!</text:p>
          </table:table-cell>
          <table:table-cell table:style-name="ce16" table:formula="oooc:=[.AE24]/[.AB2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4])" office:value-type="float" office:value="14633.05">
            <text:p>14633.05</text:p>
          </table:table-cell>
          <table:table-cell table:style-name="ce6" table:formula="oooc:=SUM([.C4:.C24])" office:value-type="float" office:value="14632.73">
            <text:p>14632.73</text:p>
          </table:table-cell>
          <table:table-cell table:style-name="ce6" table:formula="oooc:=([.B25]+[.C25])/2" office:value-type="float" office:value="14632.89">
            <text:p>14632.89</text:p>
          </table:table-cell>
          <table:table-cell table:style-name="ce10" table:formula="oooc:=SUM([.E4:.E24])" office:value-type="float" office:value="72696043">
            <text:p>72696043</text:p>
          </table:table-cell>
          <table:table-cell table:style-name="ce12" table:formula="oooc:=[.E25]/[.D25]" office:value-type="float" office:value="4967.98944022678">
            <text:p>4967.99</text:p>
          </table:table-cell>
          <table:table-cell table:style-name="ce10" table:formula="oooc:=SUM([.G4:.G24])" office:value-type="float" office:value="7773">
            <text:p>7773</text:p>
          </table:table-cell>
          <table:table-cell table:style-name="ce14" table:formula="oooc:=[.G25]/[.$D25]*1000" office:value-type="float" office:value="531.200603571817">
            <text:p>531</text:p>
          </table:table-cell>
          <table:table-cell table:style-name="ce12" table:formula="oooc:=[.G25]/[.E25]" office:value-type="float" office:value="0.000106924664386478">
            <text:p>0</text:p>
          </table:table-cell>
          <table:table-cell table:style-name="ce10" table:formula="oooc:=SUM([.J4:.J24])" office:value-type="float" office:value="7703">
            <text:p>7703</text:p>
          </table:table-cell>
          <table:table-cell table:style-name="ce14" table:formula="oooc:=[.J25]/[.$D25]*1000" office:value-type="float" office:value="526.416859554059">
            <text:p>526</text:p>
          </table:table-cell>
          <table:table-cell table:style-name="ce17" table:formula="oooc:=[.J25]/[.G25]" office:value-type="float" office:value="0.990994468030361">
            <text:p>0.9910</text:p>
          </table:table-cell>
          <table:table-cell table:style-name="ce10" table:formula="oooc:=SUM([.M4:.M24])" office:value-type="float" office:value="74">
            <text:p>74</text:p>
          </table:table-cell>
          <table:table-cell table:style-name="ce6" table:formula="oooc:=[.M25]/[.$D25]*1000" office:value-type="float" office:value="5.05710081877196">
            <text:p>5.06</text:p>
          </table:table-cell>
          <table:table-cell table:style-name="ce20" table:formula="oooc:=[.M25]/[.J25]" office:value-type="float" office:value="0.00960664676100221">
            <text:p>0.0096</text:p>
          </table:table-cell>
          <table:table-cell table:style-name="ce10" table:formula="oooc:=SUM([.P4:.P24])" office:value-type="float" office:value="69">
            <text:p>69</text:p>
          </table:table-cell>
          <table:table-cell table:style-name="ce6" table:formula="oooc:=[.P25]/[.$D25]*1000" office:value-type="float" office:value="4.71540481750358">
            <text:p>4.72</text:p>
          </table:table-cell>
          <table:table-cell table:style-name="ce20" table:formula="oooc:=[.P25]/[.M25]" office:value-type="float" office:value="0.932432432432432">
            <text:p>0.9324</text:p>
          </table:table-cell>
          <table:table-cell table:style-name="ce10" table:formula="oooc:=SUM([.S4:.S24])" office:value-type="float" office:value="69">
            <text:p>69</text:p>
          </table:table-cell>
          <table:table-cell table:style-name="ce6" table:formula="oooc:=[.S25]/[.$D25]*1000" office:value-type="float" office:value="4.71540481750358">
            <text:p>4.72</text:p>
          </table:table-cell>
          <table:table-cell table:style-name="ce20" table:formula="oooc:=[.S25]/[.P25]" office:value-type="float" office:value="1">
            <text:p>1.0000</text:p>
          </table:table-cell>
          <table:table-cell table:style-name="ce10" table:formula="oooc:=SUM([.V4:.V24])" office:value-type="float" office:value="6">
            <text:p>6</text:p>
          </table:table-cell>
          <table:table-cell table:style-name="ce6" table:formula="oooc:=[.V25]/[.$D25]*1000" office:value-type="float" office:value="0.410035201522051">
            <text:p>0.41</text:p>
          </table:table-cell>
          <table:table-cell table:style-name="ce20" table:formula="oooc:=[.V25]/[.S25]" office:value-type="float" office:value="0.0869565217391304">
            <text:p>0.0870</text:p>
          </table:table-cell>
          <table:table-cell table:style-name="ce10" table:formula="oooc:=SUM([.Y4:.Y24])" office:value-type="float" office:value="0">
            <text:p>0</text:p>
          </table:table-cell>
          <table:table-cell table:style-name="ce6" table:formula="oooc:=[.Y25]/[.$D25]*1000" office:value-type="float" office:value="0">
            <text:p>0.00</text:p>
          </table:table-cell>
          <table:table-cell table:style-name="ce20" table:formula="oooc:=[.Y25]/[.V25]" office:value-type="float" office:value="0">
            <text:p>0.0000</text:p>
          </table:table-cell>
          <table:table-cell table:style-name="ce10" table:formula="oooc:=SUM([.AB4:.AB24])" office:value-type="float" office:value="0">
            <text:p>0</text:p>
          </table:table-cell>
          <table:table-cell table:style-name="ce6" table:formula="oooc:=[.AB25]/[.$D25]*1000" office:value-type="float" office:value="0">
            <text:p>0.00</text:p>
          </table:table-cell>
          <table:table-cell table:style-name="ce20" table:formula="oooc:=[.AB25]/[.Y25]" office:value-type="float" office:value="0">
            <text:p>#DIV/0!</text:p>
          </table:table-cell>
          <table:table-cell table:style-name="ce10" table:formula="oooc:=SUM([.AE4:.AE24])" office:value-type="float" office:value="0">
            <text:p>0</text:p>
          </table:table-cell>
          <table:table-cell table:style-name="ce6" table:formula="oooc:=[.AE25]/[.$D25]*1000" office:value-type="float" office:value="0">
            <text:p>0.00</text:p>
          </table:table-cell>
          <table:table-cell table:style-name="ce20" table:formula="oooc:=[.AE25]/[.AB25]" office:value-type="float" office:value="0">
            <text:p>#DIV/0!</text:p>
          </table:table-cell>
          <table:table-cell table:style-name="ce21" table:number-columns-repeated="223"/>
        </table:table-row>
        <table:table-row table:style-name="ro1">
          <table:table-cell table:number-columns-repeated="11"/>
          <table:table-cell table:style-name="ce18" table:formula="oooc:=SQRT([.L25]*(1-[.L25])/[.G25])" office:value-type="float" office:value="0.00107150935574288">
            <text:p>±0.0011</text:p>
          </table:table-cell>
          <table:table-cell table:number-columns-repeated="2"/>
          <table:table-cell table:style-name="ce18" table:formula="oooc:=SQRT([.O25]*(1-[.O25])/[.J25])" office:value-type="float" office:value="0.00111137294578161">
            <text:p>±0.0011</text:p>
          </table:table-cell>
          <table:table-cell table:number-columns-repeated="2"/>
          <table:table-cell table:style-name="ce18" table:formula="oooc:=SQRT([.R25]*(1-[.R25])/[.M25])" office:value-type="float" office:value="0.0291784332102033">
            <text:p>±0.0292</text:p>
          </table:table-cell>
          <table:table-cell table:number-columns-repeated="2"/>
          <table:table-cell table:style-name="ce18" table:formula="oooc:=SQRT([.U25]*(1-[.U25])/[.P25])" office:value-type="float" office:value="0">
            <text:p>±0.0000</text:p>
          </table:table-cell>
          <table:table-cell table:number-columns-repeated="2"/>
          <table:table-cell table:style-name="ce18" table:formula="oooc:=SQRT([.X25]*(1-[.X25])/[.S25])" office:value-type="float" office:value="0.0339212825045867">
            <text:p>±0.0339</text:p>
          </table:table-cell>
          <table:table-cell table:number-columns-repeated="2"/>
          <table:table-cell table:style-name="ce18" table:formula="oooc:=SQRT([.AA25]*(1-[.AA25])/[.V25])" office:value-type="float" office:value="0">
            <text:p>±0.0000</text:p>
          </table:table-cell>
          <table:table-cell table:number-columns-repeated="2"/>
          <table:table-cell table:style-name="ce18" table:formula="oooc:=SQRT([.AD25]*(1-[.AD25])/[.Y25])" office:value-type="float" office:value="0">
            <text:p>#DIV/0!</text:p>
          </table:table-cell>
          <table:table-cell table:number-columns-repeated="2"/>
          <table:table-cell table:style-name="ce18" table:formula="oooc:=SQRT([.AG25]*(1-[.AG25])/[.AB25])" office:value-type="float" office:value="0">
            <text:p>#DIV/0!</text:p>
          </table:table-cell>
          <table:table-cell table:number-columns-repeated="223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C" table:style-name="ta1" table:print="false">
        <office:forms form:automatic-focus="false" form:apply-design-mode="false"/>
        <table:table-column table:style-name="co11" table:default-cell-style-name="ce4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0" office:value-type="float" office:value="14.7" table:number-columns-spanned="2" table:number-rows-spanned="1">
            <text:p>14.7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Jets-madgraph</text:p>
          </table:table-cell>
          <table:table-cell table:style-name="ce30" office:value-type="float" office:value="1483404">
            <text:p>1483404</text:p>
          </table:table-cell>
          <table:table-cell table:style-name="ce30" office:value-type="float" office:value="165">
            <text:p>165</text:p>
          </table:table-cell>
          <table:table-cell table:style-name="ce7" table:formula="oooc:=[.B4]/[.C4]" office:value-type="float" office:value="8990.32727272727">
            <text:p>8990.33</text:p>
          </table:table-cell>
          <table:table-cell table:style-name="ce15" table:formula="oooc:=[.$E$2]/(1000*[.D4])" office:value-type="float" office:value="0.00000163509064287274">
            <text:p>1.64E-006</text:p>
          </table:table-cell>
          <table:table-cell table:style-name="ce7" table:formula="oooc:=[.C4]*[.$E$2]/1000" office:value-type="float" office:value="2.4255">
            <text:p>2.43</text:p>
          </table:table-cell>
          <table:table-cell table:style-name="ce9" office:value-type="float" office:value="443764">
            <text:p>443764</text:p>
          </table:table-cell>
          <table:table-cell table:style-name="ce11" table:formula="oooc:=[.G4]*[.$E4]" office:value-type="float" office:value="0.72559436404378">
            <text:p>0.73</text:p>
          </table:table-cell>
          <table:table-cell table:style-name="ce16" table:formula="oooc:=[.G4]/[.B4]" office:value-type="float" office:value="0.299152489813968">
            <text:p>0.2992</text:p>
          </table:table-cell>
          <table:table-cell table:style-name="ce9" office:value-type="float" office:value="443543">
            <text:p>443543</text:p>
          </table:table-cell>
          <table:table-cell table:style-name="ce11" table:formula="oooc:=[.J4]*[.$E4]" office:value-type="float" office:value="0.725233009011706">
            <text:p>0.73</text:p>
          </table:table-cell>
          <table:table-cell table:style-name="ce16" table:formula="oooc:=[.J4]/[.G4]" office:value-type="float" office:value="0.999501987542928">
            <text:p>0.9995</text:p>
          </table:table-cell>
          <table:table-cell table:style-name="ce9" office:value-type="float" office:value="191173">
            <text:p>191173</text:p>
          </table:table-cell>
          <table:table-cell table:style-name="ce11" table:formula="oooc:=[.M4]*[.$E4]" office:value-type="float" office:value="0.312585183469911">
            <text:p>0.31</text:p>
          </table:table-cell>
          <table:table-cell table:style-name="ce16" table:formula="oooc:=[.M4]/[.J4]" office:value-type="float" office:value="0.43101345303612">
            <text:p>0.4310</text:p>
          </table:table-cell>
          <table:table-cell table:style-name="ce9" office:value-type="float" office:value="184806">
            <text:p>184806</text:p>
          </table:table-cell>
          <table:table-cell table:style-name="ce11" table:formula="oooc:=[.P4]*[.$E4]" office:value-type="float" office:value="0.30217456134674">
            <text:p>0.3</text:p>
          </table:table-cell>
          <table:table-cell table:style-name="ce16" table:formula="oooc:=[.P4]/[.M4]" office:value-type="float" office:value="0.966695087695438">
            <text:p>0.9667</text:p>
          </table:table-cell>
          <table:table-cell table:style-name="ce9" office:value-type="float" office:value="163679">
            <text:p>163679</text:p>
          </table:table-cell>
          <table:table-cell table:style-name="ce11" table:formula="oooc:=[.S4]*[.$E4]" office:value-type="float" office:value="0.267630001334768">
            <text:p>0.27</text:p>
          </table:table-cell>
          <table:table-cell table:style-name="ce16" table:formula="oooc:=[.S4]/[.P4]" office:value-type="float" office:value="0.885680118610868">
            <text:p>0.8857</text:p>
          </table:table-cell>
          <table:table-cell table:style-name="ce9" office:value-type="float" office:value="163003">
            <text:p>163003</text:p>
          </table:table-cell>
          <table:table-cell table:style-name="ce11" table:formula="oooc:=[.V4]*[.$E4]" office:value-type="float" office:value="0.266524680060186">
            <text:p>0.27</text:p>
          </table:table-cell>
          <table:table-cell table:style-name="ce16" table:formula="oooc:=[.V4]/[.S4]" office:value-type="float" office:value="0.995869964992455">
            <text:p>0.9959</text:p>
          </table:table-cell>
          <table:table-cell table:style-name="ce9" office:value-type="float" office:value="155353">
            <text:p>155353</text:p>
          </table:table-cell>
          <table:table-cell table:style-name="ce7" table:formula="oooc:=[.Y4]*[.$E4]" office:value-type="float" office:value="0.254016236642209">
            <text:p>0.25</text:p>
          </table:table-cell>
          <table:table-cell table:style-name="ce16" table:formula="oooc:=[.Y4]/[.V4]" office:value-type="float" office:value="0.953068348435305">
            <text:p>0.9531</text:p>
          </table:table-cell>
          <table:table-cell table:style-name="ce9" office:value-type="float" office:value="124198">
            <text:p>124198</text:p>
          </table:table-cell>
          <table:table-cell table:style-name="ce11" table:formula="oooc:=[.AB4]*[.$E4]" office:value-type="float" office:value="0.203074987663509">
            <text:p>0.2</text:p>
          </table:table-cell>
          <table:table-cell table:style-name="ce16" table:formula="oooc:=[.AB4]/[.Y4]" office:value-type="float" office:value="0.799456721144748">
            <text:p>0.7995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</text:p>
          </table:table-cell>
          <table:table-cell table:style-name="ce30" office:value-type="float" office:value="991694">
            <text:p>991694</text:p>
          </table:table-cell>
          <table:table-cell table:style-name="ce33" table:formula="oooc:=[.C4]" office:value-type="float" office:value="165">
            <text:p>165</text:p>
          </table:table-cell>
          <table:table-cell table:style-name="ce7" table:formula="oooc:=[.B5]/[.C5]" office:value-type="float" office:value="6010.26666666667">
            <text:p>6010.27</text:p>
          </table:table-cell>
          <table:table-cell table:style-name="ce15" table:formula="oooc:=[.$E$2]/(1000*[.D5])" office:value-type="float" office:value="0.00000244581493888236">
            <text:p>2.45E-006</text:p>
          </table:table-cell>
          <table:table-cell table:style-name="ce7" table:formula="oooc:=[.C5]*[.$E$2]/1000" office:value-type="float" office:value="2.4255">
            <text:p>2.43</text:p>
          </table:table-cell>
          <table:table-cell table:style-name="ce9" office:value-type="float" office:value="291844">
            <text:p>291844</text:p>
          </table:table-cell>
          <table:table-cell table:style-name="ce11" table:formula="oooc:=[.G5]*[.$E5]" office:value-type="float" office:value="0.713796415023183">
            <text:p>0.71</text:p>
          </table:table-cell>
          <table:table-cell table:style-name="ce16" table:formula="oooc:=[.G5]/[.B5]" office:value-type="float" office:value="0.294288359110774">
            <text:p>0.2943</text:p>
          </table:table-cell>
          <table:table-cell table:style-name="ce9" office:value-type="float" office:value="291699">
            <text:p>291699</text:p>
          </table:table-cell>
          <table:table-cell table:style-name="ce11" table:formula="oooc:=[.J5]*[.$E5]" office:value-type="float" office:value="0.713441771857045">
            <text:p>0.71</text:p>
          </table:table-cell>
          <table:table-cell table:style-name="ce16" table:formula="oooc:=[.J5]/[.G5]" office:value-type="float" office:value="0.99950315922205">
            <text:p>0.9995</text:p>
          </table:table-cell>
          <table:table-cell table:style-name="ce9" office:value-type="float" office:value="132556">
            <text:p>132556</text:p>
          </table:table-cell>
          <table:table-cell table:style-name="ce11" table:formula="oooc:=[.M5]*[.$E5]" office:value-type="float" office:value="0.32420744503849">
            <text:p>0.32</text:p>
          </table:table-cell>
          <table:table-cell table:style-name="ce16" table:formula="oooc:=[.M5]/[.J5]" office:value-type="float" office:value="0.454427337769413">
            <text:p>0.4544</text:p>
          </table:table-cell>
          <table:table-cell table:style-name="ce9" office:value-type="float" office:value="128535">
            <text:p>128535</text:p>
          </table:table-cell>
          <table:table-cell table:style-name="ce11" table:formula="oooc:=[.P5]*[.$E5]" office:value-type="float" office:value="0.314372823169244">
            <text:p>0.31</text:p>
          </table:table-cell>
          <table:table-cell table:style-name="ce16" table:formula="oooc:=[.P5]/[.M5]" office:value-type="float" office:value="0.969665650743837">
            <text:p>0.9697</text:p>
          </table:table-cell>
          <table:table-cell table:style-name="ce9" office:value-type="float" office:value="112998">
            <text:p>112998</text:p>
          </table:table-cell>
          <table:table-cell table:style-name="ce7" table:formula="oooc:=[.S5]*[.$E5]" office:value-type="float" office:value="0.276372196463829">
            <text:p>0.28</text:p>
          </table:table-cell>
          <table:table-cell table:style-name="ce16" table:formula="oooc:=[.S5]/[.P5]" office:value-type="float" office:value="0.879122418018439">
            <text:p>0.8791</text:p>
          </table:table-cell>
          <table:table-cell table:style-name="ce9" office:value-type="float" office:value="112494">
            <text:p>112494</text:p>
          </table:table-cell>
          <table:table-cell table:style-name="ce11" table:formula="oooc:=[.V5]*[.$E5]" office:value-type="float" office:value="0.275139505734632">
            <text:p>0.28</text:p>
          </table:table-cell>
          <table:table-cell table:style-name="ce16" table:formula="oooc:=[.V5]/[.S5]" office:value-type="float" office:value="0.995539744066267">
            <text:p>0.9955</text:p>
          </table:table-cell>
          <table:table-cell table:style-name="ce9" office:value-type="float" office:value="107112">
            <text:p>107112</text:p>
          </table:table-cell>
          <table:table-cell table:style-name="ce11" table:formula="oooc:=[.Y5]*[.$E5]" office:value-type="float" office:value="0.261976129733567">
            <text:p>0.26</text:p>
          </table:table-cell>
          <table:table-cell table:style-name="ce16" table:formula="oooc:=[.Y5]/[.V5]" office:value-type="float" office:value="0.952157448397248">
            <text:p>0.9522</text:p>
          </table:table-cell>
          <table:table-cell table:style-name="ce9" office:value-type="float" office:value="85318">
            <text:p>85318</text:p>
          </table:table-cell>
          <table:table-cell table:style-name="ce7" table:formula="oooc:=[.AB5]*[.$E5]" office:value-type="float" office:value="0.208672038955565">
            <text:p>0.21</text:p>
          </table:table-cell>
          <table:table-cell table:style-name="ce16" table:formula="oooc:=[.AB5]/[.Y5]" office:value-type="float" office:value="0.796530734184779">
            <text:p>0.7965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4:.F5])/2" office:value-type="float" office:value="2.4255">
            <text:p>2.43</text:p>
          </table:table-cell>
          <table:table-cell table:style-name="ce47"/>
          <table:table-cell table:style-name="ce39" table:formula="oooc:=SUM([.H4:.H5])/2" office:value-type="float" office:value="0.719695389533481">
            <text:p>0.72</text:p>
          </table:table-cell>
          <table:table-cell table:style-name="ce49" table:formula="oooc:=[.H6]/[.F6]" office:value-type="float" office:value="0.296720424462371">
            <text:p>0.2967</text:p>
          </table:table-cell>
          <table:table-cell table:style-name="ce47"/>
          <table:table-cell table:style-name="ce39" table:formula="oooc:=SUM([.K4:.K5])/2" office:value-type="float" office:value="0.719337390434375">
            <text:p>0.72</text:p>
          </table:table-cell>
          <table:table-cell table:style-name="ce49" table:formula="oooc:=[.K6]/[.H6]" office:value-type="float" office:value="0.999502568580663">
            <text:p>0.9995</text:p>
          </table:table-cell>
          <table:table-cell table:style-name="ce47"/>
          <table:table-cell table:style-name="ce39" table:formula="oooc:=SUM([.N4:.N5])/2" office:value-type="float" office:value="0.3183963142542">
            <text:p>0.32</text:p>
          </table:table-cell>
          <table:table-cell table:style-name="ce49" table:formula="oooc:=[.N6]/[.K6]" office:value-type="float" office:value="0.442624446453333">
            <text:p>0.4426</text:p>
          </table:table-cell>
          <table:table-cell table:style-name="ce47"/>
          <table:table-cell table:style-name="ce39" table:formula="oooc:=SUM([.Q4:.Q5])/2" office:value-type="float" office:value="0.308273692257992">
            <text:p>0.31</text:p>
          </table:table-cell>
          <table:table-cell table:style-name="ce49" table:formula="oooc:=[.Q6]/[.N6]" office:value-type="float" office:value="0.968207477464307">
            <text:p>0.9682</text:p>
          </table:table-cell>
          <table:table-cell table:style-name="ce47"/>
          <table:table-cell table:style-name="ce39" table:formula="oooc:=SUM([.T4:.T5])/2" office:value-type="float" office:value="0.272001098899298">
            <text:p>0.27</text:p>
          </table:table-cell>
          <table:table-cell table:style-name="ce49" table:formula="oooc:=[.T6]/[.Q6]" office:value-type="float" office:value="0.882336396943215">
            <text:p>0.8823</text:p>
          </table:table-cell>
          <table:table-cell table:style-name="ce47"/>
          <table:table-cell table:style-name="ce39" table:formula="oooc:=SUM([.W4:.W5])/2" office:value-type="float" office:value="0.270832092897409">
            <text:p>0.27</text:p>
          </table:table-cell>
          <table:table-cell table:style-name="ce49" table:formula="oooc:=[.W6]/[.T6]" office:value-type="float" office:value="0.995702201179995">
            <text:p>0.9957</text:p>
          </table:table-cell>
          <table:table-cell table:style-name="ce47"/>
          <table:table-cell table:style-name="ce39" table:formula="oooc:=SUM([.Z4:.Z5])/2" office:value-type="float" office:value="0.257996183187888">
            <text:p>0.26</text:p>
          </table:table-cell>
          <table:table-cell table:style-name="ce49" table:formula="oooc:=[.Z6]/[.W6]" office:value-type="float" office:value="0.952605654772298">
            <text:p>0.9526</text:p>
          </table:table-cell>
          <table:table-cell table:style-name="ce47"/>
          <table:table-cell table:style-name="ce39" table:formula="oooc:=SUM([.AC4:.AC5])/2" office:value-type="float" office:value="0.205873513309537">
            <text:p>0.21</text:p>
          </table:table-cell>
          <table:table-cell table:style-name="ce49" table:formula="oooc:=[.AC6]/[.Z6]" office:value-type="float" office:value="0.797971158974889">
            <text:p>0.7980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TtbarJets-madgraph Sig.</text:p>
          </table:table-cell>
          <table:table-cell table:style-name="ce30" office:value-type="float" office:value="219134">
            <text:p>219134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7]/[.C7]" office:value-type="float" office:value="8964.57272727273">
            <text:p>8964.57</text:p>
          </table:table-cell>
          <table:table-cell table:style-name="ce15" table:formula="oooc:=[.$E$2]/(1000*[.D7])" office:value-type="float" office:value="0.00000163978813572213">
            <text:p>1.64E-006</text:p>
          </table:table-cell>
          <table:table-cell table:style-name="ce7" table:formula="oooc:=[.C7]*[.$E$2]/1000" office:value-type="float" office:value="0.359333333333333">
            <text:p>0.36</text:p>
          </table:table-cell>
          <table:table-cell table:style-name="ce9" office:value-type="float" office:value="181667">
            <text:p>181667</text:p>
          </table:table-cell>
          <table:table-cell table:style-name="ce11" table:formula="oooc:=[.G7]*[.$E7]" office:value-type="float" office:value="0.297895391252232">
            <text:p>0.3</text:p>
          </table:table-cell>
          <table:table-cell table:style-name="ce16" table:formula="oooc:=[.G7]/[.B7]" office:value-type="float" office:value="0.829022424635155">
            <text:p>0.8290</text:p>
          </table:table-cell>
          <table:table-cell table:style-name="ce9" office:value-type="float" office:value="181580">
            <text:p>181580</text:p>
          </table:table-cell>
          <table:table-cell table:style-name="ce11" table:formula="oooc:=[.J7]*[.$E7]" office:value-type="float" office:value="0.297752729684424">
            <text:p>0.3</text:p>
          </table:table-cell>
          <table:table-cell table:style-name="ce16" table:formula="oooc:=[.J7]/[.G7]" office:value-type="float" office:value="0.999521101796143">
            <text:p>0.9995</text:p>
          </table:table-cell>
          <table:table-cell table:style-name="ce9" office:value-type="float" office:value="129678">
            <text:p>129678</text:p>
          </table:table-cell>
          <table:table-cell table:style-name="ce11" table:formula="oooc:=[.M7]*[.$E7]" office:value-type="float" office:value="0.212644445864174">
            <text:p>0.21</text:p>
          </table:table-cell>
          <table:table-cell table:style-name="ce16" table:formula="oooc:=[.M7]/[.J7]" office:value-type="float" office:value="0.714164555567794">
            <text:p>0.7142</text:p>
          </table:table-cell>
          <table:table-cell table:style-name="ce9" office:value-type="float" office:value="129277">
            <text:p>129277</text:p>
          </table:table-cell>
          <table:table-cell table:style-name="ce11" table:formula="oooc:=[.P7]*[.$E7]" office:value-type="float" office:value="0.21198689082175">
            <text:p>0.21</text:p>
          </table:table-cell>
          <table:table-cell table:style-name="ce16" table:formula="oooc:=[.P7]/[.M7]" office:value-type="float" office:value="0.996907725288792">
            <text:p>0.9969</text:p>
          </table:table-cell>
          <table:table-cell table:style-name="ce9" office:value-type="float" office:value="127808">
            <text:p>127808</text:p>
          </table:table-cell>
          <table:table-cell table:style-name="ce11" table:formula="oooc:=[.S7]*[.$E7]" office:value-type="float" office:value="0.209578042050374">
            <text:p>0.21</text:p>
          </table:table-cell>
          <table:table-cell table:style-name="ce16" table:formula="oooc:=[.S7]/[.P7]" office:value-type="float" office:value="0.988636803143637">
            <text:p>0.9886</text:p>
          </table:table-cell>
          <table:table-cell table:style-name="ce9" office:value-type="float" office:value="127599">
            <text:p>127599</text:p>
          </table:table-cell>
          <table:table-cell table:style-name="ce11" table:formula="oooc:=[.V7]*[.$E7]" office:value-type="float" office:value="0.209235326330008">
            <text:p>0.21</text:p>
          </table:table-cell>
          <table:table-cell table:style-name="ce16" table:formula="oooc:=[.V7]/[.S7]" office:value-type="float" office:value="0.998364734601903">
            <text:p>0.9984</text:p>
          </table:table-cell>
          <table:table-cell table:style-name="ce9" office:value-type="float" office:value="124211">
            <text:p>124211</text:p>
          </table:table-cell>
          <table:table-cell table:style-name="ce11" table:formula="oooc:=[.Y7]*[.$E7]" office:value-type="float" office:value="0.203679724126182">
            <text:p>0.2</text:p>
          </table:table-cell>
          <table:table-cell table:style-name="ce16" table:formula="oooc:=[.Y7]/[.V7]" office:value-type="float" office:value="0.973448067774826">
            <text:p>0.9734</text:p>
          </table:table-cell>
          <table:table-cell table:style-name="ce9" office:value-type="float" office:value="104670">
            <text:p>104670</text:p>
          </table:table-cell>
          <table:table-cell table:style-name="ce11" table:formula="oooc:=[.AB7]*[.$E7]" office:value-type="float" office:value="0.171636624166035">
            <text:p>0.17</text:p>
          </table:table-cell>
          <table:table-cell table:style-name="ce16" table:formula="oooc:=[.AB7]/[.Y7]" office:value-type="float" office:value="0.842678989783514">
            <text:p>0.8427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 Sig.</text:p>
          </table:table-cell>
          <table:table-cell table:style-name="ce30" office:value-type="float" office:value="146351">
            <text:p>146351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8]/[.C8]" office:value-type="float" office:value="5987.08636363636">
            <text:p>5987.09</text:p>
          </table:table-cell>
          <table:table-cell table:style-name="ce15" table:formula="oooc:=[.$E$2]/(1000*[.D8])" office:value-type="float" office:value="0.00000245528444174166">
            <text:p>2.46E-006</text:p>
          </table:table-cell>
          <table:table-cell table:style-name="ce7" table:formula="oooc:=[.C8]*[.$E$2]/1000" office:value-type="float" office:value="0.359333333333333">
            <text:p>0.36</text:p>
          </table:table-cell>
          <table:table-cell table:style-name="ce9" office:value-type="float" office:value="120872">
            <text:p>120872</text:p>
          </table:table-cell>
          <table:table-cell table:style-name="ce11" table:formula="oooc:=[.G8]*[.$E8]" office:value-type="float" office:value="0.296775141042198">
            <text:p>0.3</text:p>
          </table:table-cell>
          <table:table-cell table:style-name="ce16" table:formula="oooc:=[.G8]/[.B8]" office:value-type="float" office:value="0.825904845200921">
            <text:p>0.8259</text:p>
          </table:table-cell>
          <table:table-cell table:style-name="ce9" office:value-type="float" office:value="120827">
            <text:p>120827</text:p>
          </table:table-cell>
          <table:table-cell table:style-name="ce11" table:formula="oooc:=[.J8]*[.$E8]" office:value-type="float" office:value="0.296664653242319">
            <text:p>0.3</text:p>
          </table:table-cell>
          <table:table-cell table:style-name="ce16" table:formula="oooc:=[.J8]/[.G8]" office:value-type="float" office:value="0.999627705341187">
            <text:p>0.9996</text:p>
          </table:table-cell>
          <table:table-cell table:style-name="ce9" office:value-type="float" office:value="90466">
            <text:p>90466</text:p>
          </table:table-cell>
          <table:table-cell table:style-name="ce11" table:formula="oooc:=[.M8]*[.$E8]" office:value-type="float" office:value="0.222119762306601">
            <text:p>0.22</text:p>
          </table:table-cell>
          <table:table-cell table:style-name="ce16" table:formula="oooc:=[.M8]/[.J8]" office:value-type="float" office:value="0.748723381363437">
            <text:p>0.7487</text:p>
          </table:table-cell>
          <table:table-cell table:style-name="ce9" office:value-type="float" office:value="90194">
            <text:p>90194</text:p>
          </table:table-cell>
          <table:table-cell table:style-name="ce11" table:formula="oooc:=[.P8]*[.$E8]" office:value-type="float" office:value="0.221451924938447">
            <text:p>0.22</text:p>
          </table:table-cell>
          <table:table-cell table:style-name="ce16" table:formula="oooc:=[.P8]/[.M8]" office:value-type="float" office:value="0.99699334556629">
            <text:p>0.9970</text:p>
          </table:table-cell>
          <table:table-cell table:style-name="ce9" office:value-type="float" office:value="88825">
            <text:p>88825</text:p>
          </table:table-cell>
          <table:table-cell table:style-name="ce11" table:formula="oooc:=[.S8]*[.$E8]" office:value-type="float" office:value="0.218090640537703">
            <text:p>0.22</text:p>
          </table:table-cell>
          <table:table-cell table:style-name="ce16" table:formula="oooc:=[.S8]/[.P8]" office:value-type="float" office:value="0.984821606758764">
            <text:p>0.9848</text:p>
          </table:table-cell>
          <table:table-cell table:style-name="ce9" office:value-type="float" office:value="88661">
            <text:p>88661</text:p>
          </table:table-cell>
          <table:table-cell table:style-name="ce11" table:formula="oooc:=[.V8]*[.$E8]" office:value-type="float" office:value="0.217687973889257">
            <text:p>0.22</text:p>
          </table:table-cell>
          <table:table-cell table:style-name="ce16" table:formula="oooc:=[.V8]/[.S8]" office:value-type="float" office:value="0.998153672952435">
            <text:p>0.9982</text:p>
          </table:table-cell>
          <table:table-cell table:style-name="ce9" office:value-type="float" office:value="86251">
            <text:p>86251</text:p>
          </table:table-cell>
          <table:table-cell table:style-name="ce11" table:formula="oooc:=[.Y8]*[.$E8]" office:value-type="float" office:value="0.21177073838466">
            <text:p>0.21</text:p>
          </table:table-cell>
          <table:table-cell table:style-name="ce16" table:formula="oooc:=[.Y8]/[.V8]" office:value-type="float" office:value="0.972817811664655">
            <text:p>0.9728</text:p>
          </table:table-cell>
          <table:table-cell table:style-name="ce9" office:value-type="float" office:value="72336">
            <text:p>72336</text:p>
          </table:table-cell>
          <table:table-cell table:style-name="ce11" table:formula="oooc:=[.AB8]*[.$E8]" office:value-type="float" office:value="0.177605455377825">
            <text:p>0.18</text:p>
          </table:table-cell>
          <table:table-cell table:style-name="ce16" table:formula="oooc:=[.AB8]/[.Y8]" office:value-type="float" office:value="0.838668537176381">
            <text:p>0.8387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7:.F8])/2" office:value-type="float" office:value="0.359333333333333">
            <text:p>0.36</text:p>
          </table:table-cell>
          <table:table-cell table:style-name="ce47"/>
          <table:table-cell table:style-name="ce39" table:formula="oooc:=SUM([.H7:.H8])/2" office:value-type="float" office:value="0.297335266147215">
            <text:p>0.30</text:p>
          </table:table-cell>
          <table:table-cell table:style-name="ce49" table:formula="oooc:=[.H9]/[.F9]" office:value-type="float" office:value="0.827463634918038">
            <text:p>0.8275</text:p>
          </table:table-cell>
          <table:table-cell table:style-name="ce47"/>
          <table:table-cell table:style-name="ce39" table:formula="oooc:=SUM([.K7:.K8])/2" office:value-type="float" office:value="0.297208691463372">
            <text:p>0.30</text:p>
          </table:table-cell>
          <table:table-cell table:style-name="ce49" table:formula="oooc:=[.K9]/[.H9]" office:value-type="float" office:value="0.999574303157902">
            <text:p>0.9996</text:p>
          </table:table-cell>
          <table:table-cell table:style-name="ce47"/>
          <table:table-cell table:style-name="ce39" table:formula="oooc:=SUM([.N7:.N8])/2" office:value-type="float" office:value="0.217382104085388">
            <text:p>0.22</text:p>
          </table:table-cell>
          <table:table-cell table:style-name="ce49" table:formula="oooc:=[.N9]/[.K9]" office:value-type="float" office:value="0.731412338633367">
            <text:p>0.7314</text:p>
          </table:table-cell>
          <table:table-cell table:style-name="ce47"/>
          <table:table-cell table:style-name="ce39" table:formula="oooc:=SUM([.Q7:.Q8])/2" office:value-type="float" office:value="0.216719407880098">
            <text:p>0.22</text:p>
          </table:table-cell>
          <table:table-cell table:style-name="ce49" table:formula="oooc:=[.Q9]/[.N9]" office:value-type="float" office:value="0.996951468438134">
            <text:p>0.9970</text:p>
          </table:table-cell>
          <table:table-cell table:style-name="ce47"/>
          <table:table-cell table:style-name="ce39" table:formula="oooc:=SUM([.T7:.T8])/2" office:value-type="float" office:value="0.213834341294038">
            <text:p>0.21</text:p>
          </table:table-cell>
          <table:table-cell table:style-name="ce49" table:formula="oooc:=[.T9]/[.Q9]" office:value-type="float" office:value="0.986687548594373">
            <text:p>0.9867</text:p>
          </table:table-cell>
          <table:table-cell table:style-name="ce47"/>
          <table:table-cell table:style-name="ce39" table:formula="oooc:=SUM([.W7:.W8])/2" office:value-type="float" office:value="0.213461650109633">
            <text:p>0.21</text:p>
          </table:table-cell>
          <table:table-cell table:style-name="ce49" table:formula="oooc:=[.W9]/[.T9]" office:value-type="float" office:value="0.998257103222287">
            <text:p>0.9983</text:p>
          </table:table-cell>
          <table:table-cell table:style-name="ce47"/>
          <table:table-cell table:style-name="ce39" table:formula="oooc:=SUM([.Z7:.Z8])/2" office:value-type="float" office:value="0.207725231255421">
            <text:p>0.21</text:p>
          </table:table-cell>
          <table:table-cell table:style-name="ce49" table:formula="oooc:=[.Z9]/[.W9]" office:value-type="float" office:value="0.973126700504443">
            <text:p>0.9731</text:p>
          </table:table-cell>
          <table:table-cell table:style-name="ce47"/>
          <table:table-cell table:style-name="ce39" table:formula="oooc:=SUM([.AC7:.AC8])/2" office:value-type="float" office:value="0.17462103977193">
            <text:p>0.17</text:p>
          </table:table-cell>
          <table:table-cell table:style-name="ce49" table:formula="oooc:=[.AC9]/[.Z9]" office:value-type="float" office:value="0.840634711135377">
            <text:p>0.8406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TtbarJets-madgraph Bkg.</text:p>
          </table:table-cell>
          <table:table-cell table:style-name="ce30" office:value-type="float" office:value="1264270">
            <text:p>12642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0]/[.C10]" office:value-type="float" office:value="8994.80632411067">
            <text:p>8994.81</text:p>
          </table:table-cell>
          <table:table-cell table:style-name="ce15" table:formula="oooc:=[.$E$2]/(1000*[.D10])" office:value-type="float" office:value="0.00000163427643356772">
            <text:p>1.63E-006</text:p>
          </table:table-cell>
          <table:table-cell table:style-name="ce7" table:formula="oooc:=[.C10]*[.$E$2]/1000" office:value-type="float" office:value="2.06616666666667">
            <text:p>2.07</text:p>
          </table:table-cell>
          <table:table-cell table:style-name="ce9" office:value-type="float" office:value="262097">
            <text:p>262097</text:p>
          </table:table-cell>
          <table:table-cell table:style-name="ce11" table:formula="oooc:=[.G10]*[.$E10]" office:value-type="float" office:value="0.4283389504088">
            <text:p>0.43</text:p>
          </table:table-cell>
          <table:table-cell table:style-name="ce16" table:formula="oooc:=[.G10]/[.B10]" office:value-type="float" office:value="0.207310938328047">
            <text:p>0.2073</text:p>
          </table:table-cell>
          <table:table-cell table:style-name="ce9" office:value-type="float" office:value="261963">
            <text:p>261963</text:p>
          </table:table-cell>
          <table:table-cell table:style-name="ce11" table:formula="oooc:=[.J10]*[.$E10]" office:value-type="float" office:value="0.428119957366702">
            <text:p>0.43</text:p>
          </table:table-cell>
          <table:table-cell table:style-name="ce16" table:formula="oooc:=[.J10]/[.G10]" office:value-type="float" office:value="0.999488738902009">
            <text:p>0.9995</text:p>
          </table:table-cell>
          <table:table-cell table:style-name="ce9" office:value-type="float" office:value="61495">
            <text:p>61495</text:p>
          </table:table-cell>
          <table:table-cell table:style-name="ce11" table:formula="oooc:=[.M10]*[.$E10]" office:value-type="float" office:value="0.100499829282247">
            <text:p>0.1</text:p>
          </table:table-cell>
          <table:table-cell table:style-name="ce16" table:formula="oooc:=[.M10]/[.J10]" office:value-type="float" office:value="0.234746891736619">
            <text:p>0.2347</text:p>
          </table:table-cell>
          <table:table-cell table:style-name="ce9" office:value-type="float" office:value="55529">
            <text:p>55529</text:p>
          </table:table-cell>
          <table:table-cell table:style-name="ce11" table:formula="oooc:=[.P10]*[.$E10]" office:value-type="float" office:value="0.0907497360795822">
            <text:p>0.09</text:p>
          </table:table-cell>
          <table:table-cell table:style-name="ce16" table:formula="oooc:=[.P10]/[.M10]" office:value-type="float" office:value="0.902983982437597">
            <text:p>0.9030</text:p>
          </table:table-cell>
          <table:table-cell table:style-name="ce9" office:value-type="float" office:value="35871">
            <text:p>35871</text:p>
          </table:table-cell>
          <table:table-cell table:style-name="ce11" table:formula="oooc:=[.S10]*[.$E10]" office:value-type="float" office:value="0.0586231299485078">
            <text:p>0.06</text:p>
          </table:table-cell>
          <table:table-cell table:style-name="ce16" table:formula="oooc:=[.S10]/[.P10]" office:value-type="float" office:value="0.645986781681644">
            <text:p>0.6460</text:p>
          </table:table-cell>
          <table:table-cell table:style-name="ce9" office:value-type="float" office:value="35404">
            <text:p>35404</text:p>
          </table:table-cell>
          <table:table-cell table:style-name="ce11" table:formula="oooc:=[.V10]*[.$E10]" office:value-type="float" office:value="0.0578599228540317">
            <text:p>0.06</text:p>
          </table:table-cell>
          <table:table-cell table:style-name="ce16" table:formula="oooc:=[.V10]/[.S10]" office:value-type="float" office:value="0.986981126815533">
            <text:p>0.9870</text:p>
          </table:table-cell>
          <table:table-cell table:style-name="ce9" office:value-type="float" office:value="31142">
            <text:p>31142</text:p>
          </table:table-cell>
          <table:table-cell table:style-name="ce11" table:formula="oooc:=[.Y10]*[.$E10]" office:value-type="float" office:value="0.0508946366941661">
            <text:p>0.05</text:p>
          </table:table-cell>
          <table:table-cell table:style-name="ce16" table:formula="oooc:=[.Y10]/[.V10]" office:value-type="float" office:value="0.879618122246074">
            <text:p>0.8796</text:p>
          </table:table-cell>
          <table:table-cell table:style-name="ce9" office:value-type="float" office:value="19528">
            <text:p>19528</text:p>
          </table:table-cell>
          <table:table-cell table:style-name="ce11" table:formula="oooc:=[.AB10]*[.$E10]" office:value-type="float" office:value="0.0319141501947105">
            <text:p>0.03</text:p>
          </table:table-cell>
          <table:table-cell table:style-name="ce16" table:formula="oooc:=[.AB10]/[.Y10]" office:value-type="float" office:value="0.627063130177895">
            <text:p>0.6271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 Bkg.</text:p>
          </table:table-cell>
          <table:table-cell table:style-name="ce30" office:value-type="float" office:value="843370">
            <text:p>8433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1]/[.C11]" office:value-type="float" office:value="6000.26086956522">
            <text:p>6000.26</text:p>
          </table:table-cell>
          <table:table-cell table:style-name="ce15" table:formula="oooc:=[.$E$2]/(1000*[.D11])" office:value-type="float" office:value="0.00000244989348289205">
            <text:p>2.45E-006</text:p>
          </table:table-cell>
          <table:table-cell table:style-name="ce7" table:formula="oooc:=[.C11]*[.$E$2]/1000" office:value-type="float" office:value="2.06616666666667">
            <text:p>2.07</text:p>
          </table:table-cell>
          <table:table-cell table:style-name="ce9" office:value-type="float" office:value="170470">
            <text:p>170470</text:p>
          </table:table-cell>
          <table:table-cell table:style-name="ce11" table:formula="oooc:=[.G11]*[.$E11]" office:value-type="float" office:value="0.417633342028607">
            <text:p>0.42</text:p>
          </table:table-cell>
          <table:table-cell table:style-name="ce16" table:formula="oooc:=[.G11]/[.B11]" office:value-type="float" office:value="0.202129551679571">
            <text:p>0.2021</text:p>
          </table:table-cell>
          <table:table-cell table:style-name="ce9" office:value-type="float" office:value="170370">
            <text:p>170370</text:p>
          </table:table-cell>
          <table:table-cell table:style-name="ce11" table:formula="oooc:=[.J11]*[.$E11]" office:value-type="float" office:value="0.417388352680318">
            <text:p>0.42</text:p>
          </table:table-cell>
          <table:table-cell table:style-name="ce16" table:formula="oooc:=[.J11]/[.G11]" office:value-type="float" office:value="0.999413386519622">
            <text:p>0.9994</text:p>
          </table:table-cell>
          <table:table-cell table:style-name="ce9" office:value-type="float" office:value="41828">
            <text:p>41828</text:p>
          </table:table-cell>
          <table:table-cell table:style-name="ce11" table:formula="oooc:=[.M11]*[.$E11]" office:value-type="float" office:value="0.102474144602409">
            <text:p>0.1</text:p>
          </table:table-cell>
          <table:table-cell table:style-name="ce16" table:formula="oooc:=[.M11]/[.J11]" office:value-type="float" office:value="0.245512707636321">
            <text:p>0.2455</text:p>
          </table:table-cell>
          <table:table-cell table:style-name="ce9" office:value-type="float" office:value="38087">
            <text:p>38087</text:p>
          </table:table-cell>
          <table:table-cell table:style-name="ce11" table:formula="oooc:=[.P11]*[.$E11]" office:value-type="float" office:value="0.0933090930829094">
            <text:p>0.09</text:p>
          </table:table-cell>
          <table:table-cell table:style-name="ce16" table:formula="oooc:=[.P11]/[.M11]" office:value-type="float" office:value="0.910562302763699">
            <text:p>0.9106</text:p>
          </table:table-cell>
          <table:table-cell table:style-name="ce9" office:value-type="float" office:value="23949">
            <text:p>23949</text:p>
          </table:table-cell>
          <table:table-cell table:style-name="ce11" table:formula="oooc:=[.S11]*[.$E11]" office:value-type="float" office:value="0.0586724990217817">
            <text:p>0.06</text:p>
          </table:table-cell>
          <table:table-cell table:style-name="ce16" table:formula="oooc:=[.S11]/[.P11]" office:value-type="float" office:value="0.628797227400425">
            <text:p>0.6288</text:p>
          </table:table-cell>
          <table:table-cell table:style-name="ce9" office:value-type="float" office:value="23609">
            <text:p>23609</text:p>
          </table:table-cell>
          <table:table-cell table:style-name="ce11" table:formula="oooc:=[.V11]*[.$E11]" office:value-type="float" office:value="0.0578395352375984">
            <text:p>0.06</text:p>
          </table:table-cell>
          <table:table-cell table:style-name="ce16" table:formula="oooc:=[.V11]/[.S11]" office:value-type="float" office:value="0.985803165059084">
            <text:p>0.9858</text:p>
          </table:table-cell>
          <table:table-cell table:style-name="ce9" office:value-type="float" office:value="20645">
            <text:p>20645</text:p>
          </table:table-cell>
          <table:table-cell table:style-name="ce11" table:formula="oooc:=[.Y11]*[.$E11]" office:value-type="float" office:value="0.0505780509543063">
            <text:p>0.05</text:p>
          </table:table-cell>
          <table:table-cell table:style-name="ce16" table:formula="oooc:=[.Y11]/[.V11]" office:value-type="float" office:value="0.874454657122284">
            <text:p>0.8745</text:p>
          </table:table-cell>
          <table:table-cell table:style-name="ce9" office:value-type="float" office:value="12801">
            <text:p>12801</text:p>
          </table:table-cell>
          <table:table-cell table:style-name="ce11" table:formula="oooc:=[.AB11]*[.$E11]" office:value-type="float" office:value="0.0313610864745011">
            <text:p>0.03</text:p>
          </table:table-cell>
          <table:table-cell table:style-name="ce16" table:formula="oooc:=[.AB11]/[.Y11]" office:value-type="float" office:value="0.620053281666263">
            <text:p>0.6201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10:.F11])/2" office:value-type="float" office:value="2.06616666666667">
            <text:p>2.07</text:p>
          </table:table-cell>
          <table:table-cell table:style-name="ce47"/>
          <table:table-cell table:style-name="ce39" table:formula="oooc:=SUM([.H10:.H11])/2" office:value-type="float" office:value="0.422986146218704">
            <text:p>0.42</text:p>
          </table:table-cell>
          <table:table-cell table:style-name="ce49" table:formula="oooc:=[.H12]/[.F12]" office:value-type="float" office:value="0.204720245003809">
            <text:p>0.2047</text:p>
          </table:table-cell>
          <table:table-cell table:style-name="ce47"/>
          <table:table-cell table:style-name="ce39" table:formula="oooc:=SUM([.K10:.K11])/2" office:value-type="float" office:value="0.42275415502351">
            <text:p>0.42</text:p>
          </table:table-cell>
          <table:table-cell table:style-name="ce49" table:formula="oooc:=[.K12]/[.H12]" office:value-type="float" office:value="0.999451539495401">
            <text:p>0.9995</text:p>
          </table:table-cell>
          <table:table-cell table:style-name="ce47"/>
          <table:table-cell table:style-name="ce39" table:formula="oooc:=SUM([.N10:.N11])/2" office:value-type="float" office:value="0.101486986942328">
            <text:p>0.10</text:p>
          </table:table-cell>
          <table:table-cell table:style-name="ce49" table:formula="oooc:=[.N12]/[.K12]" office:value-type="float" office:value="0.240061477188046">
            <text:p>0.2401</text:p>
          </table:table-cell>
          <table:table-cell table:style-name="ce47"/>
          <table:table-cell table:style-name="ce39" table:formula="oooc:=SUM([.Q10:.Q11])/2" office:value-type="float" office:value="0.0920294145812458">
            <text:p>0.09</text:p>
          </table:table-cell>
          <table:table-cell table:style-name="ce49" table:formula="oooc:=[.Q12]/[.N12]" office:value-type="float" office:value="0.906809999527757">
            <text:p>0.9068</text:p>
          </table:table-cell>
          <table:table-cell table:style-name="ce47"/>
          <table:table-cell table:style-name="ce39" table:formula="oooc:=SUM([.T10:.T11])/2" office:value-type="float" office:value="0.0586478144851447">
            <text:p>0.06</text:p>
          </table:table-cell>
          <table:table-cell table:style-name="ce49" table:formula="oooc:=[.T12]/[.Q12]" office:value-type="float" office:value="0.637272493278429">
            <text:p>0.6373</text:p>
          </table:table-cell>
          <table:table-cell table:style-name="ce47"/>
          <table:table-cell table:style-name="ce39" table:formula="oooc:=SUM([.W10:.W11])/2" office:value-type="float" office:value="0.057849729045815">
            <text:p>0.06</text:p>
          </table:table-cell>
          <table:table-cell table:style-name="ce49" table:formula="oooc:=[.W12]/[.T12]" office:value-type="float" office:value="0.986391898038556">
            <text:p>0.9864</text:p>
          </table:table-cell>
          <table:table-cell table:style-name="ce47"/>
          <table:table-cell table:style-name="ce39" table:formula="oooc:=SUM([.Z10:.Z11])/2" office:value-type="float" office:value="0.0507363438242362">
            <text:p>0.05</text:p>
          </table:table-cell>
          <table:table-cell table:style-name="ce49" table:formula="oooc:=[.Z12]/[.W12]" office:value-type="float" office:value="0.877036844616069">
            <text:p>0.8770</text:p>
          </table:table-cell>
          <table:table-cell table:style-name="ce47"/>
          <table:table-cell table:style-name="ce39" table:formula="oooc:=SUM([.AC10:.AC11])/2" office:value-type="float" office:value="0.0316376183346058">
            <text:p>0.03</text:p>
          </table:table-cell>
          <table:table-cell table:style-name="ce49" table:formula="oooc:=[.AC12]/[.Z12]" office:value-type="float" office:value="0.623569140973317">
            <text:p>0.6236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SingleTop_sChannel</text:p>
          </table:table-cell>
          <table:table-cell table:style-name="ce30" office:value-type="float" office:value="412055">
            <text:p>412055</text:p>
          </table:table-cell>
          <table:table-cell table:style-name="ce36" office:value-type="float" office:value="1.5">
            <text:p>1.5</text:p>
          </table:table-cell>
          <table:table-cell table:style-name="ce7" table:formula="oooc:=[.B13]/[.C13]" office:value-type="float" office:value="274703.333333333">
            <text:p>274703.33</text:p>
          </table:table-cell>
          <table:table-cell table:style-name="ce15" table:formula="oooc:=[.$E$2]/(1000*[.D13])" office:value-type="float" office:value="0.0000000535122738469379">
            <text:p>5.35E-008</text:p>
          </table:table-cell>
          <table:table-cell table:style-name="ce7" table:formula="oooc:=[.C13]*[.$E$2]/1000" office:value-type="float" office:value="0.02205">
            <text:p>0.02</text:p>
          </table:table-cell>
          <table:table-cell table:style-name="ce9" office:value-type="float" office:value="142001">
            <text:p>142001</text:p>
          </table:table-cell>
          <table:table-cell table:style-name="ce11" table:formula="oooc:=[.G13]*[.$E13]" office:value-type="float" office:value="0.00759879639853903">
            <text:p>0.01</text:p>
          </table:table-cell>
          <table:table-cell table:style-name="ce16" table:formula="oooc:=[.G13]/[.B13]" office:value-type="float" office:value="0.344616616713788">
            <text:p>0.3446</text:p>
          </table:table-cell>
          <table:table-cell table:style-name="ce9" office:value-type="float" office:value="141947">
            <text:p>141947</text:p>
          </table:table-cell>
          <table:table-cell table:style-name="ce11" table:formula="oooc:=[.J13]*[.$E13]" office:value-type="float" office:value="0.0075959067357513">
            <text:p>0.01</text:p>
          </table:table-cell>
          <table:table-cell table:style-name="ce16" table:formula="oooc:=[.J13]/[.G13]" office:value-type="float" office:value="0.99961972098788">
            <text:p>0.9996</text:p>
          </table:table-cell>
          <table:table-cell table:style-name="ce9" office:value-type="float" office:value="75792">
            <text:p>75792</text:p>
          </table:table-cell>
          <table:table-cell table:style-name="ce11" table:formula="oooc:=[.M13]*[.$E13]" office:value-type="float" office:value="0.00405580225940712">
            <text:p>0</text:p>
          </table:table-cell>
          <table:table-cell table:style-name="ce16" table:formula="oooc:=[.M13]/[.J13]" office:value-type="float" office:value="0.533945768491057">
            <text:p>0.5339</text:p>
          </table:table-cell>
          <table:table-cell table:style-name="ce9" office:value-type="float" office:value="75589">
            <text:p>75589</text:p>
          </table:table-cell>
          <table:table-cell table:style-name="ce11" table:formula="oooc:=[.P13]*[.$E13]" office:value-type="float" office:value="0.00404493926781619">
            <text:p>0</text:p>
          </table:table-cell>
          <table:table-cell table:style-name="ce16" table:formula="oooc:=[.P13]/[.M13]" office:value-type="float" office:value="0.997321617057209">
            <text:p>0.9973</text:p>
          </table:table-cell>
          <table:table-cell table:style-name="ce9" office:value-type="float" office:value="75192">
            <text:p>75192</text:p>
          </table:table-cell>
          <table:table-cell table:style-name="ce11" table:formula="oooc:=[.S13]*[.$E13]" office:value-type="float" office:value="0.00402369489509896">
            <text:p>0</text:p>
          </table:table-cell>
          <table:table-cell table:style-name="ce16" table:formula="oooc:=[.S13]/[.P13]" office:value-type="float" office:value="0.994747913056133">
            <text:p>0.9947</text:p>
          </table:table-cell>
          <table:table-cell table:style-name="ce9" office:value-type="float" office:value="69972">
            <text:p>69972</text:p>
          </table:table-cell>
          <table:table-cell table:style-name="ce11" table:formula="oooc:=[.V13]*[.$E13]" office:value-type="float" office:value="0.00374436082561794">
            <text:p>0</text:p>
          </table:table-cell>
          <table:table-cell table:style-name="ce16" table:formula="oooc:=[.V13]/[.S13]" office:value-type="float" office:value="0.930577721034152">
            <text:p>0.9306</text:p>
          </table:table-cell>
          <table:table-cell table:style-name="ce9" office:value-type="float" office:value="46512">
            <text:p>46512</text:p>
          </table:table-cell>
          <table:table-cell table:style-name="ce11" table:formula="oooc:=[.Y13]*[.$E13]" office:value-type="float" office:value="0.00248896288116878">
            <text:p>0</text:p>
          </table:table-cell>
          <table:table-cell table:style-name="ce16" table:formula="oooc:=[.Y13]/[.V13]" office:value-type="float" office:value="0.664723032069971">
            <text:p>0.6647</text:p>
          </table:table-cell>
          <table:table-cell table:style-name="ce9" office:value-type="float" office:value="12756">
            <text:p>12756</text:p>
          </table:table-cell>
          <table:table-cell table:style-name="ce11" table:formula="oooc:=[.AB13]*[.$E13]" office:value-type="float" office:value="0.00068260256519154">
            <text:p>0</text:p>
          </table:table-cell>
          <table:table-cell table:style-name="ce16" table:formula="oooc:=[.AB13]/[.Y13]" office:value-type="float" office:value="0.274251805985552">
            <text:p>0.2743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Channel</text:p>
          </table:table-cell>
          <table:table-cell table:style-name="ce30" office:value-type="float" office:value="528593">
            <text:p>528593</text:p>
          </table:table-cell>
          <table:table-cell table:style-name="ce30" office:value-type="float" office:value="20">
            <text:p>20</text:p>
          </table:table-cell>
          <table:table-cell table:style-name="ce7" table:formula="oooc:=[.B14]/[.C14]" office:value-type="float" office:value="26429.65">
            <text:p>26429.65</text:p>
          </table:table-cell>
          <table:table-cell table:style-name="ce15" table:formula="oooc:=[.$E$2]/(1000*[.D14])" office:value-type="float" office:value="0.000000556193517507799">
            <text:p>5.56E-007</text:p>
          </table:table-cell>
          <table:table-cell table:style-name="ce7" table:formula="oooc:=[.C14]*[.$E$2]/1000" office:value-type="float" office:value="0.294">
            <text:p>0.29</text:p>
          </table:table-cell>
          <table:table-cell table:style-name="ce9" office:value-type="float" office:value="172830">
            <text:p>172830</text:p>
          </table:table-cell>
          <table:table-cell table:style-name="ce11" table:formula="oooc:=[.G14]*[.$E14]" office:value-type="float" office:value="0.0961269256308729">
            <text:p>0.1</text:p>
          </table:table-cell>
          <table:table-cell table:style-name="ce16" table:formula="oooc:=[.G14]/[.B14]" office:value-type="float" office:value="0.326962332077799">
            <text:p>0.3270</text:p>
          </table:table-cell>
          <table:table-cell table:style-name="ce9" office:value-type="float" office:value="172646">
            <text:p>172646</text:p>
          </table:table-cell>
          <table:table-cell table:style-name="ce11" table:formula="oooc:=[.J14]*[.$E14]" office:value-type="float" office:value="0.0960245860236515">
            <text:p>0.1</text:p>
          </table:table-cell>
          <table:table-cell table:style-name="ce16" table:formula="oooc:=[.J14]/[.G14]" office:value-type="float" office:value="0.998935370016779">
            <text:p>0.9989</text:p>
          </table:table-cell>
          <table:table-cell table:style-name="ce9" office:value-type="float" office:value="103274">
            <text:p>103274</text:p>
          </table:table-cell>
          <table:table-cell table:style-name="ce11" table:formula="oooc:=[.M14]*[.$E14]" office:value-type="float" office:value="0.0574403293271004">
            <text:p>0.06</text:p>
          </table:table-cell>
          <table:table-cell table:style-name="ce16" table:formula="oooc:=[.M14]/[.J14]" office:value-type="float" office:value="0.598183566372809">
            <text:p>0.5982</text:p>
          </table:table-cell>
          <table:table-cell table:style-name="ce9" office:value-type="float" office:value="103056">
            <text:p>103056</text:p>
          </table:table-cell>
          <table:table-cell table:style-name="ce7" table:formula="oooc:=[.P14]*[.$E14]" office:value-type="float" office:value="0.0573190791402837">
            <text:p>0.06</text:p>
          </table:table-cell>
          <table:table-cell table:style-name="ce16" table:formula="oooc:=[.P14]/[.M14]" office:value-type="float" office:value="0.997889110521525">
            <text:p>0.9979</text:p>
          </table:table-cell>
          <table:table-cell table:style-name="ce9" office:value-type="float" office:value="102266">
            <text:p>102266</text:p>
          </table:table-cell>
          <table:table-cell table:style-name="ce11" table:formula="oooc:=[.S14]*[.$E14]" office:value-type="float" office:value="0.0568796862614526">
            <text:p>0.06</text:p>
          </table:table-cell>
          <table:table-cell table:style-name="ce16" table:formula="oooc:=[.S14]/[.P14]" office:value-type="float" office:value="0.992334264865704">
            <text:p>0.9923</text:p>
          </table:table-cell>
          <table:table-cell table:style-name="ce9" office:value-type="float" office:value="91984">
            <text:p>91984</text:p>
          </table:table-cell>
          <table:table-cell table:style-name="ce11" table:formula="oooc:=[.V14]*[.$E14]" office:value-type="float" office:value="0.0511609045144374">
            <text:p>0.05</text:p>
          </table:table-cell>
          <table:table-cell table:style-name="ce16" table:formula="oooc:=[.V14]/[.S14]" office:value-type="float" office:value="0.899458275477676">
            <text:p>0.8995</text:p>
          </table:table-cell>
          <table:table-cell table:style-name="ce9" office:value-type="float" office:value="47173">
            <text:p>47173</text:p>
          </table:table-cell>
          <table:table-cell table:style-name="ce11" table:formula="oooc:=[.Y14]*[.$E14]" office:value-type="float" office:value="0.0262373168013954">
            <text:p>0.03</text:p>
          </table:table-cell>
          <table:table-cell table:style-name="ce16" table:formula="oooc:=[.Y14]/[.V14]" office:value-type="float" office:value="0.512839189424248">
            <text:p>0.5128</text:p>
          </table:table-cell>
          <table:table-cell table:style-name="ce9" office:value-type="float" office:value="12117">
            <text:p>12117</text:p>
          </table:table-cell>
          <table:table-cell table:style-name="ce11" table:formula="oooc:=[.AB14]*[.$E14]" office:value-type="float" office:value="0.006739396851642">
            <text:p>0.01</text:p>
          </table:table-cell>
          <table:table-cell table:style-name="ce16" table:formula="oooc:=[.AB14]/[.Y14]" office:value-type="float" office:value="0.256863036058762">
            <text:p>0.2569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WChannel</text:p>
          </table:table-cell>
          <table:table-cell table:style-name="ce30" office:value-type="float" office:value="466437">
            <text:p>466437</text:p>
          </table:table-cell>
          <table:table-cell table:style-name="ce36" office:value-type="float" office:value="10.6">
            <text:p>10.6</text:p>
          </table:table-cell>
          <table:table-cell table:style-name="ce7" table:formula="oooc:=[.B15]/[.C15]" office:value-type="float" office:value="44003.4905660377">
            <text:p>44003.49</text:p>
          </table:table-cell>
          <table:table-cell table:style-name="ce15" table:formula="oooc:=[.$E$2]/(1000*[.D15])" office:value-type="float" office:value="0.000000334064407411933">
            <text:p>3.34E-007</text:p>
          </table:table-cell>
          <table:table-cell table:style-name="ce7" table:formula="oooc:=[.C15]*[.$E$2]/1000" office:value-type="float" office:value="0.15582">
            <text:p>0.16</text:p>
          </table:table-cell>
          <table:table-cell table:style-name="ce9" office:value-type="float" office:value="122617">
            <text:p>122617</text:p>
          </table:table-cell>
          <table:table-cell table:style-name="ce11" table:formula="oooc:=[.G15]*[.$E15]" office:value-type="float" office:value="0.040961975443629">
            <text:p>0.04</text:p>
          </table:table-cell>
          <table:table-cell table:style-name="ce16" table:formula="oooc:=[.G15]/[.B15]" office:value-type="float" office:value="0.262880088843724">
            <text:p>0.2629</text:p>
          </table:table-cell>
          <table:table-cell table:style-name="ce9" office:value-type="float" office:value="122566">
            <text:p>122566</text:p>
          </table:table-cell>
          <table:table-cell table:style-name="ce11" table:formula="oooc:=[.J15]*[.$E15]" office:value-type="float" office:value="0.040944938158851">
            <text:p>0.04</text:p>
          </table:table-cell>
          <table:table-cell table:style-name="ce16" table:formula="oooc:=[.J15]/[.G15]" office:value-type="float" office:value="0.999584070724288">
            <text:p>0.9996</text:p>
          </table:table-cell>
          <table:table-cell table:style-name="ce9" office:value-type="float" office:value="60425">
            <text:p>60425</text:p>
          </table:table-cell>
          <table:table-cell table:style-name="ce11" table:formula="oooc:=[.M15]*[.$E15]" office:value-type="float" office:value="0.0201858418178661">
            <text:p>0.02</text:p>
          </table:table-cell>
          <table:table-cell table:style-name="ce16" table:formula="oooc:=[.M15]/[.J15]" office:value-type="float" office:value="0.492999689962959">
            <text:p>0.4930</text:p>
          </table:table-cell>
          <table:table-cell table:style-name="ce9" office:value-type="float" office:value="58195">
            <text:p>58195</text:p>
          </table:table-cell>
          <table:table-cell table:style-name="ce11" table:formula="oooc:=[.P15]*[.$E15]" office:value-type="float" office:value="0.0194408781893375">
            <text:p>0.02</text:p>
          </table:table-cell>
          <table:table-cell table:style-name="ce16" table:formula="oooc:=[.P15]/[.M15]" office:value-type="float" office:value="0.963094745552338">
            <text:p>0.9631</text:p>
          </table:table-cell>
          <table:table-cell table:style-name="ce9" office:value-type="float" office:value="51163">
            <text:p>51163</text:p>
          </table:table-cell>
          <table:table-cell table:style-name="ce11" table:formula="oooc:=[.S15]*[.$E15]" office:value-type="float" office:value="0.0170917372764167">
            <text:p>0.02</text:p>
          </table:table-cell>
          <table:table-cell table:style-name="ce16" table:formula="oooc:=[.S15]/[.P15]" office:value-type="float" office:value="0.879164876707621">
            <text:p>0.8792</text:p>
          </table:table-cell>
          <table:table-cell table:style-name="ce9" office:value-type="float" office:value="50268">
            <text:p>50268</text:p>
          </table:table-cell>
          <table:table-cell table:style-name="ce11" table:formula="oooc:=[.V15]*[.$E15]" office:value-type="float" office:value="0.0167927496317831">
            <text:p>0.02</text:p>
          </table:table-cell>
          <table:table-cell table:style-name="ce16" table:formula="oooc:=[.V15]/[.S15]" office:value-type="float" office:value="0.982506889744542">
            <text:p>0.9825</text:p>
          </table:table-cell>
          <table:table-cell table:style-name="ce9" office:value-type="float" office:value="42941">
            <text:p>42941</text:p>
          </table:table-cell>
          <table:table-cell table:style-name="ce11" table:formula="oooc:=[.Y15]*[.$E15]" office:value-type="float" office:value="0.0143450597186758">
            <text:p>0.01</text:p>
          </table:table-cell>
          <table:table-cell table:style-name="ce16" table:formula="oooc:=[.Y15]/[.V15]" office:value-type="float" office:value="0.854241266809899">
            <text:p>0.8542</text:p>
          </table:table-cell>
          <table:table-cell table:style-name="ce9" office:value-type="float" office:value="24587">
            <text:p>24587</text:p>
          </table:table-cell>
          <table:table-cell table:style-name="ce11" table:formula="oooc:=[.AB15]*[.$E15]" office:value-type="float" office:value="0.00821364158503721">
            <text:p>0.01</text:p>
          </table:table-cell>
          <table:table-cell table:style-name="ce16" table:formula="oooc:=[.AB15]/[.Y15]" office:value-type="float" office:value="0.572576325656133">
            <text:p>0.5726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Wjets-madgraph</text:p>
          </table:table-cell>
          <table:table-cell table:style-name="ce30" office:value-type="float" office:value="10068895">
            <text:p>10068895</text:p>
          </table:table-cell>
          <table:table-cell table:style-name="ce30" office:value-type="float" office:value="28000">
            <text:p>28000</text:p>
          </table:table-cell>
          <table:table-cell table:style-name="ce7" table:formula="oooc:=[.B16]/[.C16]" office:value-type="float" office:value="359.603392857143">
            <text:p>359.60</text:p>
          </table:table-cell>
          <table:table-cell table:style-name="ce15" table:formula="oooc:=[.$E$2]/(1000*[.D16])" office:value-type="float" office:value="0.0000408783684803546">
            <text:p>4.09E-005</text:p>
          </table:table-cell>
          <table:table-cell table:style-name="ce7" table:formula="oooc:=[.C16]*[.$E$2]/1000" office:value-type="float" office:value="411.6">
            <text:p>411.60</text:p>
          </table:table-cell>
          <table:table-cell table:style-name="ce9" office:value-type="float" office:value="2078152">
            <text:p>2078152</text:p>
          </table:table-cell>
          <table:table-cell table:style-name="ce11" table:formula="oooc:=[.G16]*[.$E16]" office:value-type="float" office:value="84.9514632141859">
            <text:p>84.95</text:p>
          </table:table-cell>
          <table:table-cell table:style-name="ce16" table:formula="oooc:=[.G16]/[.B16]" office:value-type="float" office:value="0.20639325367878">
            <text:p>0.2064</text:p>
          </table:table-cell>
          <table:table-cell table:style-name="ce9" office:value-type="float" office:value="2071788">
            <text:p>2071788</text:p>
          </table:table-cell>
          <table:table-cell table:style-name="ce11" table:formula="oooc:=[.J16]*[.$E16]" office:value-type="float" office:value="84.6913132771769">
            <text:p>84.69</text:p>
          </table:table-cell>
          <table:table-cell table:style-name="ce16" table:formula="oooc:=[.J16]/[.G16]" office:value-type="float" office:value="0.996937663847495">
            <text:p>0.9969</text:p>
          </table:table-cell>
          <table:table-cell table:style-name="ce9" office:value-type="float" office:value="1513220">
            <text:p>1513220</text:p>
          </table:table-cell>
          <table:table-cell table:style-name="ce11" table:formula="oooc:=[.M16]*[.$E16]" office:value-type="float" office:value="61.8579647518422">
            <text:p>61.86</text:p>
          </table:table-cell>
          <table:table-cell table:style-name="ce16" table:formula="oooc:=[.M16]/[.J16]" office:value-type="float" office:value="0.730393264175678">
            <text:p>0.7304</text:p>
          </table:table-cell>
          <table:table-cell table:style-name="ce9" office:value-type="float" office:value="1513060">
            <text:p>1513060</text:p>
          </table:table-cell>
          <table:table-cell table:style-name="ce11" table:formula="oooc:=[.P16]*[.$E16]" office:value-type="float" office:value="61.8514242128853">
            <text:p>61.85</text:p>
          </table:table-cell>
          <table:table-cell table:style-name="ce16" table:formula="oooc:=[.P16]/[.M16]" office:value-type="float" office:value="0.999894265209289">
            <text:p>0.9999</text:p>
          </table:table-cell>
          <table:table-cell table:style-name="ce9" office:value-type="float" office:value="1511379">
            <text:p>1511379</text:p>
          </table:table-cell>
          <table:table-cell table:style-name="ce11" table:formula="oooc:=[.S16]*[.$E16]" office:value-type="float" office:value="61.7827076754699">
            <text:p>61.78</text:p>
          </table:table-cell>
          <table:table-cell table:style-name="ce16" table:formula="oooc:=[.S16]/[.P16]" office:value-type="float" office:value="0.998889006384413">
            <text:p>0.9989</text:p>
          </table:table-cell>
          <table:table-cell table:style-name="ce9" office:value-type="float" office:value="224427">
            <text:p>224427</text:p>
          </table:table-cell>
          <table:table-cell table:style-name="ce11" table:formula="oooc:=[.V16]*[.$E16]" office:value-type="float" office:value="9.17420960294054">
            <text:p>9.17</text:p>
          </table:table-cell>
          <table:table-cell table:style-name="ce16" table:formula="oooc:=[.V16]/[.S16]" office:value-type="float" office:value="0.148491543153637">
            <text:p>0.1485</text:p>
          </table:table-cell>
          <table:table-cell table:style-name="ce9" office:value-type="float" office:value="37692">
            <text:p>37692</text:p>
          </table:table-cell>
          <table:table-cell table:style-name="ce11" table:formula="oooc:=[.Y16]*[.$E16]" office:value-type="float" office:value="1.54078746476153">
            <text:p>1.54</text:p>
          </table:table-cell>
          <table:table-cell table:style-name="ce16" table:formula="oooc:=[.Y16]/[.V16]" office:value-type="float" office:value="0.167947706826719">
            <text:p>0.1679</text:p>
          </table:table-cell>
          <table:table-cell table:style-name="ce9" office:value-type="float" office:value="6514">
            <text:p>6514</text:p>
          </table:table-cell>
          <table:table-cell table:style-name="ce11" table:formula="oooc:=[.AB16]*[.$E16]" office:value-type="float" office:value="0.26628169228103">
            <text:p>0.27</text:p>
          </table:table-cell>
          <table:table-cell table:style-name="ce16" table:formula="oooc:=[.AB16]/[.Y16]" office:value-type="float" office:value="0.172821818953624">
            <text:p>0.1728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Zjets-madgraph</text:p>
          </table:table-cell>
          <table:table-cell table:style-name="ce30" office:value-type="float" office:value="1084921">
            <text:p>1084921</text:p>
          </table:table-cell>
          <table:table-cell table:style-name="ce30" office:value-type="float" office:value="2800">
            <text:p>2800</text:p>
          </table:table-cell>
          <table:table-cell table:style-name="ce7" table:formula="oooc:=[.B17]/[.C17]" office:value-type="float" office:value="387.471785714286">
            <text:p>387.47</text:p>
          </table:table-cell>
          <table:table-cell table:style-name="ce15" table:formula="oooc:=[.$E$2]/(1000*[.D17])" office:value-type="float" office:value="0.0000379382461948842">
            <text:p>3.79E-005</text:p>
          </table:table-cell>
          <table:table-cell table:style-name="ce7" table:formula="oooc:=[.C17]*[.$E$2]/1000" office:value-type="float" office:value="41.16">
            <text:p>41.16</text:p>
          </table:table-cell>
          <table:table-cell table:style-name="ce9" office:value-type="float" office:value="321975">
            <text:p>321975</text:p>
          </table:table-cell>
          <table:table-cell table:style-name="ce11" table:formula="oooc:=[.G17]*[.$E17]" office:value-type="float" office:value="12.2151668185979">
            <text:p>12.22</text:p>
          </table:table-cell>
          <table:table-cell table:style-name="ce16" table:formula="oooc:=[.G17]/[.B17]" office:value-type="float" office:value="0.29677276041297">
            <text:p>0.2968</text:p>
          </table:table-cell>
          <table:table-cell table:style-name="ce9" office:value-type="float" office:value="321356">
            <text:p>321356</text:p>
          </table:table-cell>
          <table:table-cell table:style-name="ce11" table:formula="oooc:=[.J17]*[.$E17]" office:value-type="float" office:value="12.1916830442032">
            <text:p>12.19</text:p>
          </table:table-cell>
          <table:table-cell table:style-name="ce16" table:formula="oooc:=[.J17]/[.G17]" office:value-type="float" office:value="0.998077490488392">
            <text:p>0.9981</text:p>
          </table:table-cell>
          <table:table-cell table:style-name="ce9" office:value-type="float" office:value="137103">
            <text:p>137103</text:p>
          </table:table-cell>
          <table:table-cell table:style-name="ce11" table:formula="oooc:=[.M17]*[.$E17]" office:value-type="float" office:value="5.20144736805721">
            <text:p>5.2</text:p>
          </table:table-cell>
          <table:table-cell table:style-name="ce16" table:formula="oooc:=[.M17]/[.J17]" office:value-type="float" office:value="0.426638992270255">
            <text:p>0.4266</text:p>
          </table:table-cell>
          <table:table-cell table:style-name="ce9" office:value-type="float" office:value="88235">
            <text:p>88235</text:p>
          </table:table-cell>
          <table:table-cell table:style-name="ce11" table:formula="oooc:=[.P17]*[.$E17]" office:value-type="float" office:value="3.34748115300561">
            <text:p>3.35</text:p>
          </table:table-cell>
          <table:table-cell table:style-name="ce16" table:formula="oooc:=[.P17]/[.M17]" office:value-type="float" office:value="0.64356724506393">
            <text:p>0.6436</text:p>
          </table:table-cell>
          <table:table-cell table:style-name="ce9" office:value-type="float" office:value="86515">
            <text:p>86515</text:p>
          </table:table-cell>
          <table:table-cell table:style-name="ce11" table:formula="oooc:=[.S17]*[.$E17]" office:value-type="float" office:value="3.28222736955041">
            <text:p>3.28</text:p>
          </table:table-cell>
          <table:table-cell table:style-name="ce16" table:formula="oooc:=[.S17]/[.P17]" office:value-type="float" office:value="0.980506601688672">
            <text:p>0.9805</text:p>
          </table:table-cell>
          <table:table-cell table:style-name="ce9" office:value-type="float" office:value="18761">
            <text:p>18761</text:p>
          </table:table-cell>
          <table:table-cell table:style-name="ce11" table:formula="oooc:=[.V17]*[.$E17]" office:value-type="float" office:value="0.711759436862223">
            <text:p>0.71</text:p>
          </table:table-cell>
          <table:table-cell table:style-name="ce16" table:formula="oooc:=[.V17]/[.S17]" office:value-type="float" office:value="0.216852568918685">
            <text:p>0.2169</text:p>
          </table:table-cell>
          <table:table-cell table:style-name="ce9" office:value-type="float" office:value="3130">
            <text:p>3130</text:p>
          </table:table-cell>
          <table:table-cell table:style-name="ce11" table:formula="oooc:=[.Y17]*[.$E17]" office:value-type="float" office:value="0.118746710589988">
            <text:p>0.12</text:p>
          </table:table-cell>
          <table:table-cell table:style-name="ce16" table:formula="oooc:=[.Y17]/[.V17]" office:value-type="float" office:value="0.166835456532168">
            <text:p>0.1668</text:p>
          </table:table-cell>
          <table:table-cell table:style-name="ce9" office:value-type="float" office:value="589">
            <text:p>589</text:p>
          </table:table-cell>
          <table:table-cell table:style-name="ce11" table:formula="oooc:=[.AB17]*[.$E17]" office:value-type="float" office:value="0.0223456270087868">
            <text:p>0.02</text:p>
          </table:table-cell>
          <table:table-cell table:style-name="ce16" table:formula="oooc:=[.AB17]/[.Y17]" office:value-type="float" office:value="0.188178913738019">
            <text:p>0.1882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InclusiveMu15</text:p>
          </table:table-cell>
          <table:table-cell table:style-name="ce30" office:value-type="float" office:value="4377187">
            <text:p>4377187</text:p>
          </table:table-cell>
          <table:table-cell table:style-name="ce37" office:value-type="float" office:value="110000">
            <text:p>1.10E+005</text:p>
          </table:table-cell>
          <table:table-cell table:style-name="ce7" table:formula="oooc:=[.B18]/[.C18]" office:value-type="float" office:value="39.7926090909091">
            <text:p>39.79</text:p>
          </table:table-cell>
          <table:table-cell table:style-name="ce15" table:formula="oooc:=[.$E$2]/(1000*[.D18])" office:value-type="float" office:value="0.00036941533455162">
            <text:p>3.69E-004</text:p>
          </table:table-cell>
          <table:table-cell table:style-name="ce7" table:formula="oooc:=[.C18]*[.$E$2]/1000" office:value-type="float" office:value="1617">
            <text:p>1617.00</text:p>
          </table:table-cell>
          <table:table-cell table:style-name="ce9" office:value-type="float" office:value="3488649">
            <text:p>3488649</text:p>
          </table:table-cell>
          <table:table-cell table:style-name="ce11" table:formula="oooc:=[.G18]*[.$E18]" office:value-type="float" office:value="1288.76043746817">
            <text:p>1288.76</text:p>
          </table:table-cell>
          <table:table-cell table:style-name="ce16" table:formula="oooc:=[.G18]/[.B18]" office:value-type="float" office:value="0.797007073264176">
            <text:p>0.7970</text:p>
          </table:table-cell>
          <table:table-cell table:style-name="ce9" office:value-type="float" office:value="3487545">
            <text:p>3487545</text:p>
          </table:table-cell>
          <table:table-cell table:style-name="ce11" table:formula="oooc:=[.J18]*[.$E18]" office:value-type="float" office:value="1288.35260293883">
            <text:p>1288.35</text:p>
          </table:table-cell>
          <table:table-cell table:style-name="ce16" table:formula="oooc:=[.J18]/[.G18]" office:value-type="float" office:value="0.999683545120188">
            <text:p>0.9997</text:p>
          </table:table-cell>
          <table:table-cell table:style-name="ce9" office:value-type="float" office:value="27990">
            <text:p>27990</text:p>
          </table:table-cell>
          <table:table-cell table:style-name="ce11" table:formula="oooc:=[.M18]*[.$E18]" office:value-type="float" office:value="10.3399352140998">
            <text:p>10.34</text:p>
          </table:table-cell>
          <table:table-cell table:style-name="ce16" table:formula="oooc:=[.M18]/[.J18]" office:value-type="float" office:value="0.0080257028941562">
            <text:p>0.0080</text:p>
          </table:table-cell>
          <table:table-cell table:style-name="ce9" office:value-type="float" office:value="27959">
            <text:p>27959</text:p>
          </table:table-cell>
          <table:table-cell table:style-name="ce11" table:formula="oooc:=[.P18]*[.$E18]" office:value-type="float" office:value="10.3284833387287">
            <text:p>10.33</text:p>
          </table:table-cell>
          <table:table-cell table:style-name="ce16" table:formula="oooc:=[.P18]/[.M18]" office:value-type="float" office:value="0.998892461593426">
            <text:p>0.9989</text:p>
          </table:table-cell>
          <table:table-cell table:style-name="ce9" office:value-type="float" office:value="27914">
            <text:p>27914</text:p>
          </table:table-cell>
          <table:table-cell table:style-name="ce11" table:formula="oooc:=[.S18]*[.$E18]" office:value-type="float" office:value="10.3118596486739">
            <text:p>10.31</text:p>
          </table:table-cell>
          <table:table-cell table:style-name="ce16" table:formula="oooc:=[.S18]/[.P18]" office:value-type="float" office:value="0.99839050037555">
            <text:p>0.9984</text:p>
          </table:table-cell>
          <table:table-cell table:style-name="ce9" office:value-type="float" office:value="9982">
            <text:p>9982</text:p>
          </table:table-cell>
          <table:table-cell table:style-name="ce11" table:formula="oooc:=[.V18]*[.$E18]" office:value-type="float" office:value="3.68750386949427">
            <text:p>3.69</text:p>
          </table:table-cell>
          <table:table-cell table:style-name="ce16" table:formula="oooc:=[.V18]/[.S18]" office:value-type="float" office:value="0.357598337751666">
            <text:p>0.3576</text:p>
          </table:table-cell>
          <table:table-cell table:style-name="ce9" office:value-type="float" office:value="1248">
            <text:p>1248</text:p>
          </table:table-cell>
          <table:table-cell table:style-name="ce11" table:formula="oooc:=[.Y18]*[.$E18]" office:value-type="float" office:value="0.461030337520421">
            <text:p>0.46</text:p>
          </table:table-cell>
          <table:table-cell table:style-name="ce16" table:formula="oooc:=[.Y18]/[.V18]" office:value-type="float" office:value="0.125025045081146">
            <text:p>0.1250</text:p>
          </table:table-cell>
          <table:table-cell table:style-name="ce9" office:value-type="float" office:value="154">
            <text:p>154</text:p>
          </table:table-cell>
          <table:table-cell table:style-name="ce11" table:formula="oooc:=[.AB18]*[.$E18]" office:value-type="float" office:value="0.0568899615209494">
            <text:p>0.06</text:p>
          </table:table-cell>
          <table:table-cell table:style-name="ce16" table:formula="oooc:=[.AB18]/[.Y18]" office:value-type="float" office:value="0.123397435897436">
            <text:p>0.1234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2" table:number-columns-repeated="3"/>
          <table:table-cell table:style-name="ce42"/>
          <table:table-cell table:style-name="ce45" table:formula="oooc:=SUM([.F12:.F18])" office:value-type="float" office:value="2072.29803666667">
            <text:p>2072.30</text:p>
          </table:table-cell>
          <table:table-cell table:style-name="ce42"/>
          <table:table-cell table:style-name="ce45" table:formula="oooc:=SUM([.H12:.H18])" office:value-type="float" office:value="1386.49474134465">
            <text:p>1386.49</text:p>
          </table:table-cell>
          <table:table-cell table:style-name="ce50" table:formula="oooc:=[.H19]/[.F19]" office:value-type="float" office:value="0.669061455839071">
            <text:p>0.67</text:p>
          </table:table-cell>
          <table:table-cell table:style-name="ce42"/>
          <table:table-cell table:style-name="ce45" table:formula="oooc:=SUM([.K12:.K18])" office:value-type="float" office:value="1385.80291884615">
            <text:p>1385.80</text:p>
          </table:table-cell>
          <table:table-cell table:style-name="ce49" table:formula="oooc:=[.K19]/[.H19]" office:value-type="float" office:value="0.999501027679465">
            <text:p>0.9995</text:p>
          </table:table-cell>
          <table:table-cell table:style-name="ce42"/>
          <table:table-cell table:style-name="ce45" table:formula="oooc:=SUM([.N12:.N18])" office:value-type="float" office:value="77.5825162943459">
            <text:p>77.58</text:p>
          </table:table-cell>
          <table:table-cell table:style-name="ce49" table:formula="oooc:=[.N19]/[.K19]" office:value-type="float" office:value="0.0559838020538612">
            <text:p>0.0560</text:p>
          </table:table-cell>
          <table:table-cell table:style-name="ce42"/>
          <table:table-cell table:style-name="ce45" table:formula="oooc:=SUM([.Q12:.Q18])" office:value-type="float" office:value="75.7002230157984">
            <text:p>75.70</text:p>
          </table:table-cell>
          <table:table-cell table:style-name="ce49" table:formula="oooc:=[.Q19]/[.N19]" office:value-type="float" office:value="0.975738176995881">
            <text:p>0.9757</text:p>
          </table:table-cell>
          <table:table-cell table:style-name="ce42"/>
          <table:table-cell table:style-name="ce45" table:formula="oooc:=SUM([.T12:.T18])" office:value-type="float" office:value="75.5134376266123">
            <text:p>75.51</text:p>
          </table:table-cell>
          <table:table-cell table:style-name="ce49" table:formula="oooc:=[.T19]/[.Q19]" office:value-type="float" office:value="0.997532564875706">
            <text:p>0.9975</text:p>
          </table:table-cell>
          <table:table-cell table:style-name="ce42"/>
          <table:table-cell table:style-name="ce45" table:formula="oooc:=SUM([.W12:.W18])" office:value-type="float" office:value="13.7030206533147">
            <text:p>13.70</text:p>
          </table:table-cell>
          <table:table-cell table:style-name="ce49" table:formula="oooc:=[.W19]/[.T19]" office:value-type="float" office:value="0.181464664886154">
            <text:p>0.1815</text:p>
          </table:table-cell>
          <table:table-cell table:style-name="ce42"/>
          <table:table-cell table:style-name="ce45" table:formula="oooc:=SUM([.Z12:.Z18])" office:value-type="float" office:value="2.21437219609741">
            <text:p>2.21</text:p>
          </table:table-cell>
          <table:table-cell table:style-name="ce49" table:formula="oooc:=[.Z19]/[.W19]" office:value-type="float" office:value="0.161597377112744">
            <text:p>0.1616</text:p>
          </table:table-cell>
          <table:table-cell table:style-name="ce42"/>
          <table:table-cell table:style-name="ce45" table:formula="oooc:=SUM([.AC12:.AC18])" office:value-type="float" office:value="0.392790540147243">
            <text:p>0.39</text:p>
          </table:table-cell>
          <table:table-cell table:style-name="ce49" table:formula="oooc:=[.AC19]/[.Z19]" office:value-type="float" office:value="0.177382348296954">
            <text:p>0.1774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Total Sum</text:p>
          </table:table-cell>
          <table:table-cell table:style-name="ce32" table:number-columns-repeated="3"/>
          <table:table-cell table:style-name="ce42"/>
          <table:table-cell table:style-name="ce45" table:formula="oooc:=[.F9]+[.F19]" office:value-type="float" office:value="2072.65737">
            <text:p>2072.66</text:p>
          </table:table-cell>
          <table:table-cell table:style-name="ce42"/>
          <table:table-cell table:style-name="ce45" table:formula="oooc:=[.H9]+[.H19]" office:value-type="float" office:value="1386.7920766108">
            <text:p>1386.79</text:p>
          </table:table-cell>
          <table:table-cell table:style-name="ce50" table:formula="oooc:=[.H20]/[.F20]" office:value-type="float" office:value="0.669088917774575">
            <text:p>0.67</text:p>
          </table:table-cell>
          <table:table-cell table:style-name="ce42"/>
          <table:table-cell table:style-name="ce45" table:formula="oooc:=[.K9]+[.K19]" office:value-type="float" office:value="1386.10012753761">
            <text:p>1386.10</text:p>
          </table:table-cell>
          <table:table-cell table:style-name="ce49" table:formula="oooc:=[.K20]/[.H20]" office:value-type="float" office:value="0.9995010433901">
            <text:p>0.9995</text:p>
          </table:table-cell>
          <table:table-cell table:style-name="ce42"/>
          <table:table-cell table:style-name="ce45" table:formula="oooc:=[.N9]+[.N19]" office:value-type="float" office:value="77.7998983984313">
            <text:p>77.80</text:p>
          </table:table-cell>
          <table:table-cell table:style-name="ce49" table:formula="oooc:=[.N20]/[.K20]" office:value-type="float" office:value="0.0561286279777217">
            <text:p>0.0561</text:p>
          </table:table-cell>
          <table:table-cell table:style-name="ce42"/>
          <table:table-cell table:style-name="ce45" table:formula="oooc:=[.Q9]+[.Q19]" office:value-type="float" office:value="75.9169424236785">
            <text:p>75.92</text:p>
          </table:table-cell>
          <table:table-cell table:style-name="ce49" table:formula="oooc:=[.Q20]/[.N20]" office:value-type="float" office:value="0.975797449437404">
            <text:p>0.9758</text:p>
          </table:table-cell>
          <table:table-cell table:style-name="ce42"/>
          <table:table-cell table:style-name="ce45" table:formula="oooc:=[.T9]+[.T19]" office:value-type="float" office:value="75.7272719679063">
            <text:p>75.73</text:p>
          </table:table-cell>
          <table:table-cell table:style-name="ce49" table:formula="oooc:=[.T20]/[.Q20]" office:value-type="float" office:value="0.997501605705962">
            <text:p>0.9975</text:p>
          </table:table-cell>
          <table:table-cell table:style-name="ce42"/>
          <table:table-cell table:style-name="ce45" table:formula="oooc:=[.W9]+[.W19]" office:value-type="float" office:value="13.9164823034243">
            <text:p>13.92</text:p>
          </table:table-cell>
          <table:table-cell table:style-name="ce49" table:formula="oooc:=[.W20]/[.T20]" office:value-type="float" office:value="0.183771076677927">
            <text:p>0.1838</text:p>
          </table:table-cell>
          <table:table-cell table:style-name="ce42"/>
          <table:table-cell table:style-name="ce45" table:formula="oooc:=[.Z9]+[.Z19]" office:value-type="float" office:value="2.42209742735283">
            <text:p>2.42</text:p>
          </table:table-cell>
          <table:table-cell table:style-name="ce49" table:formula="oooc:=[.Z20]/[.W20]" office:value-type="float" office:value="0.174045234603348">
            <text:p>0.1740</text:p>
          </table:table-cell>
          <table:table-cell table:style-name="ce42"/>
          <table:table-cell table:style-name="ce45" table:formula="oooc:=[.AC9]+[.AC19]" office:value-type="float" office:value="0.567411579919173">
            <text:p>0.57</text:p>
          </table:table-cell>
          <table:table-cell table:style-name="ce49" table:formula="oooc:=[.AC20]/[.Z20]" office:value-type="float" office:value="0.234264556624095">
            <text:p>0.2343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S/B</text:p>
          </table:table-cell>
          <table:table-cell table:style-name="ce32" table:number-columns-repeated="3"/>
          <table:table-cell table:style-name="ce42"/>
          <table:table-cell table:style-name="ce46" table:formula="oooc:=[.F9]/[.F19]" office:value-type="float" office:value="0.000173398481770184">
            <text:p>1.73E-004</text:p>
          </table:table-cell>
          <table:table-cell table:style-name="ce42"/>
          <table:table-cell table:style-name="ce45" table:formula="oooc:=[.H9]/[.H19]" office:value-type="float" office:value="0.000214451059409611">
            <text:p>0.00</text:p>
          </table:table-cell>
          <table:table-cell table:style-name="ce50"/>
          <table:table-cell table:style-name="ce42"/>
          <table:table-cell table:style-name="ce45" table:formula="oooc:=[.K9]/[.K19]" office:value-type="float" office:value="0.000214466781258358">
            <text:p>0.00</text:p>
          </table:table-cell>
          <table:table-cell table:style-name="ce49"/>
          <table:table-cell table:style-name="ce42"/>
          <table:table-cell table:style-name="ce45" table:formula="oooc:=[.N9]/[.N19]" office:value-type="float" office:value="0.00280194706834006">
            <text:p>0.00</text:p>
          </table:table-cell>
          <table:table-cell table:style-name="ce49"/>
          <table:table-cell table:style-name="ce42"/>
          <table:table-cell table:style-name="ce45" table:formula="oooc:=[.Q9]/[.Q19]" office:value-type="float" office:value="0.00286286353257995">
            <text:p>0.00</text:p>
          </table:table-cell>
          <table:table-cell table:style-name="ce49"/>
          <table:table-cell table:style-name="ce42"/>
          <table:table-cell table:style-name="ce45" table:formula="oooc:=[.T9]/[.T19]" office:value-type="float" office:value="0.00283173893302772">
            <text:p>0.00</text:p>
          </table:table-cell>
          <table:table-cell table:style-name="ce49"/>
          <table:table-cell table:style-name="ce42"/>
          <table:table-cell table:style-name="ce45" table:formula="oooc:=[.W9]/[.W19]" office:value-type="float" office:value="0.0155777076828675">
            <text:p>0.02</text:p>
          </table:table-cell>
          <table:table-cell table:style-name="ce49"/>
          <table:table-cell table:style-name="ce42"/>
          <table:table-cell table:style-name="ce45" table:formula="oooc:=[.Z9]/[.Z19]" office:value-type="float" office:value="0.0938077309774363">
            <text:p>0.09</text:p>
          </table:table-cell>
          <table:table-cell table:style-name="ce49"/>
          <table:table-cell table:style-name="ce42"/>
          <table:table-cell table:style-name="ce45" table:formula="oooc:=[.AC9]/[.AC19]" office:value-type="float" office:value="0.444565288426934">
            <text:p>0.44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style-name="ce27" office:value-type="string">
            <text:p>S/sqrt(B)</text:p>
          </table:table-cell>
          <table:table-cell table:style-name="ce32" table:number-columns-repeated="3"/>
          <table:table-cell table:style-name="ce42"/>
          <table:table-cell table:style-name="ce45" table:formula="oooc:=[.F9]/SQRT([.F19])" office:value-type="float" office:value="0.00789353244431284">
            <text:p>0.01</text:p>
          </table:table-cell>
          <table:table-cell table:style-name="ce42"/>
          <table:table-cell table:style-name="ce45" table:formula="oooc:=[.H9]/SQRT([.H19])" office:value-type="float" office:value="0.00798522778792872">
            <text:p>0.01</text:p>
          </table:table-cell>
          <table:table-cell table:style-name="ce50"/>
          <table:table-cell table:style-name="ce42"/>
          <table:table-cell table:style-name="ce45" table:formula="oooc:=[.K9]/SQRT([.K19])" office:value-type="float" office:value="0.00798382060295432">
            <text:p>0.01</text:p>
          </table:table-cell>
          <table:table-cell table:style-name="ce49"/>
          <table:table-cell table:style-name="ce42"/>
          <table:table-cell table:style-name="ce45" table:formula="oooc:=[.N9]/SQRT([.N19])" office:value-type="float" office:value="0.0246798125854239">
            <text:p>0.02</text:p>
          </table:table-cell>
          <table:table-cell table:style-name="ce49"/>
          <table:table-cell table:style-name="ce42"/>
          <table:table-cell table:style-name="ce45" table:formula="oooc:=[.Q9]/SQRT([.Q19])" office:value-type="float" office:value="0.0249085946938452">
            <text:p>0.02</text:p>
          </table:table-cell>
          <table:table-cell table:style-name="ce49"/>
          <table:table-cell table:style-name="ce42"/>
          <table:table-cell table:style-name="ce45" table:formula="oooc:=[.T9]/SQRT([.T19])" office:value-type="float" office:value="0.024607377541312">
            <text:p>0.02</text:p>
          </table:table-cell>
          <table:table-cell table:style-name="ce49"/>
          <table:table-cell table:style-name="ce42"/>
          <table:table-cell table:style-name="ce45" table:formula="oooc:=[.W9]/SQRT([.W19])" office:value-type="float" office:value="0.0576649216327431">
            <text:p>0.06</text:p>
          </table:table-cell>
          <table:table-cell table:style-name="ce49"/>
          <table:table-cell table:style-name="ce42"/>
          <table:table-cell table:style-name="ce45" table:formula="oooc:=[.Z9]/SQRT([.Z19])" office:value-type="float" office:value="0.139593096572983">
            <text:p>0.14</text:p>
          </table:table-cell>
          <table:table-cell table:style-name="ce49"/>
          <table:table-cell table:style-name="ce42"/>
          <table:table-cell table:style-name="ce45" table:formula="oooc:=[.AC9]/SQRT([.AC19])" office:value-type="float" office:value="0.278622419973015">
            <text:p>0.28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3" table:formula="oooc:=[.E2]" office:value-type="float" office:value="14.7" table:number-columns-spanned="2" table:number-rows-spanned="1">
            <text:p>14.7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8" table:formula="oooc:=[.A4]" office:value-type="string" office:string-value="TtbarJets-madgraph">
            <text:p>TtbarJets-madgraph</text:p>
          </table:table-cell>
          <table:table-cell table:style-name="ce33" table:formula="oooc:=[.B4]" office:value-type="float" office:value="1483404">
            <text:p>1483404</text:p>
          </table:table-cell>
          <table:table-cell table:style-name="ce33" table:formula="oooc:=[.C4]" office:value-type="float" office:value="165">
            <text:p>165</text:p>
          </table:table-cell>
          <table:table-cell table:style-name="ce7" table:formula="oooc:=[.B27]/[.C27]" office:value-type="float" office:value="8990.32727272727">
            <text:p>8990.33</text:p>
          </table:table-cell>
          <table:table-cell table:style-name="ce15" table:formula="oooc:=[.$E$2]/(1000*[.D27])" office:value-type="float" office:value="0.00000163509064287274">
            <text:p>1.64E-006</text:p>
          </table:table-cell>
          <table:table-cell table:style-name="ce7" table:formula="oooc:=[.C27]*[.$E$2]/1000" office:value-type="float" office:value="2.4255">
            <text:p>2.43</text:p>
          </table:table-cell>
          <table:table-cell table:style-name="ce48" table:formula="oooc:=[.G4]" office:value-type="float" office:value="443764">
            <text:p>443764</text:p>
          </table:table-cell>
          <table:table-cell table:style-name="ce11" table:formula="oooc:=[.G27]*[.$E27]" office:value-type="float" office:value="0.72559436404378">
            <text:p>0.73</text:p>
          </table:table-cell>
          <table:table-cell table:style-name="ce16" table:formula="oooc:=[.G27]/[.B27]" office:value-type="float" office:value="0.299152489813968">
            <text:p>0.2992</text:p>
          </table:table-cell>
          <table:table-cell table:style-name="ce48" table:formula="oooc:=[.J4]" office:value-type="float" office:value="443543">
            <text:p>443543</text:p>
          </table:table-cell>
          <table:table-cell table:style-name="ce11" table:formula="oooc:=[.J27]*[.$E27]" office:value-type="float" office:value="0.725233009011706">
            <text:p>0.73</text:p>
          </table:table-cell>
          <table:table-cell table:style-name="ce16" table:formula="oooc:=[.J27]/[.G27]" office:value-type="float" office:value="0.999501987542928">
            <text:p>0.9995</text:p>
          </table:table-cell>
          <table:table-cell table:style-name="ce9" office:value-type="float" office:value="175740">
            <text:p>175740</text:p>
          </table:table-cell>
          <table:table-cell table:style-name="ce11" table:formula="oooc:=[.M27]*[.$E27]" office:value-type="float" office:value="0.287350829578456">
            <text:p>0.29</text:p>
          </table:table-cell>
          <table:table-cell table:style-name="ce16" table:formula="oooc:=[.M27]/[.J27]" office:value-type="float" office:value="0.396218630437184">
            <text:p>0.3962</text:p>
          </table:table-cell>
          <table:table-cell table:style-name="ce9" office:value-type="float" office:value="168695">
            <text:p>168695</text:p>
          </table:table-cell>
          <table:table-cell table:style-name="ce11" table:formula="oooc:=[.P27]*[.$E27]" office:value-type="float" office:value="0.275831615999418">
            <text:p>0.28</text:p>
          </table:table-cell>
          <table:table-cell table:style-name="ce16" table:formula="oooc:=[.P27]/[.M27]" office:value-type="float" office:value="0.959912370547399">
            <text:p>0.9599</text:p>
          </table:table-cell>
          <table:table-cell table:style-name="ce9" office:value-type="float" office:value="149199">
            <text:p>149199</text:p>
          </table:table-cell>
          <table:table-cell table:style-name="ce7" table:formula="oooc:=[.S27]*[.$E27]" office:value-type="float" office:value="0.243953888825971">
            <text:p>0.24</text:p>
          </table:table-cell>
          <table:table-cell table:style-name="ce16" table:formula="oooc:=[.S27]/[.P27]" office:value-type="float" office:value="0.884430481045674">
            <text:p>0.8844</text:p>
          </table:table-cell>
          <table:table-cell table:style-name="ce9" office:value-type="float" office:value="148579">
            <text:p>148579</text:p>
          </table:table-cell>
          <table:table-cell table:style-name="ce7" table:formula="oooc:=[.V27]*[.$E27]" office:value-type="float" office:value="0.242940132627389">
            <text:p>0.24</text:p>
          </table:table-cell>
          <table:table-cell table:style-name="ce16" table:formula="oooc:=[.V27]/[.S27]" office:value-type="float" office:value="0.995844476169411">
            <text:p>0.9958</text:p>
          </table:table-cell>
          <table:table-cell table:style-name="ce9" office:value-type="float" office:value="141448">
            <text:p>141448</text:p>
          </table:table-cell>
          <table:table-cell table:style-name="ce11" table:formula="oooc:=[.Y27]*[.$E27]" office:value-type="float" office:value="0.231280301253064">
            <text:p>0.23</text:p>
          </table:table-cell>
          <table:table-cell table:style-name="ce16" table:formula="oooc:=[.Y27]/[.V27]" office:value-type="float" office:value="0.95200533049758">
            <text:p>0.9520</text:p>
          </table:table-cell>
          <table:table-cell table:style-name="ce9" office:value-type="float" office:value="112687">
            <text:p>112687</text:p>
          </table:table-cell>
          <table:table-cell table:style-name="ce11" table:formula="oooc:=[.AB27]*[.$E27]" office:value-type="float" office:value="0.184253459273401">
            <text:p>0.18</text:p>
          </table:table-cell>
          <table:table-cell table:style-name="ce16" table:formula="oooc:=[.AB27]/[.Y27]" office:value-type="float" office:value="0.796667326508682">
            <text:p>0.7967</text:p>
          </table:table-cell>
          <table:table-cell table:style-name="ce9" office:value-type="float" office:value="62184">
            <text:p>62184</text:p>
          </table:table-cell>
          <table:table-cell table:style-name="ce11" table:formula="oooc:=[.AE27]*[.$E27]" office:value-type="float" office:value="0.101676476536399">
            <text:p>0.1</text:p>
          </table:table-cell>
          <table:table-cell table:style-name="ce16" table:formula="oooc:=[.AE27]/[.AB27]" office:value-type="float" office:value="0.551829403569178">
            <text:p>0.5518</text:p>
          </table:table-cell>
          <table:table-cell table:number-columns-repeated="223"/>
        </table:table-row>
        <table:table-row table:style-name="ro1">
          <table:table-cell table:style-name="ce28" table:formula="oooc:=[.A5]" office:value-type="string" office:string-value="Ttbar-mcatnlo">
            <text:p>Ttbar-mcatnlo</text:p>
          </table:table-cell>
          <table:table-cell table:style-name="ce33" table:formula="oooc:=[.B5]" office:value-type="float" office:value="991694">
            <text:p>991694</text:p>
          </table:table-cell>
          <table:table-cell table:style-name="ce33" table:formula="oooc:=[.C27]" office:value-type="float" office:value="165">
            <text:p>165</text:p>
          </table:table-cell>
          <table:table-cell table:style-name="ce7" table:formula="oooc:=[.B28]/[.C28]" office:value-type="float" office:value="6010.26666666667">
            <text:p>6010.27</text:p>
          </table:table-cell>
          <table:table-cell table:style-name="ce15" table:formula="oooc:=[.$E$2]/(1000*[.D28])" office:value-type="float" office:value="0.00000244581493888236">
            <text:p>2.45E-006</text:p>
          </table:table-cell>
          <table:table-cell table:style-name="ce7" table:formula="oooc:=[.C28]*[.$E$2]/1000" office:value-type="float" office:value="2.4255">
            <text:p>2.43</text:p>
          </table:table-cell>
          <table:table-cell table:style-name="ce48" table:formula="oooc:=[.G5]" office:value-type="float" office:value="291844">
            <text:p>291844</text:p>
          </table:table-cell>
          <table:table-cell table:style-name="ce11" table:formula="oooc:=[.G28]*[.$E28]" office:value-type="float" office:value="0.713796415023183">
            <text:p>0.71</text:p>
          </table:table-cell>
          <table:table-cell table:style-name="ce16" table:formula="oooc:=[.G28]/[.B28]" office:value-type="float" office:value="0.294288359110774">
            <text:p>0.2943</text:p>
          </table:table-cell>
          <table:table-cell table:style-name="ce48" table:formula="oooc:=[.J5]" office:value-type="float" office:value="291699">
            <text:p>291699</text:p>
          </table:table-cell>
          <table:table-cell table:style-name="ce11" table:formula="oooc:=[.J28]*[.$E28]" office:value-type="float" office:value="0.713441771857045">
            <text:p>0.71</text:p>
          </table:table-cell>
          <table:table-cell table:style-name="ce16" table:formula="oooc:=[.J28]/[.G28]" office:value-type="float" office:value="0.99950315922205">
            <text:p>0.9995</text:p>
          </table:table-cell>
          <table:table-cell table:style-name="ce9" office:value-type="float" office:value="124377">
            <text:p>124377</text:p>
          </table:table-cell>
          <table:table-cell table:style-name="ce11" table:formula="oooc:=[.M28]*[.$E28]" office:value-type="float" office:value="0.304203124653371">
            <text:p>0.3</text:p>
          </table:table-cell>
          <table:table-cell table:style-name="ce16" table:formula="oooc:=[.M28]/[.J28]" office:value-type="float" office:value="0.426388160398219">
            <text:p>0.4264</text:p>
          </table:table-cell>
          <table:table-cell table:style-name="ce9" office:value-type="float" office:value="119903">
            <text:p>119903</text:p>
          </table:table-cell>
          <table:table-cell table:style-name="ce11" table:formula="oooc:=[.P28]*[.$E28]" office:value-type="float" office:value="0.293260548616811">
            <text:p>0.29</text:p>
          </table:table-cell>
          <table:table-cell table:style-name="ce16" table:formula="oooc:=[.P28]/[.M28]" office:value-type="float" office:value="0.964028719136175">
            <text:p>0.9640</text:p>
          </table:table-cell>
          <table:table-cell table:style-name="ce9" office:value-type="float" office:value="105215">
            <text:p>105215</text:p>
          </table:table-cell>
          <table:table-cell table:style-name="ce7" table:formula="oooc:=[.S28]*[.$E28]" office:value-type="float" office:value="0.257336418794507">
            <text:p>0.26</text:p>
          </table:table-cell>
          <table:table-cell table:style-name="ce16" table:formula="oooc:=[.S28]/[.P28]" office:value-type="float" office:value="0.8775009799588">
            <text:p>0.8775</text:p>
          </table:table-cell>
          <table:table-cell table:style-name="ce9" office:value-type="float" office:value="104735">
            <text:p>104735</text:p>
          </table:table-cell>
          <table:table-cell table:style-name="ce7" table:formula="oooc:=[.V28]*[.$E28]" office:value-type="float" office:value="0.256162427623844">
            <text:p>0.26</text:p>
          </table:table-cell>
          <table:table-cell table:style-name="ce16" table:formula="oooc:=[.V28]/[.S28]" office:value-type="float" office:value="0.995437912845127">
            <text:p>0.9954</text:p>
          </table:table-cell>
          <table:table-cell table:style-name="ce9" office:value-type="float" office:value="99638">
            <text:p>99638</text:p>
          </table:table-cell>
          <table:table-cell table:style-name="ce7" table:formula="oooc:=[.Y28]*[.$E28]" office:value-type="float" office:value="0.24369610888036">
            <text:p>0.24</text:p>
          </table:table-cell>
          <table:table-cell table:style-name="ce16" table:formula="oooc:=[.Y28]/[.V28]" office:value-type="float" office:value="0.951334319950351">
            <text:p>0.9513</text:p>
          </table:table-cell>
          <table:table-cell table:style-name="ce9" office:value-type="float" office:value="79114">
            <text:p>79114</text:p>
          </table:table-cell>
          <table:table-cell table:style-name="ce11" table:formula="oooc:=[.AB28]*[.$E28]" office:value-type="float" office:value="0.193498203074739">
            <text:p>0.19</text:p>
          </table:table-cell>
          <table:table-cell table:style-name="ce16" table:formula="oooc:=[.AB28]/[.Y28]" office:value-type="float" office:value="0.794014331881411">
            <text:p>0.7940</text:p>
          </table:table-cell>
          <table:table-cell table:style-name="ce9" office:value-type="float" office:value="43799">
            <text:p>43799</text:p>
          </table:table-cell>
          <table:table-cell table:style-name="ce11" table:formula="oooc:=[.AE28]*[.$E28]" office:value-type="float" office:value="0.107124248508108">
            <text:p>0.11</text:p>
          </table:table-cell>
          <table:table-cell table:style-name="ce16" table:formula="oooc:=[.AE28]/[.AB28]" office:value-type="float" office:value="0.553618828525925">
            <text:p>0.5536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27:.F28])/2" office:value-type="float" office:value="2.4255">
            <text:p>2.43</text:p>
          </table:table-cell>
          <table:table-cell table:style-name="ce47"/>
          <table:table-cell table:style-name="ce39" table:formula="oooc:=SUM([.H27:.H28])/2" office:value-type="float" office:value="0.719695389533481">
            <text:p>0.72</text:p>
          </table:table-cell>
          <table:table-cell table:style-name="ce49" table:formula="oooc:=[.H29]/[.F29]" office:value-type="float" office:value="0.296720424462371">
            <text:p>0.2967</text:p>
          </table:table-cell>
          <table:table-cell table:style-name="ce47"/>
          <table:table-cell table:style-name="ce39" table:formula="oooc:=SUM([.K27:.K28])/2" office:value-type="float" office:value="0.719337390434375">
            <text:p>0.72</text:p>
          </table:table-cell>
          <table:table-cell table:style-name="ce49" table:formula="oooc:=[.K29]/[.H29]" office:value-type="float" office:value="0.999502568580663">
            <text:p>0.9995</text:p>
          </table:table-cell>
          <table:table-cell table:style-name="ce47"/>
          <table:table-cell table:style-name="ce39" table:formula="oooc:=SUM([.N27:.N28])/2" office:value-type="float" office:value="0.295776977115913">
            <text:p>0.30</text:p>
          </table:table-cell>
          <table:table-cell table:style-name="ce49" table:formula="oooc:=[.N29]/[.K29]" office:value-type="float" office:value="0.411179762165994">
            <text:p>0.4112</text:p>
          </table:table-cell>
          <table:table-cell table:style-name="ce47"/>
          <table:table-cell table:style-name="ce39" table:formula="oooc:=SUM([.Q27:.Q28])/2" office:value-type="float" office:value="0.284546082308114">
            <text:p>0.28</text:p>
          </table:table-cell>
          <table:table-cell table:style-name="ce49" table:formula="oooc:=[.Q29]/[.N29]" office:value-type="float" office:value="0.962029178479981">
            <text:p>0.9620</text:p>
          </table:table-cell>
          <table:table-cell table:style-name="ce47"/>
          <table:table-cell table:style-name="ce39" table:formula="oooc:=SUM([.T27:.T28])/2" office:value-type="float" office:value="0.250645153810239">
            <text:p>0.25</text:p>
          </table:table-cell>
          <table:table-cell table:style-name="ce49" table:formula="oooc:=[.T29]/[.Q29]" office:value-type="float" office:value="0.880859619563601">
            <text:p>0.8809</text:p>
          </table:table-cell>
          <table:table-cell table:style-name="ce47"/>
          <table:table-cell table:style-name="ce39" table:formula="oooc:=SUM([.W27:.W28])/2" office:value-type="float" office:value="0.249551280125617">
            <text:p>0.25</text:p>
          </table:table-cell>
          <table:table-cell table:style-name="ce49" table:formula="oooc:=[.W29]/[.T29]" office:value-type="float" office:value="0.995635767665987">
            <text:p>0.9956</text:p>
          </table:table-cell>
          <table:table-cell table:style-name="ce47"/>
          <table:table-cell table:style-name="ce39" table:formula="oooc:=SUM([.Z27:.Z28])/2" office:value-type="float" office:value="0.237488205066712">
            <text:p>0.24</text:p>
          </table:table-cell>
          <table:table-cell table:style-name="ce49" table:formula="oooc:=[.Z29]/[.W29]" office:value-type="float" office:value="0.951660936971222">
            <text:p>0.9517</text:p>
          </table:table-cell>
          <table:table-cell table:style-name="ce47"/>
          <table:table-cell table:style-name="ce39" table:formula="oooc:=SUM([.AC27:.AC28])/2" office:value-type="float" office:value="0.18887583117407">
            <text:p>0.19</text:p>
          </table:table-cell>
          <table:table-cell table:style-name="ce49" table:formula="oooc:=[.AC29]/[.Z29]" office:value-type="float" office:value="0.795306154766774">
            <text:p>0.7953</text:p>
          </table:table-cell>
          <table:table-cell table:style-name="ce47"/>
          <table:table-cell table:style-name="ce39" table:formula="oooc:=SUM([.AF27:.AF28])/2" office:value-type="float" office:value="0.104400362522254">
            <text:p>0.10</text:p>
          </table:table-cell>
          <table:table-cell table:style-name="ce49" table:formula="oooc:=[.AF29]/[.AC29]" office:value-type="float" office:value="0.552746012410858">
            <text:p>0.5527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7]" office:value-type="string" office:string-value="TtbarJets-madgraph Sig.">
            <text:p>TtbarJets-madgraph Sig.</text:p>
          </table:table-cell>
          <table:table-cell table:style-name="ce34" table:formula="oooc:=[.B7]" office:value-type="float" office:value="219134">
            <text:p>219134</text:p>
          </table:table-cell>
          <table:table-cell table:style-name="ce38" table:formula="oooc:=[.C7]" office:value-type="float" office:value="24.4444444444444">
            <text:p>24</text:p>
          </table:table-cell>
          <table:table-cell table:style-name="ce7" table:formula="oooc:=[.B30]/[.C30]" office:value-type="float" office:value="8964.57272727273">
            <text:p>8964.57</text:p>
          </table:table-cell>
          <table:table-cell table:style-name="ce15" table:formula="oooc:=[.$E$2]/(1000*[.D30])" office:value-type="float" office:value="0.00000163978813572213">
            <text:p>1.64E-006</text:p>
          </table:table-cell>
          <table:table-cell table:style-name="ce7" table:formula="oooc:=[.C30]*[.$E$2]/1000" office:value-type="float" office:value="0.359333333333333">
            <text:p>0.36</text:p>
          </table:table-cell>
          <table:table-cell table:style-name="ce48" table:formula="oooc:=[.G7]" office:value-type="float" office:value="181667">
            <text:p>181667</text:p>
          </table:table-cell>
          <table:table-cell table:style-name="ce11" table:formula="oooc:=[.G30]*[.$E30]" office:value-type="float" office:value="0.297895391252232">
            <text:p>0.3</text:p>
          </table:table-cell>
          <table:table-cell table:style-name="ce16" table:formula="oooc:=[.G30]/[.B30]" office:value-type="float" office:value="0.829022424635155">
            <text:p>0.8290</text:p>
          </table:table-cell>
          <table:table-cell table:style-name="ce48" table:formula="oooc:=[.J7]" office:value-type="float" office:value="181580">
            <text:p>181580</text:p>
          </table:table-cell>
          <table:table-cell table:style-name="ce11" table:formula="oooc:=[.J30]*[.$E30]" office:value-type="float" office:value="0.297752729684424">
            <text:p>0.3</text:p>
          </table:table-cell>
          <table:table-cell table:style-name="ce16" table:formula="oooc:=[.J30]/[.G30]" office:value-type="float" office:value="0.999521101796143">
            <text:p>0.9995</text:p>
          </table:table-cell>
          <table:table-cell table:style-name="ce9" office:value-type="float" office:value="118072">
            <text:p>118072</text:p>
          </table:table-cell>
          <table:table-cell table:style-name="ce11" table:formula="oooc:=[.M30]*[.$E30]" office:value-type="float" office:value="0.193613064760983">
            <text:p>0.19</text:p>
          </table:table-cell>
          <table:table-cell table:style-name="ce16" table:formula="oooc:=[.M30]/[.J30]" office:value-type="float" office:value="0.650247824650292">
            <text:p>0.6502</text:p>
          </table:table-cell>
          <table:table-cell table:style-name="ce9" office:value-type="float" office:value="117705">
            <text:p>117705</text:p>
          </table:table-cell>
          <table:table-cell table:style-name="ce11" table:formula="oooc:=[.P30]*[.$E30]" office:value-type="float" office:value="0.193011262515173">
            <text:p>0.19</text:p>
          </table:table-cell>
          <table:table-cell table:style-name="ce16" table:formula="oooc:=[.P30]/[.M30]" office:value-type="float" office:value="0.996891727081781">
            <text:p>0.9969</text:p>
          </table:table-cell>
          <table:table-cell table:style-name="ce9" office:value-type="float" office:value="116388">
            <text:p>116388</text:p>
          </table:table-cell>
          <table:table-cell table:style-name="ce11" table:formula="oooc:=[.S30]*[.$E30]" office:value-type="float" office:value="0.190851661540427">
            <text:p>0.19</text:p>
          </table:table-cell>
          <table:table-cell table:style-name="ce16" table:formula="oooc:=[.S30]/[.P30]" office:value-type="float" office:value="0.988811010577291">
            <text:p>0.9888</text:p>
          </table:table-cell>
          <table:table-cell table:style-name="ce9" office:value-type="float" office:value="116200">
            <text:p>116200</text:p>
          </table:table-cell>
          <table:table-cell table:style-name="ce11" table:formula="oooc:=[.V30]*[.$E30]" office:value-type="float" office:value="0.190543381370912">
            <text:p>0.19</text:p>
          </table:table-cell>
          <table:table-cell table:style-name="ce16" table:formula="oooc:=[.V30]/[.S30]" office:value-type="float" office:value="0.998384713200674">
            <text:p>0.9984</text:p>
          </table:table-cell>
          <table:table-cell table:style-name="ce9" office:value-type="float" office:value="113055">
            <text:p>113055</text:p>
          </table:table-cell>
          <table:table-cell table:style-name="ce11" table:formula="oooc:=[.Y30]*[.$E30]" office:value-type="float" office:value="0.185386247684065">
            <text:p>0.19</text:p>
          </table:table-cell>
          <table:table-cell table:style-name="ce16" table:formula="oooc:=[.Y30]/[.V30]" office:value-type="float" office:value="0.972934595524957">
            <text:p>0.9729</text:p>
          </table:table-cell>
          <table:table-cell table:style-name="ce9" office:value-type="float" office:value="95040">
            <text:p>95040</text:p>
          </table:table-cell>
          <table:table-cell table:style-name="ce7" table:formula="oooc:=[.AB30]*[.$E30]" office:value-type="float" office:value="0.155845464419031">
            <text:p>0.16</text:p>
          </table:table-cell>
          <table:table-cell table:style-name="ce16" table:formula="oooc:=[.AB30]/[.Y30]" office:value-type="float" office:value="0.840652779620539">
            <text:p>0.8407</text:p>
          </table:table-cell>
          <table:table-cell table:style-name="ce9" office:value-type="float" office:value="54694">
            <text:p>54694</text:p>
          </table:table-cell>
          <table:table-cell table:style-name="ce7" table:formula="oooc:=[.AE30]*[.$E30]" office:value-type="float" office:value="0.0896865722951862">
            <text:p>0.09</text:p>
          </table:table-cell>
          <table:table-cell table:style-name="ce16" table:formula="oooc:=[.AE30]/[.AB30]" office:value-type="float" office:value="0.575484006734007">
            <text:p>0.5755</text:p>
          </table:table-cell>
          <table:table-cell table:number-columns-repeated="223"/>
        </table:table-row>
        <table:table-row table:style-name="ro1">
          <table:table-cell table:style-name="ce28" table:formula="oooc:=[.A8]" office:value-type="string" office:string-value="Ttbar-mcatnlo Sig.">
            <text:p>Ttbar-mcatnlo Sig.</text:p>
          </table:table-cell>
          <table:table-cell table:style-name="ce34" table:formula="oooc:=[.B8]" office:value-type="float" office:value="146351">
            <text:p>146351</text:p>
          </table:table-cell>
          <table:table-cell table:style-name="ce38" table:formula="oooc:=[.C8]" office:value-type="float" office:value="24.4444444444444">
            <text:p>24</text:p>
          </table:table-cell>
          <table:table-cell table:style-name="ce7" table:formula="oooc:=[.B31]/[.C31]" office:value-type="float" office:value="5987.08636363636">
            <text:p>5987.09</text:p>
          </table:table-cell>
          <table:table-cell table:style-name="ce15" table:formula="oooc:=[.$E$2]/(1000*[.D31])" office:value-type="float" office:value="0.00000245528444174166">
            <text:p>2.46E-006</text:p>
          </table:table-cell>
          <table:table-cell table:style-name="ce7" table:formula="oooc:=[.C31]*[.$E$2]/1000" office:value-type="float" office:value="0.359333333333333">
            <text:p>0.36</text:p>
          </table:table-cell>
          <table:table-cell table:style-name="ce48" table:formula="oooc:=[.G8]" office:value-type="float" office:value="120872">
            <text:p>120872</text:p>
          </table:table-cell>
          <table:table-cell table:style-name="ce11" table:formula="oooc:=[.G31]*[.$E31]" office:value-type="float" office:value="0.296775141042198">
            <text:p>0.3</text:p>
          </table:table-cell>
          <table:table-cell table:style-name="ce16" table:formula="oooc:=[.G31]/[.B31]" office:value-type="float" office:value="0.825904845200921">
            <text:p>0.8259</text:p>
          </table:table-cell>
          <table:table-cell table:style-name="ce48" table:formula="oooc:=[.J8]" office:value-type="float" office:value="120827">
            <text:p>120827</text:p>
          </table:table-cell>
          <table:table-cell table:style-name="ce11" table:formula="oooc:=[.J31]*[.$E31]" office:value-type="float" office:value="0.296664653242319">
            <text:p>0.3</text:p>
          </table:table-cell>
          <table:table-cell table:style-name="ce16" table:formula="oooc:=[.J31]/[.G31]" office:value-type="float" office:value="0.999627705341187">
            <text:p>0.9996</text:p>
          </table:table-cell>
          <table:table-cell table:style-name="ce9" office:value-type="float" office:value="84117">
            <text:p>84117</text:p>
          </table:table-cell>
          <table:table-cell table:style-name="ce11" table:formula="oooc:=[.M31]*[.$E31]" office:value-type="float" office:value="0.206531161385983">
            <text:p>0.21</text:p>
          </table:table-cell>
          <table:table-cell table:style-name="ce16" table:formula="oooc:=[.M31]/[.J31]" office:value-type="float" office:value="0.696177178941793">
            <text:p>0.6962</text:p>
          </table:table-cell>
          <table:table-cell table:style-name="ce9" office:value-type="float" office:value="83858">
            <text:p>83858</text:p>
          </table:table-cell>
          <table:table-cell table:style-name="ce11" table:formula="oooc:=[.P31]*[.$E31]" office:value-type="float" office:value="0.205895242715572">
            <text:p>0.21</text:p>
          </table:table-cell>
          <table:table-cell table:style-name="ce16" table:formula="oooc:=[.P31]/[.M31]" office:value-type="float" office:value="0.99692095533602">
            <text:p>0.9969</text:p>
          </table:table-cell>
          <table:table-cell table:style-name="ce9" office:value-type="float" office:value="82579">
            <text:p>82579</text:p>
          </table:table-cell>
          <table:table-cell table:style-name="ce11" table:formula="oooc:=[.S31]*[.$E31]" office:value-type="float" office:value="0.202754933914584">
            <text:p>0.2</text:p>
          </table:table-cell>
          <table:table-cell table:style-name="ce16" table:formula="oooc:=[.S31]/[.P31]" office:value-type="float" office:value="0.984748026425624">
            <text:p>0.9847</text:p>
          </table:table-cell>
          <table:table-cell table:style-name="ce9" office:value-type="float" office:value="82421">
            <text:p>82421</text:p>
          </table:table-cell>
          <table:table-cell table:style-name="ce11" table:formula="oooc:=[.V31]*[.$E31]" office:value-type="float" office:value="0.202366998972789">
            <text:p>0.2</text:p>
          </table:table-cell>
          <table:table-cell table:style-name="ce16" table:formula="oooc:=[.V31]/[.S31]" office:value-type="float" office:value="0.998086680633091">
            <text:p>0.9981</text:p>
          </table:table-cell>
          <table:table-cell table:style-name="ce9" office:value-type="float" office:value="80156">
            <text:p>80156</text:p>
          </table:table-cell>
          <table:table-cell table:style-name="ce11" table:formula="oooc:=[.Y31]*[.$E31]" office:value-type="float" office:value="0.196805779712244">
            <text:p>0.2</text:p>
          </table:table-cell>
          <table:table-cell table:style-name="ce16" table:formula="oooc:=[.Y31]/[.V31]" office:value-type="float" office:value="0.97251913953968">
            <text:p>0.9725</text:p>
          </table:table-cell>
          <table:table-cell table:style-name="ce9" office:value-type="float" office:value="67090">
            <text:p>67090</text:p>
          </table:table-cell>
          <table:table-cell table:style-name="ce11" table:formula="oooc:=[.AB31]*[.$E31]" office:value-type="float" office:value="0.164725033196448">
            <text:p>0.16</text:p>
          </table:table-cell>
          <table:table-cell table:style-name="ce16" table:formula="oooc:=[.AB31]/[.Y31]" office:value-type="float" office:value="0.836992863915365">
            <text:p>0.8370</text:p>
          </table:table-cell>
          <table:table-cell table:style-name="ce9" office:value-type="float" office:value="38740">
            <text:p>38740</text:p>
          </table:table-cell>
          <table:table-cell table:style-name="ce11" table:formula="oooc:=[.AE31]*[.$E31]" office:value-type="float" office:value="0.0951177192730718">
            <text:p>0.1</text:p>
          </table:table-cell>
          <table:table-cell table:style-name="ce16" table:formula="oooc:=[.AE31]/[.AB31]" office:value-type="float" office:value="0.577433298554181">
            <text:p>0.5774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0:.F31])/2" office:value-type="float" office:value="0.359333333333333">
            <text:p>0.36</text:p>
          </table:table-cell>
          <table:table-cell table:style-name="ce47"/>
          <table:table-cell table:style-name="ce39" table:formula="oooc:=SUM([.H30:.H31])/2" office:value-type="float" office:value="0.297335266147215">
            <text:p>0.30</text:p>
          </table:table-cell>
          <table:table-cell table:style-name="ce39" table:formula="oooc:=SUM([.I30:.I31])/2" office:value-type="float" office:value="0.827463634918038">
            <text:p>0.83</text:p>
          </table:table-cell>
          <table:table-cell table:style-name="ce47"/>
          <table:table-cell table:style-name="ce39" table:formula="oooc:=SUM([.K30:.K31])/2" office:value-type="float" office:value="0.297208691463372">
            <text:p>0.30</text:p>
          </table:table-cell>
          <table:table-cell table:style-name="ce39" table:formula="oooc:=SUM([.L30:.L31])/2" office:value-type="float" office:value="0.999574403568665">
            <text:p>1.00</text:p>
          </table:table-cell>
          <table:table-cell table:style-name="ce47"/>
          <table:table-cell table:style-name="ce39" table:formula="oooc:=SUM([.N30:.N31])/2" office:value-type="float" office:value="0.200072113073483">
            <text:p>0.20</text:p>
          </table:table-cell>
          <table:table-cell table:style-name="ce39" table:formula="oooc:=SUM([.O30:.O31])/2" office:value-type="float" office:value="0.673212501796042">
            <text:p>0.67</text:p>
          </table:table-cell>
          <table:table-cell table:style-name="ce47"/>
          <table:table-cell table:style-name="ce39" table:formula="oooc:=SUM([.Q30:.Q31])/2" office:value-type="float" office:value="0.199453252615373">
            <text:p>0.20</text:p>
          </table:table-cell>
          <table:table-cell table:style-name="ce39" table:formula="oooc:=SUM([.R30:.R31])/2" office:value-type="float" office:value="0.9969063412089">
            <text:p>1.00</text:p>
          </table:table-cell>
          <table:table-cell table:style-name="ce47"/>
          <table:table-cell table:style-name="ce39" table:formula="oooc:=SUM([.T30:.T31])/2" office:value-type="float" office:value="0.196803297727506">
            <text:p>0.20</text:p>
          </table:table-cell>
          <table:table-cell table:style-name="ce39" table:formula="oooc:=SUM([.U30:.U31])/2" office:value-type="float" office:value="0.986779518501458">
            <text:p>0.99</text:p>
          </table:table-cell>
          <table:table-cell table:style-name="ce47"/>
          <table:table-cell table:style-name="ce39" table:formula="oooc:=SUM([.W30:.W31])/2" office:value-type="float" office:value="0.19645519017185">
            <text:p>0.20</text:p>
          </table:table-cell>
          <table:table-cell table:style-name="ce39" table:formula="oooc:=SUM([.X30:.X31])/2" office:value-type="float" office:value="0.998235696916882">
            <text:p>1.00</text:p>
          </table:table-cell>
          <table:table-cell table:style-name="ce47"/>
          <table:table-cell table:style-name="ce39" table:formula="oooc:=SUM([.Z30:.Z31])/2" office:value-type="float" office:value="0.191096013698155">
            <text:p>0.19</text:p>
          </table:table-cell>
          <table:table-cell table:style-name="ce39" table:formula="oooc:=SUM([.AA30:.AA31])/2" office:value-type="float" office:value="0.972726867532319">
            <text:p>0.97</text:p>
          </table:table-cell>
          <table:table-cell table:style-name="ce47"/>
          <table:table-cell table:style-name="ce39" table:formula="oooc:=SUM([.AC30:.AC31])/2" office:value-type="float" office:value="0.16028524880774">
            <text:p>0.16</text:p>
          </table:table-cell>
          <table:table-cell table:style-name="ce39" table:formula="oooc:=SUM([.AD30:.AD31])/2" office:value-type="float" office:value="0.838822821767952">
            <text:p>0.84</text:p>
          </table:table-cell>
          <table:table-cell table:style-name="ce47"/>
          <table:table-cell table:style-name="ce39" table:formula="oooc:=SUM([.AF30:.AF31])/2" office:value-type="float" office:value="0.092402145784129">
            <text:p>0.09</text:p>
          </table:table-cell>
          <table:table-cell table:style-name="ce39" table:formula="oooc:=SUM([.AG30:.AG31])/2" office:value-type="float" office:value="0.576458652644094">
            <text:p>0.58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0]" office:value-type="string" office:string-value="TtbarJets-madgraph Bkg.">
            <text:p>TtbarJets-madgraph Bkg.</text:p>
          </table:table-cell>
          <table:table-cell table:style-name="ce35" table:formula="oooc:=[.B10]" office:value-type="float" office:value="1264270">
            <text:p>1264270</text:p>
          </table:table-cell>
          <table:table-cell table:style-name="ce38" table:formula="oooc:=[.C10]" office:value-type="float" office:value="140.555555555556">
            <text:p>141</text:p>
          </table:table-cell>
          <table:table-cell table:style-name="ce7" table:formula="oooc:=[.B33]/[.C33]" office:value-type="float" office:value="8994.80632411067">
            <text:p>8994.81</text:p>
          </table:table-cell>
          <table:table-cell table:style-name="ce15" table:formula="oooc:=[.$E$2]/(1000*[.D33])" office:value-type="float" office:value="0.00000163427643356772">
            <text:p>1.63E-006</text:p>
          </table:table-cell>
          <table:table-cell table:style-name="ce7" table:formula="oooc:=[.C33]*[.$E$2]/1000" office:value-type="float" office:value="2.06616666666667">
            <text:p>2.07</text:p>
          </table:table-cell>
          <table:table-cell table:style-name="ce48" table:formula="oooc:=[.G10]" office:value-type="float" office:value="262097">
            <text:p>262097</text:p>
          </table:table-cell>
          <table:table-cell table:style-name="ce11" table:formula="oooc:=[.G33]*[.$E33]" office:value-type="float" office:value="0.4283389504088">
            <text:p>0.43</text:p>
          </table:table-cell>
          <table:table-cell table:style-name="ce16" table:formula="oooc:=[.G33]/[.B33]" office:value-type="float" office:value="0.207310938328047">
            <text:p>0.2073</text:p>
          </table:table-cell>
          <table:table-cell table:style-name="ce48" table:formula="oooc:=[.J10]" office:value-type="float" office:value="261963">
            <text:p>261963</text:p>
          </table:table-cell>
          <table:table-cell table:style-name="ce11" table:formula="oooc:=[.J33]*[.$E33]" office:value-type="float" office:value="0.428119957366702">
            <text:p>0.43</text:p>
          </table:table-cell>
          <table:table-cell table:style-name="ce16" table:formula="oooc:=[.J33]/[.G33]" office:value-type="float" office:value="0.999488738902009">
            <text:p>0.9995</text:p>
          </table:table-cell>
          <table:table-cell table:style-name="ce9" office:value-type="float" office:value="57668">
            <text:p>57668</text:p>
          </table:table-cell>
          <table:table-cell table:style-name="ce11" table:formula="oooc:=[.M33]*[.$E33]" office:value-type="float" office:value="0.0942454533709835">
            <text:p>0.09</text:p>
          </table:table-cell>
          <table:table-cell table:style-name="ce16" table:formula="oooc:=[.M33]/[.J33]" office:value-type="float" office:value="0.220137958413974">
            <text:p>0.2201</text:p>
          </table:table-cell>
          <table:table-cell table:style-name="ce9" office:value-type="float" office:value="50990">
            <text:p>50990</text:p>
          </table:table-cell>
          <table:table-cell table:style-name="ce11" table:formula="oooc:=[.P33]*[.$E33]" office:value-type="float" office:value="0.0833317553476183">
            <text:p>0.08</text:p>
          </table:table-cell>
          <table:table-cell table:style-name="ce16" table:formula="oooc:=[.P33]/[.M33]" office:value-type="float" office:value="0.884199209266838">
            <text:p>0.8842</text:p>
          </table:table-cell>
          <table:table-cell table:style-name="ce9" office:value-type="float" office:value="32811">
            <text:p>32811</text:p>
          </table:table-cell>
          <table:table-cell table:style-name="ce11" table:formula="oooc:=[.S33]*[.$E33]" office:value-type="float" office:value="0.0536222440617906">
            <text:p>0.05</text:p>
          </table:table-cell>
          <table:table-cell table:style-name="ce16" table:formula="oooc:=[.S33]/[.P33]" office:value-type="float" office:value="0.643479113551677">
            <text:p>0.6435</text:p>
          </table:table-cell>
          <table:table-cell table:style-name="ce9" office:value-type="float" office:value="32379">
            <text:p>32379</text:p>
          </table:table-cell>
          <table:table-cell table:style-name="ce7" table:formula="oooc:=[.V33]*[.$E33]" office:value-type="float" office:value="0.0529162366424893">
            <text:p>0.05</text:p>
          </table:table-cell>
          <table:table-cell table:style-name="ce16" table:formula="oooc:=[.V33]/[.S33]" office:value-type="float" office:value="0.986833683825546">
            <text:p>0.9868</text:p>
          </table:table-cell>
          <table:table-cell table:style-name="ce9" office:value-type="float" office:value="28393">
            <text:p>28393</text:p>
          </table:table-cell>
          <table:table-cell table:style-name="ce11" table:formula="oooc:=[.Y33]*[.$E33]" office:value-type="float" office:value="0.0464020107782884">
            <text:p>0.05</text:p>
          </table:table-cell>
          <table:table-cell table:style-name="ce16" table:formula="oooc:=[.Y33]/[.V33]" office:value-type="float" office:value="0.876895518700392">
            <text:p>0.8769</text:p>
          </table:table-cell>
          <table:table-cell table:style-name="ce9" office:value-type="float" office:value="17647">
            <text:p>17647</text:p>
          </table:table-cell>
          <table:table-cell table:style-name="ce11" table:formula="oooc:=[.AB33]*[.$E33]" office:value-type="float" office:value="0.0288400762231696">
            <text:p>0.03</text:p>
          </table:table-cell>
          <table:table-cell table:style-name="ce16" table:formula="oooc:=[.AB33]/[.Y33]" office:value-type="float" office:value="0.621526432571408">
            <text:p>0.6215</text:p>
          </table:table-cell>
          <table:table-cell table:style-name="ce9" office:value-type="float" office:value="7490">
            <text:p>7490</text:p>
          </table:table-cell>
          <table:table-cell table:style-name="ce11" table:formula="oooc:=[.AE33]*[.$E33]" office:value-type="float" office:value="0.0122407304874223">
            <text:p>0.01</text:p>
          </table:table-cell>
          <table:table-cell table:style-name="ce16" table:formula="oooc:=[.AE33]/[.AB33]" office:value-type="float" office:value="0.424434748115827">
            <text:p>0.4244</text:p>
          </table:table-cell>
          <table:table-cell table:number-columns-repeated="223"/>
        </table:table-row>
        <table:table-row table:style-name="ro1">
          <table:table-cell table:style-name="ce28" table:formula="oooc:=[.A11]" office:value-type="string" office:string-value="Ttbar-mcatnlo Bkg.">
            <text:p>Ttbar-mcatnlo Bkg.</text:p>
          </table:table-cell>
          <table:table-cell table:style-name="ce35" table:formula="oooc:=[.B11]" office:value-type="float" office:value="843370">
            <text:p>843370</text:p>
          </table:table-cell>
          <table:table-cell table:style-name="ce38" table:formula="oooc:=[.C11]" office:value-type="float" office:value="140.555555555556">
            <text:p>141</text:p>
          </table:table-cell>
          <table:table-cell table:style-name="ce7" table:formula="oooc:=[.B34]/[.C34]" office:value-type="float" office:value="6000.26086956522">
            <text:p>6000.26</text:p>
          </table:table-cell>
          <table:table-cell table:style-name="ce15" table:formula="oooc:=[.$E$2]/(1000*[.D34])" office:value-type="float" office:value="0.00000244989348289205">
            <text:p>2.45E-006</text:p>
          </table:table-cell>
          <table:table-cell table:style-name="ce7" table:formula="oooc:=[.C34]*[.$E$2]/1000" office:value-type="float" office:value="2.06616666666667">
            <text:p>2.07</text:p>
          </table:table-cell>
          <table:table-cell table:style-name="ce48" table:formula="oooc:=[.G11]" office:value-type="float" office:value="170470">
            <text:p>170470</text:p>
          </table:table-cell>
          <table:table-cell table:style-name="ce11" table:formula="oooc:=[.G34]*[.$E34]" office:value-type="float" office:value="0.417633342028607">
            <text:p>0.42</text:p>
          </table:table-cell>
          <table:table-cell table:style-name="ce16" table:formula="oooc:=[.G34]/[.B34]" office:value-type="float" office:value="0.202129551679571">
            <text:p>0.2021</text:p>
          </table:table-cell>
          <table:table-cell table:style-name="ce48" table:formula="oooc:=[.J11]" office:value-type="float" office:value="170370">
            <text:p>170370</text:p>
          </table:table-cell>
          <table:table-cell table:style-name="ce11" table:formula="oooc:=[.J34]*[.$E34]" office:value-type="float" office:value="0.417388352680318">
            <text:p>0.42</text:p>
          </table:table-cell>
          <table:table-cell table:style-name="ce16" table:formula="oooc:=[.J34]/[.G34]" office:value-type="float" office:value="0.999413386519622">
            <text:p>0.9994</text:p>
          </table:table-cell>
          <table:table-cell table:style-name="ce9" office:value-type="float" office:value="40010">
            <text:p>40010</text:p>
          </table:table-cell>
          <table:table-cell table:style-name="ce11" table:formula="oooc:=[.M34]*[.$E34]" office:value-type="float" office:value="0.0980202382505108">
            <text:p>0.1</text:p>
          </table:table-cell>
          <table:table-cell table:style-name="ce16" table:formula="oooc:=[.M34]/[.J34]" office:value-type="float" office:value="0.234841814873511">
            <text:p>0.2348</text:p>
          </table:table-cell>
          <table:table-cell table:style-name="ce9" office:value-type="float" office:value="35803">
            <text:p>35803</text:p>
          </table:table-cell>
          <table:table-cell table:style-name="ce11" table:formula="oooc:=[.P34]*[.$E34]" office:value-type="float" office:value="0.087713536367984">
            <text:p>0.09</text:p>
          </table:table-cell>
          <table:table-cell table:style-name="ce16" table:formula="oooc:=[.P34]/[.M34]" office:value-type="float" office:value="0.894851287178205">
            <text:p>0.8949</text:p>
          </table:table-cell>
          <table:table-cell table:style-name="ce9" office:value-type="float" office:value="22424">
            <text:p>22424</text:p>
          </table:table-cell>
          <table:table-cell table:style-name="ce11" table:formula="oooc:=[.S34]*[.$E34]" office:value-type="float" office:value="0.0549364114603713">
            <text:p>0.05</text:p>
          </table:table-cell>
          <table:table-cell table:style-name="ce16" table:formula="oooc:=[.S34]/[.P34]" office:value-type="float" office:value="0.626316230483479">
            <text:p>0.6263</text:p>
          </table:table-cell>
          <table:table-cell table:style-name="ce9" office:value-type="float" office:value="22102">
            <text:p>22102</text:p>
          </table:table-cell>
          <table:table-cell table:style-name="ce11" table:formula="oooc:=[.V34]*[.$E34]" office:value-type="float" office:value="0.05414754575888">
            <text:p>0.05</text:p>
          </table:table-cell>
          <table:table-cell table:style-name="ce16" table:formula="oooc:=[.V34]/[.S34]" office:value-type="float" office:value="0.985640385301463">
            <text:p>0.9856</text:p>
          </table:table-cell>
          <table:table-cell table:style-name="ce9" office:value-type="float" office:value="19278">
            <text:p>19278</text:p>
          </table:table-cell>
          <table:table-cell table:style-name="ce11" table:formula="oooc:=[.Y34]*[.$E34]" office:value-type="float" office:value="0.0472290465631929">
            <text:p>0.05</text:p>
          </table:table-cell>
          <table:table-cell table:style-name="ce16" table:formula="oooc:=[.Y34]/[.V34]" office:value-type="float" office:value="0.8722287575785">
            <text:p>0.8722</text:p>
          </table:table-cell>
          <table:table-cell table:style-name="ce9" office:value-type="float" office:value="11852">
            <text:p>11852</text:p>
          </table:table-cell>
          <table:table-cell table:style-name="ce11" table:formula="oooc:=[.AB34]*[.$E34]" office:value-type="float" office:value="0.0290361375592366">
            <text:p>0.03</text:p>
          </table:table-cell>
          <table:table-cell table:style-name="ce16" table:formula="oooc:=[.AB34]/[.Y34]" office:value-type="float" office:value="0.614794065774458">
            <text:p>0.6148</text:p>
          </table:table-cell>
          <table:table-cell table:style-name="ce9" office:value-type="float" office:value="4963">
            <text:p>4963</text:p>
          </table:table-cell>
          <table:table-cell table:style-name="ce11" table:formula="oooc:=[.AE34]*[.$E34]" office:value-type="float" office:value="0.0121588213555932">
            <text:p>0.01</text:p>
          </table:table-cell>
          <table:table-cell table:style-name="ce16" table:formula="oooc:=[.AE34]/[.AB34]" office:value-type="float" office:value="0.418747890651367">
            <text:p>0.4187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3:.F34])/2" office:value-type="float" office:value="2.06616666666667">
            <text:p>2.07</text:p>
          </table:table-cell>
          <table:table-cell table:style-name="ce47"/>
          <table:table-cell table:style-name="ce39" table:formula="oooc:=SUM([.H33:.H34])/2" office:value-type="float" office:value="0.422986146218704">
            <text:p>0.42</text:p>
          </table:table-cell>
          <table:table-cell table:style-name="ce49" table:formula="oooc:=[.H35]/[.F35]" office:value-type="float" office:value="0.204720245003809">
            <text:p>0.2047</text:p>
          </table:table-cell>
          <table:table-cell table:style-name="ce47"/>
          <table:table-cell table:style-name="ce39" table:formula="oooc:=SUM([.K33:.K34])/2" office:value-type="float" office:value="0.42275415502351">
            <text:p>0.42</text:p>
          </table:table-cell>
          <table:table-cell table:style-name="ce49" table:formula="oooc:=[.K35]/[.H35]" office:value-type="float" office:value="0.999451539495401">
            <text:p>0.9995</text:p>
          </table:table-cell>
          <table:table-cell table:style-name="ce47"/>
          <table:table-cell table:style-name="ce39" table:formula="oooc:=SUM([.N33:.N34])/2" office:value-type="float" office:value="0.0961328458107472">
            <text:p>0.10</text:p>
          </table:table-cell>
          <table:table-cell table:style-name="ce49" table:formula="oooc:=[.N35]/[.K35]" office:value-type="float" office:value="0.227396572377629">
            <text:p>0.2274</text:p>
          </table:table-cell>
          <table:table-cell table:style-name="ce47"/>
          <table:table-cell table:style-name="ce39" table:formula="oooc:=SUM([.Q33:.Q34])/2" office:value-type="float" office:value="0.0855226458578011">
            <text:p>0.09</text:p>
          </table:table-cell>
          <table:table-cell table:style-name="ce49" table:formula="oooc:=[.Q35]/[.N35]" office:value-type="float" office:value="0.889629815247185">
            <text:p>0.8896</text:p>
          </table:table-cell>
          <table:table-cell table:style-name="ce47"/>
          <table:table-cell table:style-name="ce39" table:formula="oooc:=SUM([.T33:.T34])/2" office:value-type="float" office:value="0.0542793277610809">
            <text:p>0.05</text:p>
          </table:table-cell>
          <table:table-cell table:style-name="ce49" table:formula="oooc:=[.T35]/[.Q35]" office:value-type="float" office:value="0.634677835521265">
            <text:p>0.6347</text:p>
          </table:table-cell>
          <table:table-cell table:style-name="ce47"/>
          <table:table-cell table:style-name="ce39" table:formula="oooc:=SUM([.W33:.W34])/2" office:value-type="float" office:value="0.0535318912006847">
            <text:p>0.05</text:p>
          </table:table-cell>
          <table:table-cell table:style-name="ce49" table:formula="oooc:=[.W35]/[.T35]" office:value-type="float" office:value="0.986229811767636">
            <text:p>0.9862</text:p>
          </table:table-cell>
          <table:table-cell table:style-name="ce47"/>
          <table:table-cell table:style-name="ce39" table:formula="oooc:=SUM([.Z33:.Z34])/2" office:value-type="float" office:value="0.0468155286707406">
            <text:p>0.05</text:p>
          </table:table-cell>
          <table:table-cell table:style-name="ce49" table:formula="oooc:=[.Z35]/[.W35]" office:value-type="float" office:value="0.874535302614937">
            <text:p>0.8745</text:p>
          </table:table-cell>
          <table:table-cell table:style-name="ce47"/>
          <table:table-cell table:style-name="ce39" table:formula="oooc:=SUM([.AC33:.AC34])/2" office:value-type="float" office:value="0.0289381068912031">
            <text:p>0.03</text:p>
          </table:table-cell>
          <table:table-cell table:style-name="ce49" table:formula="oooc:=[.AC35]/[.Z35]" office:value-type="float" office:value="0.618130515939024">
            <text:p>0.6181</text:p>
          </table:table-cell>
          <table:table-cell table:style-name="ce47"/>
          <table:table-cell table:style-name="ce39" table:formula="oooc:=SUM([.AF33:.AF34])/2" office:value-type="float" office:value="0.0121997759215077">
            <text:p>0.01</text:p>
          </table:table-cell>
          <table:table-cell table:style-name="ce49" table:formula="oooc:=[.AF35]/[.AC35]" office:value-type="float" office:value="0.421581686990601">
            <text:p>0.4216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3]" office:value-type="string" office:string-value="SingleTop_sChannel">
            <text:p>SingleTop_sChannel</text:p>
          </table:table-cell>
          <table:table-cell table:style-name="ce34" table:formula="oooc:=[.B13]" office:value-type="float" office:value="412055">
            <text:p>412055</text:p>
          </table:table-cell>
          <table:table-cell table:style-name="ce34" table:formula="oooc:=[.C13]" office:value-type="float" office:value="1.5">
            <text:p>1.5</text:p>
          </table:table-cell>
          <table:table-cell table:style-name="ce7" table:formula="oooc:=[.B36]/[.C36]" office:value-type="float" office:value="274703.333333333">
            <text:p>274703.33</text:p>
          </table:table-cell>
          <table:table-cell table:style-name="ce15" table:formula="oooc:=[.$E$2]/(1000*[.D36])" office:value-type="float" office:value="0.0000000535122738469379">
            <text:p>5.35E-008</text:p>
          </table:table-cell>
          <table:table-cell table:style-name="ce7" table:formula="oooc:=[.C36]*[.$E$2]/1000" office:value-type="float" office:value="0.02205">
            <text:p>0.02</text:p>
          </table:table-cell>
          <table:table-cell table:style-name="ce48" table:formula="oooc:=[.G13]" office:value-type="float" office:value="142001">
            <text:p>142001</text:p>
          </table:table-cell>
          <table:table-cell table:style-name="ce11" table:formula="oooc:=[.G36]*[.$E36]" office:value-type="float" office:value="0.00759879639853903">
            <text:p>0.01</text:p>
          </table:table-cell>
          <table:table-cell table:style-name="ce16" table:formula="oooc:=[.G36]/[.B36]" office:value-type="float" office:value="0.344616616713788">
            <text:p>0.3446</text:p>
          </table:table-cell>
          <table:table-cell table:style-name="ce48" table:formula="oooc:=[.J13]" office:value-type="float" office:value="141947">
            <text:p>141947</text:p>
          </table:table-cell>
          <table:table-cell table:style-name="ce11" table:formula="oooc:=[.J36]*[.$E36]" office:value-type="float" office:value="0.0075959067357513">
            <text:p>0.01</text:p>
          </table:table-cell>
          <table:table-cell table:style-name="ce16" table:formula="oooc:=[.J36]/[.G36]" office:value-type="float" office:value="0.99961972098788">
            <text:p>0.9996</text:p>
          </table:table-cell>
          <table:table-cell table:style-name="ce9" office:value-type="float" office:value="69505">
            <text:p>69505</text:p>
          </table:table-cell>
          <table:table-cell table:style-name="ce11" table:formula="oooc:=[.M36]*[.$E36]" office:value-type="float" office:value="0.00371937059373142">
            <text:p>0</text:p>
          </table:table-cell>
          <table:table-cell table:style-name="ce16" table:formula="oooc:=[.M36]/[.J36]" office:value-type="float" office:value="0.489654589388997">
            <text:p>0.4897</text:p>
          </table:table-cell>
          <table:table-cell table:style-name="ce9" office:value-type="float" office:value="69320">
            <text:p>69320</text:p>
          </table:table-cell>
          <table:table-cell table:style-name="ce11" table:formula="oooc:=[.P36]*[.$E36]" office:value-type="float" office:value="0.00370947082306974">
            <text:p>0</text:p>
          </table:table-cell>
          <table:table-cell table:style-name="ce16" table:formula="oooc:=[.P36]/[.M36]" office:value-type="float" office:value="0.997338320984102">
            <text:p>0.9973</text:p>
          </table:table-cell>
          <table:table-cell table:style-name="ce9" office:value-type="float" office:value="68975">
            <text:p>68975</text:p>
          </table:table-cell>
          <table:table-cell table:style-name="ce11" table:formula="oooc:=[.S36]*[.$E36]" office:value-type="float" office:value="0.00369100908859254">
            <text:p>0</text:p>
          </table:table-cell>
          <table:table-cell table:style-name="ce16" table:formula="oooc:=[.S36]/[.P36]" office:value-type="float" office:value="0.9950230813618">
            <text:p>0.9950</text:p>
          </table:table-cell>
          <table:table-cell table:style-name="ce9" office:value-type="float" office:value="64139">
            <text:p>64139</text:p>
          </table:table-cell>
          <table:table-cell table:style-name="ce11" table:formula="oooc:=[.V36]*[.$E36]" office:value-type="float" office:value="0.00343222373226875">
            <text:p>0</text:p>
          </table:table-cell>
          <table:table-cell table:style-name="ce16" table:formula="oooc:=[.V36]/[.S36]" office:value-type="float" office:value="0.929887640449438">
            <text:p>0.9299</text:p>
          </table:table-cell>
          <table:table-cell table:style-name="ce9" office:value-type="float" office:value="42417">
            <text:p>42417</text:p>
          </table:table-cell>
          <table:table-cell table:style-name="ce11" table:formula="oooc:=[.Y36]*[.$E36]" office:value-type="float" office:value="0.00226983011976557">
            <text:p>0</text:p>
          </table:table-cell>
          <table:table-cell table:style-name="ce16" table:formula="oooc:=[.Y36]/[.V36]" office:value-type="float" office:value="0.661329300425638">
            <text:p>0.6613</text:p>
          </table:table-cell>
          <table:table-cell table:style-name="ce9" office:value-type="float" office:value="11486">
            <text:p>11486</text:p>
          </table:table-cell>
          <table:table-cell table:style-name="ce11" table:formula="oooc:=[.AB36]*[.$E36]" office:value-type="float" office:value="0.000614641977405929">
            <text:p>0</text:p>
          </table:table-cell>
          <table:table-cell table:style-name="ce16" table:formula="oooc:=[.AB36]/[.Y36]" office:value-type="float" office:value="0.270787655892685">
            <text:p>0.2708</text:p>
          </table:table-cell>
          <table:table-cell table:style-name="ce9" office:value-type="float" office:value="2255">
            <text:p>2255</text:p>
          </table:table-cell>
          <table:table-cell table:style-name="ce11" table:formula="oooc:=[.AE36]*[.$E36]" office:value-type="float" office:value="0.000120670177524845">
            <text:p>0</text:p>
          </table:table-cell>
          <table:table-cell table:style-name="ce16" table:formula="oooc:=[.AE36]/[.AB36]" office:value-type="float" office:value="0.196325962040745">
            <text:p>0.1963</text:p>
          </table:table-cell>
          <table:table-cell table:number-columns-repeated="223"/>
        </table:table-row>
        <table:table-row table:style-name="ro1">
          <table:table-cell table:style-name="ce28" table:formula="oooc:=[.A14]" office:value-type="string" office:string-value="SingleTop_tChannel">
            <text:p>SingleTop_tChannel</text:p>
          </table:table-cell>
          <table:table-cell table:style-name="ce34" table:formula="oooc:=[.B14]" office:value-type="float" office:value="528593">
            <text:p>528593</text:p>
          </table:table-cell>
          <table:table-cell table:style-name="ce34" table:formula="oooc:=[.C14]" office:value-type="float" office:value="20">
            <text:p>20</text:p>
          </table:table-cell>
          <table:table-cell table:style-name="ce7" table:formula="oooc:=[.B37]/[.C37]" office:value-type="float" office:value="26429.65">
            <text:p>26429.65</text:p>
          </table:table-cell>
          <table:table-cell table:style-name="ce15" table:formula="oooc:=[.$E$2]/(1000*[.D37])" office:value-type="float" office:value="0.000000556193517507799">
            <text:p>5.56E-007</text:p>
          </table:table-cell>
          <table:table-cell table:style-name="ce7" table:formula="oooc:=[.C37]*[.$E$2]/1000" office:value-type="float" office:value="0.294">
            <text:p>0.29</text:p>
          </table:table-cell>
          <table:table-cell table:style-name="ce48" table:formula="oooc:=[.G14]" office:value-type="float" office:value="172830">
            <text:p>172830</text:p>
          </table:table-cell>
          <table:table-cell table:style-name="ce11" table:formula="oooc:=[.G37]*[.$E37]" office:value-type="float" office:value="0.0961269256308729">
            <text:p>0.1</text:p>
          </table:table-cell>
          <table:table-cell table:style-name="ce16" table:formula="oooc:=[.G37]/[.B37]" office:value-type="float" office:value="0.326962332077799">
            <text:p>0.3270</text:p>
          </table:table-cell>
          <table:table-cell table:style-name="ce48" table:formula="oooc:=[.J14]" office:value-type="float" office:value="172646">
            <text:p>172646</text:p>
          </table:table-cell>
          <table:table-cell table:style-name="ce11" table:formula="oooc:=[.J37]*[.$E37]" office:value-type="float" office:value="0.0960245860236515">
            <text:p>0.1</text:p>
          </table:table-cell>
          <table:table-cell table:style-name="ce16" table:formula="oooc:=[.J37]/[.G37]" office:value-type="float" office:value="0.998935370016779">
            <text:p>0.9989</text:p>
          </table:table-cell>
          <table:table-cell table:style-name="ce9" office:value-type="float" office:value="96326">
            <text:p>96326</text:p>
          </table:table-cell>
          <table:table-cell table:style-name="ce11" table:formula="oooc:=[.M37]*[.$E37]" office:value-type="float" office:value="0.0535758967674562">
            <text:p>0.05</text:p>
          </table:table-cell>
          <table:table-cell table:style-name="ce16" table:formula="oooc:=[.M37]/[.J37]" office:value-type="float" office:value="0.557939367260174">
            <text:p>0.5579</text:p>
          </table:table-cell>
          <table:table-cell table:style-name="ce9" office:value-type="float" office:value="96123">
            <text:p>96123</text:p>
          </table:table-cell>
          <table:table-cell table:style-name="ce11" table:formula="oooc:=[.P37]*[.$E37]" office:value-type="float" office:value="0.0534629894834022">
            <text:p>0.05</text:p>
          </table:table-cell>
          <table:table-cell table:style-name="ce16" table:formula="oooc:=[.P37]/[.M37]" office:value-type="float" office:value="0.997892573137055">
            <text:p>0.9979</text:p>
          </table:table-cell>
          <table:table-cell table:style-name="ce9" office:value-type="float" office:value="95402">
            <text:p>95402</text:p>
          </table:table-cell>
          <table:table-cell table:style-name="ce11" table:formula="oooc:=[.S37]*[.$E37]" office:value-type="float" office:value="0.053061973957279">
            <text:p>0.05</text:p>
          </table:table-cell>
          <table:table-cell table:style-name="ce16" table:formula="oooc:=[.S37]/[.P37]" office:value-type="float" office:value="0.992499193741352">
            <text:p>0.9925</text:p>
          </table:table-cell>
          <table:table-cell table:style-name="ce9" office:value-type="float" office:value="85724">
            <text:p>85724</text:p>
          </table:table-cell>
          <table:table-cell table:style-name="ce11" table:formula="oooc:=[.V37]*[.$E37]" office:value-type="float" office:value="0.0476791330948386">
            <text:p>0.05</text:p>
          </table:table-cell>
          <table:table-cell table:style-name="ce16" table:formula="oooc:=[.V37]/[.S37]" office:value-type="float" office:value="0.898555585836775">
            <text:p>0.8986</text:p>
          </table:table-cell>
          <table:table-cell table:style-name="ce9" office:value-type="float" office:value="43588">
            <text:p>43588</text:p>
          </table:table-cell>
          <table:table-cell table:style-name="ce11" table:formula="oooc:=[.Y37]*[.$E37]" office:value-type="float" office:value="0.0242433630411299">
            <text:p>0.02</text:p>
          </table:table-cell>
          <table:table-cell table:style-name="ce16" table:formula="oooc:=[.Y37]/[.V37]" office:value-type="float" office:value="0.508469040175447">
            <text:p>0.5085</text:p>
          </table:table-cell>
          <table:table-cell table:style-name="ce9" office:value-type="float" office:value="11032">
            <text:p>11032</text:p>
          </table:table-cell>
          <table:table-cell table:style-name="ce11" table:formula="oooc:=[.AB37]*[.$E37]" office:value-type="float" office:value="0.00613592688514604">
            <text:p>0.01</text:p>
          </table:table-cell>
          <table:table-cell table:style-name="ce16" table:formula="oooc:=[.AB37]/[.Y37]" office:value-type="float" office:value="0.253097182710838">
            <text:p>0.2531</text:p>
          </table:table-cell>
          <table:table-cell table:style-name="ce9" office:value-type="float" office:value="2697">
            <text:p>2697</text:p>
          </table:table-cell>
          <table:table-cell table:style-name="ce7" table:formula="oooc:=[.AE37]*[.$E37]" office:value-type="float" office:value="0.00150005391671853">
            <text:p>0.00</text:p>
          </table:table-cell>
          <table:table-cell table:style-name="ce16" table:formula="oooc:=[.AE37]/[.AB37]" office:value-type="float" office:value="0.244470630891951">
            <text:p>0.2445</text:p>
          </table:table-cell>
          <table:table-cell table:number-columns-repeated="223"/>
        </table:table-row>
        <table:table-row table:style-name="ro1">
          <table:table-cell table:style-name="ce28" table:formula="oooc:=[.A15]" office:value-type="string" office:string-value="SingleTop_tWChannel">
            <text:p>SingleTop_tWChannel</text:p>
          </table:table-cell>
          <table:table-cell table:style-name="ce34" table:formula="oooc:=[.B15]" office:value-type="float" office:value="466437">
            <text:p>466437</text:p>
          </table:table-cell>
          <table:table-cell table:style-name="ce34" table:formula="oooc:=[.C15]" office:value-type="float" office:value="10.6">
            <text:p>10.6</text:p>
          </table:table-cell>
          <table:table-cell table:style-name="ce7" table:formula="oooc:=[.B38]/[.C38]" office:value-type="float" office:value="44003.4905660377">
            <text:p>44003.49</text:p>
          </table:table-cell>
          <table:table-cell table:style-name="ce15" table:formula="oooc:=[.$E$2]/(1000*[.D38])" office:value-type="float" office:value="0.000000334064407411933">
            <text:p>3.34E-007</text:p>
          </table:table-cell>
          <table:table-cell table:style-name="ce7" table:formula="oooc:=[.C38]*[.$E$2]/1000" office:value-type="float" office:value="0.15582">
            <text:p>0.16</text:p>
          </table:table-cell>
          <table:table-cell table:style-name="ce48" table:formula="oooc:=[.G15]" office:value-type="float" office:value="122617">
            <text:p>122617</text:p>
          </table:table-cell>
          <table:table-cell table:style-name="ce11" table:formula="oooc:=[.G38]*[.$E38]" office:value-type="float" office:value="0.040961975443629">
            <text:p>0.04</text:p>
          </table:table-cell>
          <table:table-cell table:style-name="ce16" table:formula="oooc:=[.G38]/[.B38]" office:value-type="float" office:value="0.262880088843724">
            <text:p>0.2629</text:p>
          </table:table-cell>
          <table:table-cell table:style-name="ce48" table:formula="oooc:=[.J15]" office:value-type="float" office:value="122566">
            <text:p>122566</text:p>
          </table:table-cell>
          <table:table-cell table:style-name="ce11" table:formula="oooc:=[.J38]*[.$E38]" office:value-type="float" office:value="0.040944938158851">
            <text:p>0.04</text:p>
          </table:table-cell>
          <table:table-cell table:style-name="ce16" table:formula="oooc:=[.J38]/[.G38]" office:value-type="float" office:value="0.999584070724288">
            <text:p>0.9996</text:p>
          </table:table-cell>
          <table:table-cell table:style-name="ce9" office:value-type="float" office:value="56198">
            <text:p>56198</text:p>
          </table:table-cell>
          <table:table-cell table:style-name="ce11" table:formula="oooc:=[.M38]*[.$E38]" office:value-type="float" office:value="0.0187737515677358">
            <text:p>0.02</text:p>
          </table:table-cell>
          <table:table-cell table:style-name="ce16" table:formula="oooc:=[.M38]/[.J38]" office:value-type="float" office:value="0.458512148556696">
            <text:p>0.4585</text:p>
          </table:table-cell>
          <table:table-cell table:style-name="ce9" office:value-type="float" office:value="53806">
            <text:p>53806</text:p>
          </table:table-cell>
          <table:table-cell table:style-name="ce11" table:formula="oooc:=[.P38]*[.$E38]" office:value-type="float" office:value="0.0179746695052065">
            <text:p>0.02</text:p>
          </table:table-cell>
          <table:table-cell table:style-name="ce16" table:formula="oooc:=[.P38]/[.M38]" office:value-type="float" office:value="0.957436207694224">
            <text:p>0.9574</text:p>
          </table:table-cell>
          <table:table-cell table:style-name="ce9" office:value-type="float" office:value="47233">
            <text:p>47233</text:p>
          </table:table-cell>
          <table:table-cell table:style-name="ce11" table:formula="oooc:=[.S38]*[.$E38]" office:value-type="float" office:value="0.0157788641552878">
            <text:p>0.02</text:p>
          </table:table-cell>
          <table:table-cell table:style-name="ce16" table:formula="oooc:=[.S38]/[.P38]" office:value-type="float" office:value="0.877838902724603">
            <text:p>0.8778</text:p>
          </table:table-cell>
          <table:table-cell table:style-name="ce9" office:value-type="float" office:value="46401">
            <text:p>46401</text:p>
          </table:table-cell>
          <table:table-cell table:style-name="ce11" table:formula="oooc:=[.V38]*[.$E38]" office:value-type="float" office:value="0.0155009225683211">
            <text:p>0.02</text:p>
          </table:table-cell>
          <table:table-cell table:style-name="ce16" table:formula="oooc:=[.V38]/[.S38]" office:value-type="float" office:value="0.98238519679038">
            <text:p>0.9824</text:p>
          </table:table-cell>
          <table:table-cell table:style-name="ce9" office:value-type="float" office:value="39565">
            <text:p>39565</text:p>
          </table:table-cell>
          <table:table-cell table:style-name="ce7" table:formula="oooc:=[.Y38]*[.$E38]" office:value-type="float" office:value="0.0132172582792531">
            <text:p>0.01</text:p>
          </table:table-cell>
          <table:table-cell table:style-name="ce16" table:formula="oooc:=[.Y38]/[.V38]" office:value-type="float" office:value="0.85267558888817">
            <text:p>0.8527</text:p>
          </table:table-cell>
          <table:table-cell table:style-name="ce9" office:value-type="float" office:value="22571">
            <text:p>22571</text:p>
          </table:table-cell>
          <table:table-cell table:style-name="ce11" table:formula="oooc:=[.AB38]*[.$E38]" office:value-type="float" office:value="0.00754016773969475">
            <text:p>0.01</text:p>
          </table:table-cell>
          <table:table-cell table:style-name="ce16" table:formula="oooc:=[.AB38]/[.Y38]" office:value-type="float" office:value="0.570478958675597">
            <text:p>0.5705</text:p>
          </table:table-cell>
          <table:table-cell table:style-name="ce9" office:value-type="float" office:value="7279">
            <text:p>7279</text:p>
          </table:table-cell>
          <table:table-cell table:style-name="ce11" table:formula="oooc:=[.AE38]*[.$E38]" office:value-type="float" office:value="0.00243165482155146">
            <text:p>0</text:p>
          </table:table-cell>
          <table:table-cell table:style-name="ce16" table:formula="oooc:=[.AE38]/[.AB38]" office:value-type="float" office:value="0.322493465065792">
            <text:p>0.3225</text:p>
          </table:table-cell>
          <table:table-cell table:number-columns-repeated="223"/>
        </table:table-row>
        <table:table-row table:style-name="ro1">
          <table:table-cell table:style-name="ce28" table:formula="oooc:=[.A16]" office:value-type="string" office:string-value="Wjets-madgraph">
            <text:p>Wjets-madgraph</text:p>
          </table:table-cell>
          <table:table-cell table:style-name="ce34" table:formula="oooc:=[.B16]" office:value-type="float" office:value="10068895">
            <text:p>10068895</text:p>
          </table:table-cell>
          <table:table-cell table:style-name="ce34" table:formula="oooc:=[.C16]" office:value-type="float" office:value="28000">
            <text:p>28000</text:p>
          </table:table-cell>
          <table:table-cell table:style-name="ce7" table:formula="oooc:=[.B39]/[.C39]" office:value-type="float" office:value="359.603392857143">
            <text:p>359.60</text:p>
          </table:table-cell>
          <table:table-cell table:style-name="ce15" table:formula="oooc:=[.$E$2]/(1000*[.D39])" office:value-type="float" office:value="0.0000408783684803546">
            <text:p>4.09E-005</text:p>
          </table:table-cell>
          <table:table-cell table:style-name="ce7" table:formula="oooc:=[.C39]*[.$E$2]/1000" office:value-type="float" office:value="411.6">
            <text:p>411.60</text:p>
          </table:table-cell>
          <table:table-cell table:style-name="ce48" table:formula="oooc:=[.G16]" office:value-type="float" office:value="2078152">
            <text:p>2078152</text:p>
          </table:table-cell>
          <table:table-cell table:style-name="ce11" table:formula="oooc:=[.G39]*[.$E39]" office:value-type="float" office:value="84.9514632141859">
            <text:p>84.95</text:p>
          </table:table-cell>
          <table:table-cell table:style-name="ce16" table:formula="oooc:=[.G39]/[.B39]" office:value-type="float" office:value="0.20639325367878">
            <text:p>0.2064</text:p>
          </table:table-cell>
          <table:table-cell table:style-name="ce48" table:formula="oooc:=[.J16]" office:value-type="float" office:value="2071788">
            <text:p>2071788</text:p>
          </table:table-cell>
          <table:table-cell table:style-name="ce11" table:formula="oooc:=[.J39]*[.$E39]" office:value-type="float" office:value="84.6913132771769">
            <text:p>84.69</text:p>
          </table:table-cell>
          <table:table-cell table:style-name="ce16" table:formula="oooc:=[.J39]/[.G39]" office:value-type="float" office:value="0.996937663847495">
            <text:p>0.9969</text:p>
          </table:table-cell>
          <table:table-cell table:style-name="ce9" office:value-type="float" office:value="1407587">
            <text:p>1407587</text:p>
          </table:table-cell>
          <table:table-cell table:style-name="ce11" table:formula="oooc:=[.M39]*[.$E39]" office:value-type="float" office:value="57.5398600541569">
            <text:p>57.54</text:p>
          </table:table-cell>
          <table:table-cell table:style-name="ce16" table:formula="oooc:=[.M39]/[.J39]" office:value-type="float" office:value="0.679406869814865">
            <text:p>0.6794</text:p>
          </table:table-cell>
          <table:table-cell table:style-name="ce9" office:value-type="float" office:value="1407436">
            <text:p>1407436</text:p>
          </table:table-cell>
          <table:table-cell table:style-name="ce11" table:formula="oooc:=[.P39]*[.$E39]" office:value-type="float" office:value="57.5336874205164">
            <text:p>57.53</text:p>
          </table:table-cell>
          <table:table-cell table:style-name="ce16" table:formula="oooc:=[.P39]/[.M39]" office:value-type="float" office:value="0.999892724215271">
            <text:p>0.9999</text:p>
          </table:table-cell>
          <table:table-cell table:style-name="ce9" office:value-type="float" office:value="1405972">
            <text:p>1405972</text:p>
          </table:table-cell>
          <table:table-cell table:style-name="ce11" table:formula="oooc:=[.S39]*[.$E39]" office:value-type="float" office:value="57.4738414890611">
            <text:p>57.47</text:p>
          </table:table-cell>
          <table:table-cell table:style-name="ce16" table:formula="oooc:=[.S39]/[.P39]" office:value-type="float" office:value="0.998959810605953">
            <text:p>0.9990</text:p>
          </table:table-cell>
          <table:table-cell table:style-name="ce9" office:value-type="float" office:value="208350">
            <text:p>208350</text:p>
          </table:table-cell>
          <table:table-cell table:style-name="ce11" table:formula="oooc:=[.V39]*[.$E39]" office:value-type="float" office:value="8.51700807288188">
            <text:p>8.52</text:p>
          </table:table-cell>
          <table:table-cell table:style-name="ce16" table:formula="oooc:=[.V39]/[.S39]" office:value-type="float" office:value="0.148189295377148">
            <text:p>0.1482</text:p>
          </table:table-cell>
          <table:table-cell table:style-name="ce9" office:value-type="float" office:value="34703">
            <text:p>34703</text:p>
          </table:table-cell>
          <table:table-cell table:style-name="ce11" table:formula="oooc:=[.Y39]*[.$E39]" office:value-type="float" office:value="1.41860202137375">
            <text:p>1.42</text:p>
          </table:table-cell>
          <table:table-cell table:style-name="ce16" table:formula="oooc:=[.Y39]/[.V39]" office:value-type="float" office:value="0.166561075113991">
            <text:p>0.1666</text:p>
          </table:table-cell>
          <table:table-cell table:style-name="ce9" office:value-type="float" office:value="5954">
            <text:p>5954</text:p>
          </table:table-cell>
          <table:table-cell table:style-name="ce11" table:formula="oooc:=[.AB39]*[.$E39]" office:value-type="float" office:value="0.243389805932031">
            <text:p>0.24</text:p>
          </table:table-cell>
          <table:table-cell table:style-name="ce16" table:formula="oooc:=[.AB39]/[.Y39]" office:value-type="float" office:value="0.171570181252341">
            <text:p>0.1716</text:p>
          </table:table-cell>
          <table:table-cell table:style-name="ce9" office:value-type="float" office:value="1183">
            <text:p>1183</text:p>
          </table:table-cell>
          <table:table-cell table:style-name="ce11" table:formula="oooc:=[.AE39]*[.$E39]" office:value-type="float" office:value="0.0483591099122595">
            <text:p>0.05</text:p>
          </table:table-cell>
          <table:table-cell table:style-name="ce16" table:formula="oooc:=[.AE39]/[.AB39]" office:value-type="float" office:value="0.198689956331878">
            <text:p>0.1987</text:p>
          </table:table-cell>
          <table:table-cell table:number-columns-repeated="223"/>
        </table:table-row>
        <table:table-row table:style-name="ro1">
          <table:table-cell table:style-name="ce28" table:formula="oooc:=[.A17]" office:value-type="string" office:string-value="Zjets-madgraph">
            <text:p>Zjets-madgraph</text:p>
          </table:table-cell>
          <table:table-cell table:style-name="ce34" table:formula="oooc:=[.B17]" office:value-type="float" office:value="1084921">
            <text:p>1084921</text:p>
          </table:table-cell>
          <table:table-cell table:style-name="ce34" table:formula="oooc:=[.C17]" office:value-type="float" office:value="2800">
            <text:p>2800</text:p>
          </table:table-cell>
          <table:table-cell table:style-name="ce7" table:formula="oooc:=[.B40]/[.C40]" office:value-type="float" office:value="387.471785714286">
            <text:p>387.47</text:p>
          </table:table-cell>
          <table:table-cell table:style-name="ce15" table:formula="oooc:=[.$E$2]/(1000*[.D40])" office:value-type="float" office:value="0.0000379382461948842">
            <text:p>3.79E-005</text:p>
          </table:table-cell>
          <table:table-cell table:style-name="ce7" table:formula="oooc:=[.C40]*[.$E$2]/1000" office:value-type="float" office:value="41.16">
            <text:p>41.16</text:p>
          </table:table-cell>
          <table:table-cell table:style-name="ce48" table:formula="oooc:=[.G17]" office:value-type="float" office:value="321975">
            <text:p>321975</text:p>
          </table:table-cell>
          <table:table-cell table:style-name="ce11" table:formula="oooc:=[.G40]*[.$E40]" office:value-type="float" office:value="12.2151668185979">
            <text:p>12.22</text:p>
          </table:table-cell>
          <table:table-cell table:style-name="ce16" table:formula="oooc:=[.G40]/[.B40]" office:value-type="float" office:value="0.29677276041297">
            <text:p>0.2968</text:p>
          </table:table-cell>
          <table:table-cell table:style-name="ce48" table:formula="oooc:=[.J17]" office:value-type="float" office:value="321356">
            <text:p>321356</text:p>
          </table:table-cell>
          <table:table-cell table:style-name="ce11" table:formula="oooc:=[.J40]*[.$E40]" office:value-type="float" office:value="12.1916830442032">
            <text:p>12.19</text:p>
          </table:table-cell>
          <table:table-cell table:style-name="ce16" table:formula="oooc:=[.J40]/[.G40]" office:value-type="float" office:value="0.998077490488392">
            <text:p>0.9981</text:p>
          </table:table-cell>
          <table:table-cell table:style-name="ce9" office:value-type="float" office:value="140562">
            <text:p>140562</text:p>
          </table:table-cell>
          <table:table-cell table:style-name="ce11" table:formula="oooc:=[.M40]*[.$E40]" office:value-type="float" office:value="5.33267576164532">
            <text:p>5.33</text:p>
          </table:table-cell>
          <table:table-cell table:style-name="ce16" table:formula="oooc:=[.M40]/[.J40]" office:value-type="float" office:value="0.437402755822203">
            <text:p>0.4374</text:p>
          </table:table-cell>
          <table:table-cell table:style-name="ce9" office:value-type="float" office:value="82138">
            <text:p>82138</text:p>
          </table:table-cell>
          <table:table-cell table:style-name="ce11" table:formula="oooc:=[.P40]*[.$E40]" office:value-type="float" office:value="3.1161716659554">
            <text:p>3.12</text:p>
          </table:table-cell>
          <table:table-cell table:style-name="ce16" table:formula="oooc:=[.P40]/[.M40]" office:value-type="float" office:value="0.584354235141788">
            <text:p>0.5844</text:p>
          </table:table-cell>
          <table:table-cell table:style-name="ce9" office:value-type="float" office:value="80545">
            <text:p>80545</text:p>
          </table:table-cell>
          <table:table-cell table:style-name="ce11" table:formula="oooc:=[.S40]*[.$E40]" office:value-type="float" office:value="3.05573603976695">
            <text:p>3.06</text:p>
          </table:table-cell>
          <table:table-cell table:style-name="ce16" table:formula="oooc:=[.S40]/[.P40]" office:value-type="float" office:value="0.980605809734836">
            <text:p>0.9806</text:p>
          </table:table-cell>
          <table:table-cell table:style-name="ce9" office:value-type="float" office:value="17501">
            <text:p>17501</text:p>
          </table:table-cell>
          <table:table-cell table:style-name="ce11" table:formula="oooc:=[.V40]*[.$E40]" office:value-type="float" office:value="0.663957246656669">
            <text:p>0.66</text:p>
          </table:table-cell>
          <table:table-cell table:style-name="ce16" table:formula="oooc:=[.V40]/[.S40]" office:value-type="float" office:value="0.217282264572599">
            <text:p>0.2173</text:p>
          </table:table-cell>
          <table:table-cell table:style-name="ce9" office:value-type="float" office:value="2890">
            <text:p>2890</text:p>
          </table:table-cell>
          <table:table-cell table:style-name="ce11" table:formula="oooc:=[.Y40]*[.$E40]" office:value-type="float" office:value="0.109641531503215">
            <text:p>0.11</text:p>
          </table:table-cell>
          <table:table-cell table:style-name="ce16" table:formula="oooc:=[.Y40]/[.V40]" office:value-type="float" office:value="0.165133420947374">
            <text:p>0.1651</text:p>
          </table:table-cell>
          <table:table-cell table:style-name="ce9" office:value-type="float" office:value="542">
            <text:p>542</text:p>
          </table:table-cell>
          <table:table-cell table:style-name="ce7" table:formula="oooc:=[.AB40]*[.$E40]" office:value-type="float" office:value="0.0205625294376273">
            <text:p>0.02</text:p>
          </table:table-cell>
          <table:table-cell table:style-name="ce16" table:formula="oooc:=[.AB40]/[.Y40]" office:value-type="float" office:value="0.187543252595156">
            <text:p>0.1875</text:p>
          </table:table-cell>
          <table:table-cell table:style-name="ce9" office:value-type="float" office:value="106">
            <text:p>106</text:p>
          </table:table-cell>
          <table:table-cell table:style-name="ce11" table:formula="oooc:=[.AE40]*[.$E40]" office:value-type="float" office:value="0.00402145409665773">
            <text:p>0</text:p>
          </table:table-cell>
          <table:table-cell table:style-name="ce16" table:formula="oooc:=[.AE40]/[.AB40]" office:value-type="float" office:value="0.195571955719557">
            <text:p>0.1956</text:p>
          </table:table-cell>
          <table:table-cell table:number-columns-repeated="223"/>
        </table:table-row>
        <table:table-row table:style-name="ro1">
          <table:table-cell table:style-name="ce28" table:formula="oooc:=[.A18]" office:value-type="string" office:string-value="InclusiveMu15">
            <text:p>InclusiveMu15</text:p>
          </table:table-cell>
          <table:table-cell table:style-name="ce34" table:formula="oooc:=[.B18]" office:value-type="float" office:value="4377187">
            <text:p>4377187</text:p>
          </table:table-cell>
          <table:table-cell table:style-name="ce34" table:formula="oooc:=[.C18]" office:value-type="float" office:value="110000">
            <text:p>1.10E+005</text:p>
          </table:table-cell>
          <table:table-cell table:style-name="ce7" table:formula="oooc:=[.B41]/[.C41]" office:value-type="float" office:value="39.7926090909091">
            <text:p>39.79</text:p>
          </table:table-cell>
          <table:table-cell table:style-name="ce15" table:formula="oooc:=[.$E$2]/(1000*[.D41])" office:value-type="float" office:value="0.00036941533455162">
            <text:p>3.69E-004</text:p>
          </table:table-cell>
          <table:table-cell table:style-name="ce7" table:formula="oooc:=[.C41]*[.$E$2]/1000" office:value-type="float" office:value="1617">
            <text:p>1617.00</text:p>
          </table:table-cell>
          <table:table-cell table:style-name="ce48" table:formula="oooc:=[.G18]" office:value-type="float" office:value="3488649">
            <text:p>3488649</text:p>
          </table:table-cell>
          <table:table-cell table:style-name="ce11" table:formula="oooc:=[.G41]*[.$E41]" office:value-type="float" office:value="1288.76043746817">
            <text:p>1288.76</text:p>
          </table:table-cell>
          <table:table-cell table:style-name="ce16" table:formula="oooc:=[.G41]/[.B41]" office:value-type="float" office:value="0.797007073264176">
            <text:p>0.7970</text:p>
          </table:table-cell>
          <table:table-cell table:style-name="ce48" table:formula="oooc:=[.J18]" office:value-type="float" office:value="3487545">
            <text:p>3487545</text:p>
          </table:table-cell>
          <table:table-cell table:style-name="ce11" table:formula="oooc:=[.J41]*[.$E41]" office:value-type="float" office:value="1288.35260293883">
            <text:p>1288.35</text:p>
          </table:table-cell>
          <table:table-cell table:style-name="ce16" table:formula="oooc:=[.J41]/[.G41]" office:value-type="float" office:value="0.999683545120188">
            <text:p>0.9997</text:p>
          </table:table-cell>
          <table:table-cell table:style-name="ce9" office:value-type="float" office:value="13057">
            <text:p>13057</text:p>
          </table:table-cell>
          <table:table-cell table:style-name="ce11" table:formula="oooc:=[.M41]*[.$E41]" office:value-type="float" office:value="4.8234560232405">
            <text:p>4.82</text:p>
          </table:table-cell>
          <table:table-cell table:style-name="ce16" table:formula="oooc:=[.M41]/[.J41]" office:value-type="float" office:value="0.00374389434401563">
            <text:p>0.0037</text:p>
          </table:table-cell>
          <table:table-cell table:style-name="ce9" office:value-type="float" office:value="13047">
            <text:p>13047</text:p>
          </table:table-cell>
          <table:table-cell table:style-name="ce11" table:formula="oooc:=[.P41]*[.$E41]" office:value-type="float" office:value="4.81976186989498">
            <text:p>4.82</text:p>
          </table:table-cell>
          <table:table-cell table:style-name="ce16" table:formula="oooc:=[.P41]/[.M41]" office:value-type="float" office:value="0.999234127288045">
            <text:p>0.9992</text:p>
          </table:table-cell>
          <table:table-cell table:style-name="ce9" office:value-type="float" office:value="13023">
            <text:p>13023</text:p>
          </table:table-cell>
          <table:table-cell table:style-name="ce11" table:formula="oooc:=[.S41]*[.$E41]" office:value-type="float" office:value="4.81089590186574">
            <text:p>4.81</text:p>
          </table:table-cell>
          <table:table-cell table:style-name="ce16" table:formula="oooc:=[.S41]/[.P41]" office:value-type="float" office:value="0.9981604966659">
            <text:p>0.9982</text:p>
          </table:table-cell>
          <table:table-cell table:style-name="ce9" office:value-type="float" office:value="4296">
            <text:p>4296</text:p>
          </table:table-cell>
          <table:table-cell table:style-name="ce11" table:formula="oooc:=[.V41]*[.$E41]" office:value-type="float" office:value="1.58700827723376">
            <text:p>1.59</text:p>
          </table:table-cell>
          <table:table-cell table:style-name="ce16" table:formula="oooc:=[.V41]/[.S41]" office:value-type="float" office:value="0.329877908316056">
            <text:p>0.3299</text:p>
          </table:table-cell>
          <table:table-cell table:style-name="ce9" office:value-type="float" office:value="502">
            <text:p>502</text:p>
          </table:table-cell>
          <table:table-cell table:style-name="ce11" table:formula="oooc:=[.Y41]*[.$E41]" office:value-type="float" office:value="0.185446497944913">
            <text:p>0.19</text:p>
          </table:table-cell>
          <table:table-cell table:style-name="ce16" table:formula="oooc:=[.Y41]/[.V41]" office:value-type="float" office:value="0.116852886405959">
            <text:p>0.1169</text:p>
          </table:table-cell>
          <table:table-cell table:style-name="ce9" office:value-type="float" office:value="59">
            <text:p>59</text:p>
          </table:table-cell>
          <table:table-cell table:style-name="ce11" table:formula="oooc:=[.AB41]*[.$E41]" office:value-type="float" office:value="0.0217955047385456">
            <text:p>0.02</text:p>
          </table:table-cell>
          <table:table-cell table:style-name="ce16" table:formula="oooc:=[.AB41]/[.Y41]" office:value-type="float" office:value="0.117529880478088">
            <text:p>0.1175</text:p>
          </table:table-cell>
          <table:table-cell table:style-name="ce9" office:value-type="float" office:value="7">
            <text:p>7</text:p>
          </table:table-cell>
          <table:table-cell table:style-name="ce11" table:formula="oooc:=[.AE41]*[.$E41]" office:value-type="float" office:value="0.00258590734186134">
            <text:p>0</text:p>
          </table:table-cell>
          <table:table-cell table:style-name="ce16" table:formula="oooc:=[.AE41]/[.AB41]" office:value-type="float" office:value="0.11864406779661">
            <text:p>0.1186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2" table:number-columns-repeated="3"/>
          <table:table-cell table:style-name="ce42"/>
          <table:table-cell table:style-name="ce45" table:formula="oooc:=SUM([.F35:.F41])" office:value-type="float" office:value="2072.29803666667">
            <text:p>2072.30</text:p>
          </table:table-cell>
          <table:table-cell table:style-name="ce42"/>
          <table:table-cell table:style-name="ce45" table:formula="oooc:=SUM([.H35:.H41])" office:value-type="float" office:value="1386.49474134465">
            <text:p>1386.49</text:p>
          </table:table-cell>
          <table:table-cell table:style-name="ce50" table:formula="oooc:=[.H42]/[.F42]" office:value-type="float" office:value="0.669061455839071">
            <text:p>0.67</text:p>
          </table:table-cell>
          <table:table-cell table:style-name="ce42"/>
          <table:table-cell table:style-name="ce45" table:formula="oooc:=SUM([.K35:.K41])" office:value-type="float" office:value="1385.80291884615">
            <text:p>1385.80</text:p>
          </table:table-cell>
          <table:table-cell table:style-name="ce49" table:formula="oooc:=[.K42]/[.H42]" office:value-type="float" office:value="0.999501027679465">
            <text:p>0.9995</text:p>
          </table:table-cell>
          <table:table-cell table:style-name="ce42"/>
          <table:table-cell table:style-name="ce45" table:formula="oooc:=SUM([.N35:.N41])" office:value-type="float" office:value="67.8681937037824">
            <text:p>67.87</text:p>
          </table:table-cell>
          <table:table-cell table:style-name="ce49" table:formula="oooc:=[.N42]/[.K42]" office:value-type="float" office:value="0.0489739145305675">
            <text:p>0.0490</text:p>
          </table:table-cell>
          <table:table-cell table:style-name="ce42"/>
          <table:table-cell table:style-name="ce45" table:formula="oooc:=SUM([.Q35:.Q41])" office:value-type="float" office:value="65.6302907320362">
            <text:p>65.63</text:p>
          </table:table-cell>
          <table:table-cell table:style-name="ce49" table:formula="oooc:=[.Q42]/[.N42]" office:value-type="float" office:value="0.967025747266625">
            <text:p>0.9670</text:p>
          </table:table-cell>
          <table:table-cell table:style-name="ce42"/>
          <table:table-cell table:style-name="ce45" table:formula="oooc:=SUM([.T35:.T41])" office:value-type="float" office:value="65.4672846056561">
            <text:p>65.47</text:p>
          </table:table-cell>
          <table:table-cell table:style-name="ce49" table:formula="oooc:=[.T42]/[.Q42]" office:value-type="float" office:value="0.997516297359618">
            <text:p>0.9975</text:p>
          </table:table-cell>
          <table:table-cell table:style-name="ce42"/>
          <table:table-cell table:style-name="ce45" table:formula="oooc:=SUM([.W35:.W41])" office:value-type="float" office:value="10.8881177673684">
            <text:p>10.89</text:p>
          </table:table-cell>
          <table:table-cell table:style-name="ce49" table:formula="oooc:=[.W42]/[.T42]" office:value-type="float" office:value="0.166313874677303">
            <text:p>0.1663</text:p>
          </table:table-cell>
          <table:table-cell table:style-name="ce42"/>
          <table:table-cell table:style-name="ce45" table:formula="oooc:=SUM([.Z35:.Z41])" office:value-type="float" office:value="1.80023603093276">
            <text:p>1.80</text:p>
          </table:table-cell>
          <table:table-cell table:style-name="ce49" table:formula="oooc:=[.Z42]/[.W42]" office:value-type="float" office:value="0.165339507653752">
            <text:p>0.1653</text:p>
          </table:table-cell>
          <table:table-cell table:style-name="ce42"/>
          <table:table-cell table:style-name="ce45" table:formula="oooc:=SUM([.AC35:.AC41])" office:value-type="float" office:value="0.328976683601654">
            <text:p>0.33</text:p>
          </table:table-cell>
          <table:table-cell table:style-name="ce49" table:formula="oooc:=[.AC42]/[.Z42]" office:value-type="float" office:value="0.182740861725337">
            <text:p>0.1827</text:p>
          </table:table-cell>
          <table:table-cell table:style-name="ce42"/>
          <table:table-cell table:style-name="ce45" table:formula="oooc:=SUM([.AF35:.AF41])" office:value-type="float" office:value="0.0712186261880811">
            <text:p>0.07</text:p>
          </table:table-cell>
          <table:table-cell table:style-name="ce49" table:formula="oooc:=[.AF42]/[.AC42]" office:value-type="float" office:value="0.216485330839791">
            <text:p>0.2165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Total Sum</text:p>
          </table:table-cell>
          <table:table-cell table:style-name="ce32" table:number-columns-repeated="3"/>
          <table:table-cell table:style-name="ce42"/>
          <table:table-cell table:style-name="ce45" table:formula="oooc:=[.F32]+[.F42]" office:value-type="float" office:value="2072.65737">
            <text:p>2072.66</text:p>
          </table:table-cell>
          <table:table-cell table:style-name="ce42"/>
          <table:table-cell table:style-name="ce45" table:formula="oooc:=[.H32]+[.H42]" office:value-type="float" office:value="1386.7920766108">
            <text:p>1386.79</text:p>
          </table:table-cell>
          <table:table-cell table:style-name="ce50" table:formula="oooc:=[.H43]/[.F43]" office:value-type="float" office:value="0.669088917774575">
            <text:p>0.67</text:p>
          </table:table-cell>
          <table:table-cell table:style-name="ce42"/>
          <table:table-cell table:style-name="ce45" table:formula="oooc:=[.K32]+[.K42]" office:value-type="float" office:value="1386.10012753761">
            <text:p>1386.10</text:p>
          </table:table-cell>
          <table:table-cell table:style-name="ce49" table:formula="oooc:=[.K43]/[.H43]" office:value-type="float" office:value="0.9995010433901">
            <text:p>0.9995</text:p>
          </table:table-cell>
          <table:table-cell table:style-name="ce42"/>
          <table:table-cell table:style-name="ce45" table:formula="oooc:=[.N32]+[.N42]" office:value-type="float" office:value="68.0682658168559">
            <text:p>68.07</text:p>
          </table:table-cell>
          <table:table-cell table:style-name="ce49" table:formula="oooc:=[.N43]/[.K43]" office:value-type="float" office:value="0.0491077552512589">
            <text:p>0.0491</text:p>
          </table:table-cell>
          <table:table-cell table:style-name="ce42"/>
          <table:table-cell table:style-name="ce45" table:formula="oooc:=[.Q32]+[.Q42]" office:value-type="float" office:value="65.8297439846516">
            <text:p>65.83</text:p>
          </table:table-cell>
          <table:table-cell table:style-name="ce49" table:formula="oooc:=[.Q43]/[.N43]" office:value-type="float" office:value="0.967113576270222">
            <text:p>0.9671</text:p>
          </table:table-cell>
          <table:table-cell table:style-name="ce42"/>
          <table:table-cell table:style-name="ce45" table:formula="oooc:=[.T32]+[.T42]" office:value-type="float" office:value="65.6640879033836">
            <text:p>65.66</text:p>
          </table:table-cell>
          <table:table-cell table:style-name="ce49" table:formula="oooc:=[.T43]/[.Q43]" office:value-type="float" office:value="0.997483567894375">
            <text:p>0.9975</text:p>
          </table:table-cell>
          <table:table-cell table:style-name="ce42"/>
          <table:table-cell table:style-name="ce45" table:formula="oooc:=[.W32]+[.W42]" office:value-type="float" office:value="11.0845729575403">
            <text:p>11.08</text:p>
          </table:table-cell>
          <table:table-cell table:style-name="ce49" table:formula="oooc:=[.W43]/[.T43]" office:value-type="float" office:value="0.168807232559901">
            <text:p>0.1688</text:p>
          </table:table-cell>
          <table:table-cell table:style-name="ce42"/>
          <table:table-cell table:style-name="ce45" table:formula="oooc:=[.Z32]+[.Z42]" office:value-type="float" office:value="1.99133204463092">
            <text:p>1.99</text:p>
          </table:table-cell>
          <table:table-cell table:style-name="ce49" table:formula="oooc:=[.Z43]/[.W43]" office:value-type="float" office:value="0.179648963677605">
            <text:p>0.1796</text:p>
          </table:table-cell>
          <table:table-cell table:style-name="ce42"/>
          <table:table-cell table:style-name="ce45" table:formula="oooc:=[.AC32]+[.AC42]" office:value-type="float" office:value="0.489261932409393">
            <text:p>0.49</text:p>
          </table:table-cell>
          <table:table-cell table:style-name="ce49" table:formula="oooc:=[.AC43]/[.Z43]" office:value-type="float" office:value="0.245695806346588">
            <text:p>0.2457</text:p>
          </table:table-cell>
          <table:table-cell table:style-name="ce42"/>
          <table:table-cell table:style-name="ce45" table:formula="oooc:=[.AF32]+[.AF42]" office:value-type="float" office:value="0.16362077197221">
            <text:p>0.16</text:p>
          </table:table-cell>
          <table:table-cell table:style-name="ce49" table:formula="oooc:=[.AF43]/[.AC43]" office:value-type="float" office:value="0.3344236719306">
            <text:p>0.3344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S/B</text:p>
          </table:table-cell>
          <table:table-cell table:style-name="ce32" table:number-columns-repeated="3"/>
          <table:table-cell table:style-name="ce42"/>
          <table:table-cell table:style-name="ce46" table:formula="oooc:=[.F32]/[.F42]" office:value-type="float" office:value="0.000173398481770184">
            <text:p>1.73E-004</text:p>
          </table:table-cell>
          <table:table-cell table:style-name="ce42"/>
          <table:table-cell table:style-name="ce45" table:formula="oooc:=[.H32]/[.H42]" office:value-type="float" office:value="0.000214451059409611">
            <text:p>0.00</text:p>
          </table:table-cell>
          <table:table-cell table:style-name="ce50"/>
          <table:table-cell table:style-name="ce42"/>
          <table:table-cell table:style-name="ce45" table:formula="oooc:=[.K32]/[.K42]" office:value-type="float" office:value="0.000214466781258358">
            <text:p>0.00</text:p>
          </table:table-cell>
          <table:table-cell table:style-name="ce49"/>
          <table:table-cell table:style-name="ce42"/>
          <table:table-cell table:style-name="ce45" table:formula="oooc:=[.N32]/[.N42]" office:value-type="float" office:value="0.00294795105269367">
            <text:p>0.00</text:p>
          </table:table-cell>
          <table:table-cell table:style-name="ce49"/>
          <table:table-cell table:style-name="ce42"/>
          <table:table-cell table:style-name="ce45" table:formula="oooc:=[.Q32]/[.Q42]" office:value-type="float" office:value="0.0030390426492201">
            <text:p>0.00</text:p>
          </table:table-cell>
          <table:table-cell table:style-name="ce49"/>
          <table:table-cell table:style-name="ce42"/>
          <table:table-cell table:style-name="ce45" table:formula="oooc:=[.T32]/[.T42]" office:value-type="float" office:value="0.00300613197741369">
            <text:p>0.00</text:p>
          </table:table-cell>
          <table:table-cell table:style-name="ce49"/>
          <table:table-cell table:style-name="ce42"/>
          <table:table-cell table:style-name="ce45" table:formula="oooc:=[.W32]/[.W42]" office:value-type="float" office:value="0.0180430809410075">
            <text:p>0.02</text:p>
          </table:table-cell>
          <table:table-cell table:style-name="ce49"/>
          <table:table-cell table:style-name="ce42"/>
          <table:table-cell table:style-name="ce45" table:formula="oooc:=[.Z32]/[.Z42]" office:value-type="float" office:value="0.106150532716058">
            <text:p>0.11</text:p>
          </table:table-cell>
          <table:table-cell table:style-name="ce49"/>
          <table:table-cell table:style-name="ce42"/>
          <table:table-cell table:style-name="ce45" table:formula="oooc:=[.AC32]/[.AC42]" office:value-type="float" office:value="0.487223735898023">
            <text:p>0.49</text:p>
          </table:table-cell>
          <table:table-cell table:style-name="ce49"/>
          <table:table-cell table:style-name="ce42"/>
          <table:table-cell table:style-name="ce45" table:formula="oooc:=[.AF32]/[.AF42]" office:value-type="float" office:value="1.29744353029367">
            <text:p>1.30</text:p>
          </table:table-cell>
          <table:table-cell table:style-name="ce49"/>
          <table:table-cell table:style-name="ce52" table:number-columns-repeated="223"/>
        </table:table-row>
        <table:table-row table:style-name="ro1">
          <table:table-cell table:style-name="ce27" office:value-type="string">
            <text:p>S/sqrt(B)</text:p>
          </table:table-cell>
          <table:table-cell table:style-name="ce32" table:number-columns-repeated="3"/>
          <table:table-cell table:style-name="ce42"/>
          <table:table-cell table:style-name="ce45" table:formula="oooc:=[.F32]/SQRT([.F42])" office:value-type="float" office:value="0.00789353244431284">
            <text:p>0.01</text:p>
          </table:table-cell>
          <table:table-cell table:style-name="ce42"/>
          <table:table-cell table:style-name="ce45" table:formula="oooc:=[.H32]/SQRT([.H42])" office:value-type="float" office:value="0.00798522778792872">
            <text:p>0.01</text:p>
          </table:table-cell>
          <table:table-cell table:style-name="ce50"/>
          <table:table-cell table:style-name="ce42"/>
          <table:table-cell table:style-name="ce45" table:formula="oooc:=[.K32]/SQRT([.K42])" office:value-type="float" office:value="0.00798382060295432">
            <text:p>0.01</text:p>
          </table:table-cell>
          <table:table-cell table:style-name="ce49"/>
          <table:table-cell table:style-name="ce42"/>
          <table:table-cell table:style-name="ce45" table:formula="oooc:=[.N32]/SQRT([.N42])" office:value-type="float" office:value="0.0242858558908189">
            <text:p>0.02</text:p>
          </table:table-cell>
          <table:table-cell table:style-name="ce49"/>
          <table:table-cell table:style-name="ce42"/>
          <table:table-cell table:style-name="ce45" table:formula="oooc:=[.Q32]/SQRT([.Q42])" office:value-type="float" office:value="0.0246200516088774">
            <text:p>0.02</text:p>
          </table:table-cell>
          <table:table-cell table:style-name="ce49"/>
          <table:table-cell table:style-name="ce42"/>
          <table:table-cell table:style-name="ce45" table:formula="oooc:=[.T32]/SQRT([.T42])" office:value-type="float" office:value="0.0243231718030179">
            <text:p>0.02</text:p>
          </table:table-cell>
          <table:table-cell table:style-name="ce49"/>
          <table:table-cell table:style-name="ce42"/>
          <table:table-cell table:style-name="ce45" table:formula="oooc:=[.W32]/SQRT([.W42])" office:value-type="float" office:value="0.0595370212351249">
            <text:p>0.06</text:p>
          </table:table-cell>
          <table:table-cell table:style-name="ce49"/>
          <table:table-cell table:style-name="ce42"/>
          <table:table-cell table:style-name="ce45" table:formula="oooc:=[.Z32]/SQRT([.Z42])" office:value-type="float" office:value="0.142425221270582">
            <text:p>0.14</text:p>
          </table:table-cell>
          <table:table-cell table:style-name="ce49"/>
          <table:table-cell table:style-name="ce42"/>
          <table:table-cell table:style-name="ce45" table:formula="oooc:=[.AC32]/SQRT([.AC42])" office:value-type="float" office:value="0.279454428723989">
            <text:p>0.28</text:p>
          </table:table-cell>
          <table:table-cell table:style-name="ce49"/>
          <table:table-cell table:style-name="ce42"/>
          <table:table-cell table:style-name="ce45" table:formula="oooc:=[.AF32]/SQRT([.AF42])" office:value-type="float" office:value="0.346246395263359">
            <text:p>0.35</text:p>
          </table:table-cell>
          <table:table-cell table:style-name="ce49"/>
          <table:table-cell table:style-name="ce52" table:number-columns-repeated="223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arison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default-cell-style-name="ce53"/>
        <table:table-column table:style-name="co5" table:default-cell-style-name="ce11"/>
        <table:table-column table:style-name="co5" table:default-cell-style-name="ce54"/>
        <table:table-column table:style-name="co5" table:number-columns-repeated="3" table:default-cell-style-name="Default"/>
        <table:table-column table:style-name="co5" table:default-cell-style-name="ce53"/>
        <table:table-column table:style-name="co5" table:default-cell-style-name="ce11"/>
        <table:table-column table:style-name="co5" table:default-cell-style-name="ce54"/>
        <table:table-column table:style-name="co5" table:number-columns-repeated="246" table:default-cell-style-name="Default"/>
        <table:table-row table:style-name="ro1">
          <table:table-cell/>
          <table:table-cell table:style-name="ce8" office:value-type="string" table:number-columns-spanned="3" table:number-rows-spanned="1">
            <text:p>Loose Selection</text:p>
          </table:table-cell>
          <table:covered-table-cell table:number-columns-repeated="2" table:style-name="ce53"/>
          <table:table-cell table:number-columns-repeated="3"/>
          <table:table-cell table:style-name="ce8" office:value-type="string" table:number-columns-spanned="3" table:number-rows-spanned="1">
            <text:p>Tight Selection</text:p>
          </table:table-cell>
          <table:covered-table-cell table:number-columns-repeated="2" table:style-name="ce53"/>
          <table:table-cell table:number-columns-repeated="246"/>
        </table:table-row>
        <table:table-row table:style-name="ro1">
          <table:table-cell/>
          <table:table-cell table:style-name="ce8"/>
          <table:table-cell table:style-name="ce8" office:value-type="string">
            <text:p>Data</text:p>
          </table:table-cell>
          <table:table-cell table:style-name="ce8" office:value-type="string">
            <text:p>MC</text:p>
          </table:table-cell>
          <table:table-cell table:style-name="ce4" table:number-columns-repeated="3"/>
          <table:table-cell table:style-name="ce8"/>
          <table:table-cell table:style-name="ce8" office:value-type="string">
            <text:p>Data</text:p>
          </table:table-cell>
          <table:table-cell table:style-name="ce8" office:value-type="string">
            <text:p>MC</text:p>
          </table:table-cell>
          <table:table-cell table:number-columns-repeated="2"/>
          <table:table-cell table:style-name="ce4" table:number-columns-repeated="244"/>
        </table:table-row>
        <table:table-row table:style-name="ro1">
          <table:table-cell/>
          <table:table-cell office:value-type="string">
            <text:p>Step 3b</text:p>
          </table:table-cell>
          <table:table-cell table:formula="oooc:=[Loose.M25]" office:value-type="float" office:value="93">
            <text:p>93</text:p>
          </table:table-cell>
          <table:table-cell table:formula="oooc:=[MC.N20]" office:value-type="float" office:value="77.7998983984313">
            <text:p>77.8</text:p>
          </table:table-cell>
          <table:table-cell table:number-columns-repeated="3"/>
          <table:table-cell office:value-type="string">
            <text:p>Step 3a</text:p>
          </table:table-cell>
          <table:table-cell table:formula="oooc:=[Tight.M25]" office:value-type="float" office:value="74">
            <text:p>74</text:p>
          </table:table-cell>
          <table:table-cell table:formula="oooc:=[MC.N43]" office:value-type="float" office:value="68.0682658168559">
            <text:p>68.1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4</text:p>
          </table:table-cell>
          <table:table-cell table:formula="oooc:=[Loose.P25]" office:value-type="float" office:value="88">
            <text:p>88</text:p>
          </table:table-cell>
          <table:table-cell table:formula="oooc:=[MC.Q20]" office:value-type="float" office:value="75.9169424236785">
            <text:p>75.9</text:p>
          </table:table-cell>
          <table:table-cell table:number-columns-repeated="3"/>
          <table:table-cell office:value-type="string">
            <text:p>Step 4</text:p>
          </table:table-cell>
          <table:table-cell table:formula="oooc:=[Tight.P25]" office:value-type="float" office:value="69">
            <text:p>69</text:p>
          </table:table-cell>
          <table:table-cell table:formula="oooc:=[MC.Q43]" office:value-type="float" office:value="65.8297439846516">
            <text:p>65.8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5</text:p>
          </table:table-cell>
          <table:table-cell table:formula="oooc:=[Loose.S25]" office:value-type="float" office:value="88">
            <text:p>88</text:p>
          </table:table-cell>
          <table:table-cell table:formula="oooc:=[MC.T20]" office:value-type="float" office:value="75.7272719679063">
            <text:p>75.7</text:p>
          </table:table-cell>
          <table:table-cell table:number-columns-repeated="3"/>
          <table:table-cell office:value-type="string">
            <text:p>Step 5</text:p>
          </table:table-cell>
          <table:table-cell table:formula="oooc:=[Tight.S25]" office:value-type="float" office:value="69">
            <text:p>69</text:p>
          </table:table-cell>
          <table:table-cell table:formula="oooc:=[MC.T43]" office:value-type="float" office:value="65.6640879033836">
            <text:p>65.7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a</text:p>
          </table:table-cell>
          <table:table-cell table:formula="oooc:=[Loose.V25]" office:value-type="float" office:value="12">
            <text:p>12</text:p>
          </table:table-cell>
          <table:table-cell table:formula="oooc:=[MC.W20]" office:value-type="float" office:value="13.9164823034243">
            <text:p>13.9</text:p>
          </table:table-cell>
          <table:table-cell table:number-columns-repeated="3"/>
          <table:table-cell office:value-type="string">
            <text:p>Step 6a</text:p>
          </table:table-cell>
          <table:table-cell table:formula="oooc:=[Tight.V25]" office:value-type="float" office:value="6">
            <text:p>6</text:p>
          </table:table-cell>
          <table:table-cell table:formula="oooc:=[MC.W43]" office:value-type="float" office:value="11.0845729575403">
            <text:p>11.1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b</text:p>
          </table:table-cell>
          <table:table-cell table:formula="oooc:=[Loose.Y25]" office:value-type="float" office:value="2">
            <text:p>2</text:p>
          </table:table-cell>
          <table:table-cell table:formula="oooc:=[MC.Z20]" office:value-type="float" office:value="2.42209742735283">
            <text:p>2.4</text:p>
          </table:table-cell>
          <table:table-cell table:number-columns-repeated="3"/>
          <table:table-cell office:value-type="string">
            <text:p>Step 6b</text:p>
          </table:table-cell>
          <table:table-cell table:formula="oooc:=[Tight.Y25]" office:value-type="float" office:value="0">
            <text:p>0</text:p>
          </table:table-cell>
          <table:table-cell table:formula="oooc:=[MC.Z43]" office:value-type="float" office:value="1.99133204463092">
            <text:p>2.0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c</text:p>
          </table:table-cell>
          <table:table-cell table:formula="oooc:=[Loose.AB25]" office:value-type="float" office:value="0">
            <text:p>0</text:p>
          </table:table-cell>
          <table:table-cell table:formula="oooc:=[MC.AC20]" office:value-type="float" office:value="0.567411579919173">
            <text:p>0.6</text:p>
          </table:table-cell>
          <table:table-cell table:number-columns-repeated="3"/>
          <table:table-cell office:value-type="string">
            <text:p>Step 6c</text:p>
          </table:table-cell>
          <table:table-cell table:formula="oooc:=[Tight.AB25]" office:value-type="float" office:value="0">
            <text:p>0</text:p>
          </table:table-cell>
          <table:table-cell table:formula="oooc:=[MC.AC43]" office:value-type="float" office:value="0.489261932409393">
            <text:p>0.5</text:p>
          </table:table-cell>
          <table:table-cell table:number-columns-repeated="246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>
            <text:p>Step 7</text:p>
          </table:table-cell>
          <table:table-cell table:formula="oooc:=[Tight.AE25]" office:value-type="float" office:value="0">
            <text:p>0</text:p>
          </table:table-cell>
          <table:table-cell table:formula="oooc:=[MC.AF43]" office:value-type="float" office:value="0.16362077197221">
            <text:p>0.2</text:p>
          </table:table-cell>
          <table:table-cell table:number-columns-repeated="24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46"/>
        </table:table-row>
        <table:table-row table:style-name="ro1">
          <table:table-cell>
            <draw:frame table:end-cell-address="Comparison.F28" table:end-x="0.3622in" table:end-y="0.1039in" draw:z-index="0" draw:style-name="gr1" svg:width="2.7783in" svg:height="2.7555in" svg:x="0.576in" svg:y="0.0276in">
              <draw:object draw:notify-on-update-of-ranges="Comparison.B2:Comparison.B2 Comparison.B3:Comparison.B8 Comparison.D2:Comparison.D2 Comparison.D3:Comparison.D8 Comparison.C2:Comparison.C2 Comparison.C3:Comparison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  <table:table-cell>
            <draw:frame table:end-cell-address="Comparison.L28" table:end-x="0.3496in" table:end-y="0.0772in" draw:z-index="1" draw:style-name="gr1" svg:width="2.7783in" svg:height="2.7555in" svg:x="0.5634in" svg:y="0.0008in">
              <draw:object draw:notify-on-update-of-ranges="Comparison.H3:Comparison.H9 Comparison.J2:Comparison.J2 Comparison.J3:Comparison.J9 Comparison.I2:Comparison.I2 Comparison.I3:Comparison.I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text>±</number:text>
      <number:number number:decimal-places="4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2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, <text:date style:data-style-name="N2" text:date-value="2010-05-27">05/27/2010</text:date>, <text:time>13:23:57</text:time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13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Sebastian Naumann-Emme</meta:initial-creator>
    <meta:creation-date>2010-05-17T18:15:37</meta:creation-date>
    <dc:creator>Sebastian Naumann-Emme</dc:creator>
    <dc:date>2010-05-27T13:23:57</dc:date>
    <meta:editing-cycles>176</meta:editing-cycles>
    <meta:editing-duration>P1DT11H40M55S</meta:editing-duration>
    <meta:user-defined meta:name="Info 1"/>
    <meta:user-defined meta:name="Info 2"/>
    <meta:user-defined meta:name="Info 3"/>
    <meta:user-defined meta:name="Info 4"/>
    <meta:document-statistic meta:table-count="4" meta:cell-count="26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05800008773804pt" style:font-size-asian="11.4692497253418pt" style:font-size-complex="11.4692497253418pt"/>
    </style:style>
    <style:style style:name="ch3" style:family="chart">
      <style:graphic-properties draw:stroke="none" svg:stroke-color="#b3b3b3" draw:fill="none" draw:fill-color="#e6e6e6"/>
      <style:text-properties fo:font-size="7.05800008773804pt" style:font-size-asian="7.05800008773804pt" style:font-size-complex="7.05800008773804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7.08427858352661pt" style:font-size-asian="7.08427858352661pt" style:font-size-complex="7.08427858352661pt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7.08427858352661pt" style:font-size-asian="7.08427858352661pt" style:font-size-complex="7.08427858352661pt"/>
    </style:style>
    <style:style style:name="ch7" style:family="chart">
      <style:chart-properties style:rotation-angle="90"/>
      <style:text-properties fo:font-size="7.94024991989136pt" style:font-size-asian="7.94024991989136pt" style:font-size-complex="7.94024991989136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5.31320905685425pt" style:font-size-asian="5.31320905685425pt" style:font-size-complex="5.31320905685425pt"/>
    </style:style>
    <style:style style:name="ch10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stroke="none" svg:stroke-color="#004586" draw:fill-color="#004586" dr3d:edge-rounding="0%"/>
      <style:text-properties fo:font-size="5.30000019073486pt" style:font-size-asian="5.30000019073486pt" style:font-size-complex="5.3000001907348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58cm" svg:height="7cm" chart:class="chart:bar" chart:column-mapping="1 0" chart:style-name="ch1">
        <chart:title svg:x="0.565cm" svg:y="0.141cm" chart:style-name="ch2">
          <text:p>Loose Reference Selection for Top Pair to Muon+Jets</text:p>
        </chart:title>
        <chart:legend chart:legend-position="end" svg:x="5.817cm" svg:y="3.103cm" chart:style-name="ch3"/>
        <chart:plot-area chart:style-name="ch4" table:cell-range-address="Comparison.B2:Comparison.D8" chart:data-source-has-labels="both" svg:x="0.081cm" svg:y="0.546cm" svg:width="5.595cm" svg:height="6.173cm">
          <chart:axis chart:dimension="x" chart:name="primary-x" chart:style-name="ch5">
            <chart:categories table:cell-range-address="Comparison.B3:Comparison.B8"/>
          </chart:axis>
          <chart:axis chart:dimension="y" chart:name="primary-y" chart:style-name="ch6">
            <chart:title svg:x="0.142cm" svg:y="5.472cm" chart:style-name="ch7">
              <text:p>Number of Selected Evenets</text:p>
            </chart:title>
            <chart:grid chart:style-name="ch8" chart:class="major"/>
          </chart:axis>
          <chart:series chart:style-name="ch9" chart:values-cell-range-address="Comparison.D3:Comparison.D8" chart:label-cell-address="Comparison.D2:Comparison.D2" chart:class="chart:bar">
            <chart:data-point chart:repeated="6"/>
          </chart:series>
          <chart:series chart:style-name="ch10" chart:values-cell-range-address="Comparison.C3:Comparison.C8" chart:label-cell-address="Comparison.C2:Comparison.C2" chart:class="chart:line">
            <chart:data-point chart:repeated="2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Step 3b</text:p>
              </table:table-cell>
              <table:table-cell office:value-type="float" office:value="77.7998983984313">
                <text:p>77.79989839843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tep 4</text:p>
              </table:table-cell>
              <table:table-cell office:value-type="float" office:value="75.9169424236785">
                <text:p>75.91694242367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tep 5</text:p>
              </table:table-cell>
              <table:table-cell office:value-type="float" office:value="75.7272719679063">
                <text:p>75.72727196790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tep 6a</text:p>
              </table:table-cell>
              <table:table-cell office:value-type="float" office:value="13.9164823034243">
                <text:p>13.91648230342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tep 6b</text:p>
              </table:table-cell>
              <table:table-cell office:value-type="float" office:value="2.42209742735283">
                <text:p>2.42209742735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ep 6c</text:p>
              </table:table-cell>
              <table:table-cell office:value-type="float" office:value="0.567411579919173">
                <text:p>0.5674115799191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05800008773804pt" style:font-size-asian="11.4692497253418pt" style:font-size-complex="11.4692497253418pt"/>
    </style:style>
    <style:style style:name="ch3" style:family="chart">
      <style:graphic-properties draw:stroke="none" svg:stroke-color="#b3b3b3" draw:fill="none" draw:fill-color="#e6e6e6"/>
      <style:text-properties fo:font-size="7.05800008773804pt" style:font-size-asian="7.05800008773804pt" style:font-size-complex="7.05800008773804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7" style:family="chart">
      <style:chart-properties style:rotation-angle="90"/>
      <style:text-properties fo:font-size="7.94024991989136pt" style:font-size-asian="7.94024991989136pt" style:font-size-complex="7.94024991989136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5.31320905685425pt" style:font-size-asian="5.31320905685425pt" style:font-size-complex="5.31320905685425pt"/>
    </style:style>
    <style:style style:name="ch10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stroke="none" svg:stroke-color="#004586" draw:fill-color="#004586" dr3d:edge-rounding="0%"/>
      <style:text-properties fo:font-size="5.30000019073486pt" style:font-size-asian="5.30000019073486pt" style:font-size-complex="5.3000001907348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58cm" svg:height="7cm" chart:class="chart:bar" chart:column-mapping="1 0" chart:style-name="ch1">
        <chart:title svg:x="0.565cm" svg:y="0.142cm" chart:style-name="ch2">
          <text:p>Tight Reference Selection for Top Pair to Muon+Jets</text:p>
        </chart:title>
        <chart:legend chart:legend-position="end" svg:x="5.817cm" svg:y="3.102cm" chart:style-name="ch3"/>
        <chart:plot-area chart:style-name="ch4" table:cell-range-address="Comparison.H3:Comparison.I9 Comparison.I2:Comparison.J9 Comparison.H2:Comparison.H2" chart:data-source-has-labels="both" svg:x="0.081cm" svg:y="0.545cm" svg:width="5.595cm" svg:height="6.173cm">
          <chart:axis chart:dimension="x" chart:name="primary-x" chart:style-name="ch5">
            <chart:categories table:cell-range-address="Comparison.H3:Comparison.H9"/>
          </chart:axis>
          <chart:axis chart:dimension="y" chart:name="primary-y" chart:style-name="ch6">
            <chart:title svg:x="0.142cm" svg:y="5.471cm" chart:style-name="ch7">
              <text:p>Number of Selected Evenets</text:p>
            </chart:title>
            <chart:grid chart:style-name="ch8" chart:class="major"/>
          </chart:axis>
          <chart:series chart:style-name="ch9" chart:values-cell-range-address="Comparison.J3:Comparison.J9" chart:label-cell-address="Comparison.J2:Comparison.J2" chart:class="chart:bar">
            <chart:data-point chart:repeated="7"/>
          </chart:series>
          <chart:series chart:style-name="ch10" chart:values-cell-range-address="Comparison.I3:Comparison.I9" chart:label-cell-address="Comparison.I2:Comparison.I2" chart:class="chart:line">
            <chart:data-point chart:repeated="2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Step 3a</text:p>
              </table:table-cell>
              <table:table-cell office:value-type="float" office:value="68.0682658168559">
                <text:p>68.06826581685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Step 4</text:p>
              </table:table-cell>
              <table:table-cell office:value-type="float" office:value="65.8297439846516">
                <text:p>65.82974398465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Step 5</text:p>
              </table:table-cell>
              <table:table-cell office:value-type="float" office:value="65.6640879033836">
                <text:p>65.66408790338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Step 6a</text:p>
              </table:table-cell>
              <table:table-cell office:value-type="float" office:value="11.0845729575403">
                <text:p>11.08457295754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tep 6b</text:p>
              </table:table-cell>
              <table:table-cell office:value-type="float" office:value="1.99133204463092">
                <text:p>1.99133204463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c</text:p>
              </table:table-cell>
              <table:table-cell office:value-type="float" office:value="0.489261932409393">
                <text:p>0.489261932409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7</text:p>
              </table:table-cell>
              <table:table-cell office:value-type="float" office:value="0.16362077197221">
                <text:p>0.163620771972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